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fo:language="es" fo:country="ES"/>
    </style:style>
    <style:style style:name="P2" style:family="paragraph" style:parent-style-name="Standard">
      <style:text-properties fo:language="es" fo:country="ES"/>
    </style:style>
    <style:style style:name="P3" style:family="paragraph" style:parent-style-name="Heading_20_1">
      <style:text-properties fo:language="es" fo:country="ES"/>
    </style:style>
    <style:style style:name="P4" style:family="paragraph" style:parent-style-name="Heading_20_2">
      <style:text-properties fo:language="es" fo:country="ES"/>
    </style:style>
    <style:style style:name="P5" style:family="paragraph" style:parent-style-name="Text_20_body">
      <style:text-properties fo:language="es" fo:country="ES"/>
    </style:style>
    <style:style style:name="P6" style:family="paragraph" style:parent-style-name="Standard">
      <style:text-properties fo:language="es" fo:country="ES" fo:font-weight="bold" style:font-weight-asian="bold" style:font-weight-complex="bold"/>
    </style:style>
    <style:style style:name="P7" style:family="paragraph" style:parent-style-name="Text_20_body">
      <style:text-properties fo:language="es" fo:country="ES" fo:font-weight="bold" style:font-weight-asian="bold" style:font-weight-complex="bold"/>
    </style:style>
    <style:style style:name="P8" style:family="paragraph" style:parent-style-name="Text_20_body" style:list-style-name="L1">
      <style:paragraph-properties fo:margin-top="0in" fo:margin-bottom="0in" style:contextual-spacing="false"/>
      <style:text-properties fo:language="es" fo:country="ES"/>
    </style:style>
    <style:style style:name="P9" style:family="paragraph" style:parent-style-name="Text_20_body" style:list-style-name="L2">
      <style:paragraph-properties fo:margin-top="0in" fo:margin-bottom="0in" style:contextual-spacing="false"/>
      <style:text-properties fo:language="es" fo:country="ES"/>
    </style:style>
    <style:style style:name="P10" style:family="paragraph" style:parent-style-name="Text_20_body" style:list-style-name="L3">
      <style:paragraph-properties fo:margin-top="0in" fo:margin-bottom="0in" style:contextual-spacing="false"/>
      <style:text-properties fo:language="es" fo:country="ES"/>
    </style:style>
    <style:style style:name="P11" style:family="paragraph" style:parent-style-name="Text_20_body" style:list-style-name="L4">
      <style:paragraph-properties fo:margin-top="0in" fo:margin-bottom="0in" style:contextual-spacing="false"/>
      <style:text-properties fo:language="es" fo:country="ES"/>
    </style:style>
    <style:style style:name="P12" style:family="paragraph" style:parent-style-name="Text_20_body" style:list-style-name="L5">
      <style:paragraph-properties fo:margin-top="0in" fo:margin-bottom="0in" style:contextual-spacing="false"/>
      <style:text-properties fo:language="es" fo:country="ES"/>
    </style:style>
    <style:style style:name="P13" style:family="paragraph" style:parent-style-name="Text_20_body" style:list-style-name="L6">
      <style:paragraph-properties fo:margin-top="0in" fo:margin-bottom="0in" style:contextual-spacing="false"/>
      <style:text-properties fo:language="es" fo:country="ES"/>
    </style:style>
    <style:style style:name="P14" style:family="paragraph" style:parent-style-name="Text_20_body" style:list-style-name="L7">
      <style:paragraph-properties fo:margin-top="0in" fo:margin-bottom="0in" style:contextual-spacing="false"/>
      <style:text-properties fo:language="es" fo:country="ES"/>
    </style:style>
    <style:style style:name="P15" style:family="paragraph" style:parent-style-name="Text_20_body" style:list-style-name="L8">
      <style:paragraph-properties fo:margin-top="0in" fo:margin-bottom="0in" style:contextual-spacing="false"/>
      <style:text-properties fo:language="es" fo:country="ES"/>
    </style:style>
    <style:style style:name="P16" style:family="paragraph" style:parent-style-name="Text_20_body" style:list-style-name="L9">
      <style:paragraph-properties fo:margin-top="0in" fo:margin-bottom="0in" style:contextual-spacing="false"/>
      <style:text-properties fo:language="es" fo:country="ES"/>
    </style:style>
    <style:style style:name="P17" style:family="paragraph" style:parent-style-name="Text_20_body" style:list-style-name="L10">
      <style:paragraph-properties fo:margin-top="0in" fo:margin-bottom="0in" style:contextual-spacing="false"/>
      <style:text-properties fo:language="es" fo:country="ES"/>
    </style:style>
    <style:style style:name="P18" style:family="paragraph" style:parent-style-name="Text_20_body" style:list-style-name="L11">
      <style:paragraph-properties fo:margin-top="0in" fo:margin-bottom="0in" style:contextual-spacing="false"/>
      <style:text-properties fo:language="es" fo:country="ES"/>
    </style:style>
    <style:style style:name="P19" style:family="paragraph" style:parent-style-name="Text_20_body" style:list-style-name="L12">
      <style:paragraph-properties fo:margin-top="0in" fo:margin-bottom="0in" style:contextual-spacing="false"/>
      <style:text-properties fo:language="es" fo:country="ES"/>
    </style:style>
    <style:style style:name="P20" style:family="paragraph" style:parent-style-name="Text_20_body" style:list-style-name="L13">
      <style:paragraph-properties fo:margin-top="0in" fo:margin-bottom="0in" style:contextual-spacing="false"/>
      <style:text-properties fo:language="es" fo:country="ES"/>
    </style:style>
    <style:style style:name="P21" style:family="paragraph" style:parent-style-name="Text_20_body" style:list-style-name="L14">
      <style:paragraph-properties fo:margin-top="0in" fo:margin-bottom="0in" style:contextual-spacing="false"/>
      <style:text-properties fo:language="es" fo:country="ES"/>
    </style:style>
    <style:style style:name="P22" style:family="paragraph" style:parent-style-name="Text_20_body" style:list-style-name="L15">
      <style:paragraph-properties fo:margin-top="0in" fo:margin-bottom="0in" style:contextual-spacing="false"/>
      <style:text-properties fo:language="es" fo:country="ES"/>
    </style:style>
    <style:style style:name="P23" style:family="paragraph" style:parent-style-name="Text_20_body" style:list-style-name="L16">
      <style:paragraph-properties fo:margin-top="0in" fo:margin-bottom="0in" style:contextual-spacing="false"/>
      <style:text-properties fo:language="es" fo:country="ES"/>
    </style:style>
    <style:style style:name="P24" style:family="paragraph" style:parent-style-name="Text_20_body" style:list-style-name="L17">
      <style:paragraph-properties fo:margin-top="0in" fo:margin-bottom="0in" style:contextual-spacing="false"/>
      <style:text-properties fo:language="es" fo:country="ES"/>
    </style:style>
    <style:style style:name="P25" style:family="paragraph" style:parent-style-name="Text_20_body" style:list-style-name="L18">
      <style:paragraph-properties fo:margin-top="0in" fo:margin-bottom="0in" style:contextual-spacing="false"/>
      <style:text-properties fo:language="es" fo:country="ES"/>
    </style:style>
    <style:style style:name="P26" style:family="paragraph" style:parent-style-name="Text_20_body" style:list-style-name="L19">
      <style:paragraph-properties fo:margin-top="0in" fo:margin-bottom="0in" style:contextual-spacing="false"/>
      <style:text-properties fo:language="es" fo:country="ES"/>
    </style:style>
    <style:style style:name="P27" style:family="paragraph" style:parent-style-name="Text_20_body" style:list-style-name="L20">
      <style:paragraph-properties fo:margin-top="0in" fo:margin-bottom="0in" style:contextual-spacing="false"/>
      <style:text-properties fo:language="es" fo:country="ES"/>
    </style:style>
    <style:style style:name="P28" style:family="paragraph" style:parent-style-name="Text_20_body" style:list-style-name="L21">
      <style:paragraph-properties fo:margin-top="0in" fo:margin-bottom="0in" style:contextual-spacing="false"/>
      <style:text-properties fo:language="es" fo:country="ES"/>
    </style:style>
    <style:style style:name="P29" style:family="paragraph" style:parent-style-name="Text_20_body" style:list-style-name="L22">
      <style:paragraph-properties fo:margin-top="0in" fo:margin-bottom="0in" style:contextual-spacing="false"/>
      <style:text-properties fo:language="es" fo:country="ES"/>
    </style:style>
    <style:style style:name="P30" style:family="paragraph" style:parent-style-name="Text_20_body" style:list-style-name="L23">
      <style:paragraph-properties fo:margin-top="0in" fo:margin-bottom="0in" style:contextual-spacing="false"/>
      <style:text-properties fo:language="es" fo:country="ES"/>
    </style:style>
    <style:style style:name="P31" style:family="paragraph" style:parent-style-name="Text_20_body" style:list-style-name="L24">
      <style:paragraph-properties fo:margin-top="0in" fo:margin-bottom="0in" style:contextual-spacing="false"/>
      <style:text-properties fo:language="es" fo:country="ES"/>
    </style:style>
    <style:style style:name="P32" style:family="paragraph" style:parent-style-name="Text_20_body" style:list-style-name="L25">
      <style:paragraph-properties fo:margin-top="0in" fo:margin-bottom="0in" style:contextual-spacing="false"/>
      <style:text-properties fo:language="es" fo:country="ES"/>
    </style:style>
    <style:style style:name="P33" style:family="paragraph" style:parent-style-name="Text_20_body" style:list-style-name="L26">
      <style:paragraph-properties fo:margin-top="0in" fo:margin-bottom="0in" style:contextual-spacing="false"/>
      <style:text-properties fo:language="es" fo:country="ES"/>
    </style:style>
    <style:style style:name="P34" style:family="paragraph" style:parent-style-name="Text_20_body" style:list-style-name="L26">
      <style:paragraph-properties fo:margin-top="0in" fo:margin-bottom="0in" style:contextual-spacing="false"/>
      <style:text-properties fo:language="es" fo:country="ES" fo:font-weight="bold" style:font-weight-asian="bold" style:font-weight-complex="bold"/>
    </style:style>
    <style:style style:name="P35" style:family="paragraph" style:parent-style-name="Text_20_body" style:list-style-name="L27">
      <style:paragraph-properties fo:margin-top="0in" fo:margin-bottom="0in" style:contextual-spacing="false"/>
      <style:text-properties fo:language="es" fo:country="ES"/>
    </style:style>
    <style:style style:name="P36" style:family="paragraph" style:parent-style-name="Text_20_body" style:list-style-name="L28">
      <style:paragraph-properties fo:margin-top="0in" fo:margin-bottom="0in" style:contextual-spacing="false"/>
      <style:text-properties fo:language="es" fo:country="ES"/>
    </style:style>
    <style:style style:name="P37" style:family="paragraph" style:parent-style-name="Text_20_body" style:list-style-name="L28">
      <style:paragraph-properties fo:margin-top="0in" fo:margin-bottom="0in" style:contextual-spacing="false"/>
      <style:text-properties fo:language="es" fo:country="ES" fo:font-weight="bold" style:font-weight-asian="bold" style:font-weight-complex="bold"/>
    </style:style>
    <style:style style:name="P38" style:family="paragraph" style:parent-style-name="Text_20_body" style:list-style-name="L29">
      <style:paragraph-properties fo:margin-top="0in" fo:margin-bottom="0in" style:contextual-spacing="false"/>
      <style:text-properties fo:language="es" fo:country="ES"/>
    </style:style>
    <style:style style:name="P39" style:family="paragraph" style:parent-style-name="Text_20_body" style:list-style-name="L30">
      <style:paragraph-properties fo:margin-top="0in" fo:margin-bottom="0in" style:contextual-spacing="false"/>
      <style:text-properties fo:language="es" fo:country="ES"/>
    </style:style>
    <style:style style:name="P40" style:family="paragraph" style:parent-style-name="Text_20_body" style:list-style-name="L31">
      <style:paragraph-properties fo:margin-top="0in" fo:margin-bottom="0in" style:contextual-spacing="false"/>
      <style:text-properties fo:language="es" fo:country="ES"/>
    </style:style>
    <style:style style:name="P41" style:family="paragraph" style:parent-style-name="Text_20_body" style:list-style-name="L32">
      <style:paragraph-properties fo:margin-top="0in" fo:margin-bottom="0in" style:contextual-spacing="false"/>
      <style:text-properties fo:language="es" fo:country="ES"/>
    </style:style>
    <style:style style:name="P42" style:family="paragraph" style:parent-style-name="Text_20_body" style:list-style-name="L33">
      <style:paragraph-properties fo:margin-top="0in" fo:margin-bottom="0in" style:contextual-spacing="false"/>
      <style:text-properties fo:language="es" fo:country="ES"/>
    </style:style>
    <style:style style:name="P43" style:family="paragraph" style:parent-style-name="Text_20_body" style:list-style-name="L34">
      <style:paragraph-properties fo:margin-top="0in" fo:margin-bottom="0in" style:contextual-spacing="false"/>
      <style:text-properties fo:language="es" fo:country="ES"/>
    </style:style>
    <style:style style:name="P44" style:family="paragraph" style:parent-style-name="Text_20_body" style:list-style-name="L35">
      <style:paragraph-properties fo:margin-top="0in" fo:margin-bottom="0in" style:contextual-spacing="false"/>
      <style:text-properties fo:language="es" fo:country="ES"/>
    </style:style>
    <style:style style:name="P45" style:family="paragraph" style:parent-style-name="Text_20_body" style:list-style-name="L36">
      <style:paragraph-properties fo:margin-top="0in" fo:margin-bottom="0in" style:contextual-spacing="false"/>
      <style:text-properties fo:language="es" fo:country="ES"/>
    </style:style>
    <style:style style:name="P46" style:family="paragraph" style:parent-style-name="Text_20_body" style:list-style-name="L37">
      <style:paragraph-properties fo:margin-top="0in" fo:margin-bottom="0in" style:contextual-spacing="false"/>
      <style:text-properties fo:language="es" fo:country="ES"/>
    </style:style>
    <style:style style:name="P47" style:family="paragraph" style:parent-style-name="Heading_20_3">
      <style:text-properties fo:language="es" fo:country="ES"/>
    </style:style>
    <style:style style:name="P48" style:family="paragraph" style:parent-style-name="Text_20_body" style:list-style-name="L38">
      <style:paragraph-properties fo:margin-top="0in" fo:margin-bottom="0in" style:contextual-spacing="false"/>
      <style:text-properties fo:language="es" fo:country="ES"/>
    </style:style>
    <style:style style:name="P49" style:family="paragraph" style:parent-style-name="Text_20_body" style:list-style-name="L38">
      <style:paragraph-properties fo:margin-top="0in" fo:margin-bottom="0in" style:contextual-spacing="false"/>
      <style:text-properties fo:language="es" fo:country="ES" fo:font-weight="bold" style:font-weight-asian="bold" style:font-weight-complex="bold"/>
    </style:style>
    <style:style style:name="P50" style:family="paragraph" style:parent-style-name="Text_20_body" style:list-style-name="L39">
      <style:paragraph-properties fo:margin-top="0in" fo:margin-bottom="0in" style:contextual-spacing="false"/>
      <style:text-properties fo:language="es" fo:country="ES"/>
    </style:style>
    <style:style style:name="P51" style:family="paragraph" style:parent-style-name="Text_20_body" style:list-style-name="L40">
      <style:paragraph-properties fo:margin-top="0in" fo:margin-bottom="0in" style:contextual-spacing="false"/>
      <style:text-properties fo:language="es" fo:country="ES"/>
    </style:style>
    <style:style style:name="P52" style:family="paragraph" style:parent-style-name="Text_20_body" style:list-style-name="L41">
      <style:paragraph-properties fo:margin-top="0in" fo:margin-bottom="0in" style:contextual-spacing="false"/>
      <style:text-properties fo:language="es" fo:country="ES"/>
    </style:style>
    <style:style style:name="P53" style:family="paragraph" style:parent-style-name="Text_20_body" style:list-style-name="L42">
      <style:paragraph-properties fo:margin-top="0in" fo:margin-bottom="0in" style:contextual-spacing="false"/>
      <style:text-properties fo:language="es" fo:country="ES"/>
    </style:style>
    <style:style style:name="P54" style:family="paragraph" style:parent-style-name="Text_20_body" style:list-style-name="L43">
      <style:paragraph-properties fo:margin-top="0in" fo:margin-bottom="0in" style:contextual-spacing="false"/>
      <style:text-properties fo:language="es" fo:country="ES"/>
    </style:style>
    <style:style style:name="P55" style:family="paragraph" style:parent-style-name="Text_20_body" style:list-style-name="L44">
      <style:paragraph-properties fo:margin-top="0in" fo:margin-bottom="0in" style:contextual-spacing="false"/>
      <style:text-properties fo:language="es" fo:country="ES"/>
    </style:style>
    <style:style style:name="P56" style:family="paragraph" style:parent-style-name="Text_20_body" style:list-style-name="L45">
      <style:paragraph-properties fo:margin-top="0in" fo:margin-bottom="0in" style:contextual-spacing="false"/>
      <style:text-properties fo:language="es" fo:country="ES"/>
    </style:style>
    <style:style style:name="P57" style:family="paragraph" style:parent-style-name="Heading_20_3">
      <style:text-properties fo:language="es" fo:country="ES" fo:font-style="italic" style:font-style-asian="italic" style:font-style-complex="italic"/>
    </style:style>
    <style:style style:name="P58" style:family="paragraph" style:parent-style-name="Text_20_body" style:list-style-name="L46">
      <style:paragraph-properties fo:margin-top="0in" fo:margin-bottom="0in" style:contextual-spacing="false"/>
      <style:text-properties fo:language="es" fo:country="ES"/>
    </style:style>
    <style:style style:name="P59" style:family="paragraph" style:parent-style-name="Text_20_body" style:list-style-name="L47">
      <style:paragraph-properties fo:margin-top="0in" fo:margin-bottom="0in" style:contextual-spacing="false"/>
      <style:text-properties fo:language="es" fo:country="ES"/>
    </style:style>
    <style:style style:name="P60" style:family="paragraph" style:parent-style-name="Heading_20_2">
      <style:text-properties fo:language="es" fo:country="ES" fo:font-weight="bold" style:font-weight-asian="bold" style:font-weight-complex="bold"/>
    </style:style>
    <style:style style:name="P61" style:family="paragraph" style:parent-style-name="Text_20_body" style:list-style-name="L48">
      <style:paragraph-properties fo:margin-top="0in" fo:margin-bottom="0in" style:contextual-spacing="false"/>
      <style:text-properties fo:language="es" fo:country="ES"/>
    </style:style>
    <style:style style:name="P62" style:family="paragraph" style:parent-style-name="Text_20_body" style:list-style-name="L49">
      <style:paragraph-properties fo:margin-top="0in" fo:margin-bottom="0in" style:contextual-spacing="false"/>
      <style:text-properties fo:language="es" fo:country="ES"/>
    </style:style>
    <style:style style:name="P63" style:family="paragraph" style:parent-style-name="Text_20_body" style:list-style-name="L50">
      <style:paragraph-properties fo:margin-top="0in" fo:margin-bottom="0in" style:contextual-spacing="false"/>
      <style:text-properties fo:language="es" fo:country="ES" fo:font-weight="bold" style:font-weight-asian="bold" style:font-weight-complex="bold"/>
    </style:style>
    <style:style style:name="P64" style:family="paragraph" style:parent-style-name="Text_20_body" style:list-style-name="L51">
      <style:paragraph-properties fo:margin-top="0in" fo:margin-bottom="0in" style:contextual-spacing="false"/>
      <style:text-properties fo:language="es" fo:country="ES"/>
    </style:style>
    <style:style style:name="P65" style:family="paragraph" style:parent-style-name="Text_20_body" style:list-style-name="L52">
      <style:paragraph-properties fo:margin-top="0in" fo:margin-bottom="0in" style:contextual-spacing="false"/>
      <style:text-properties fo:language="es" fo:country="ES"/>
    </style:style>
    <style:style style:name="P66" style:family="paragraph" style:parent-style-name="Text_20_body" style:list-style-name="L53">
      <style:paragraph-properties fo:margin-top="0in" fo:margin-bottom="0in" style:contextual-spacing="false"/>
      <style:text-properties fo:language="es" fo:country="ES"/>
    </style:style>
    <style:style style:name="P67" style:family="paragraph" style:parent-style-name="Text_20_body" style:list-style-name="L54">
      <style:paragraph-properties fo:margin-top="0in" fo:margin-bottom="0in" style:contextual-spacing="false"/>
      <style:text-properties fo:language="es" fo:country="ES"/>
    </style:style>
    <style:style style:name="P68" style:family="paragraph" style:parent-style-name="Text_20_body" style:list-style-name="L55">
      <style:paragraph-properties fo:margin-top="0in" fo:margin-bottom="0in" style:contextual-spacing="false"/>
      <style:text-properties fo:language="es" fo:country="ES"/>
    </style:style>
    <style:style style:name="P69" style:family="paragraph" style:parent-style-name="Text_20_body" style:list-style-name="L56">
      <style:paragraph-properties fo:margin-top="0in" fo:margin-bottom="0in" style:contextual-spacing="false"/>
      <style:text-properties fo:language="es" fo:country="ES"/>
    </style:style>
    <style:style style:name="P70" style:family="paragraph" style:parent-style-name="Text_20_body" style:list-style-name="L57">
      <style:paragraph-properties fo:margin-top="0in" fo:margin-bottom="0in" style:contextual-spacing="false"/>
      <style:text-properties fo:language="es" fo:country="ES"/>
    </style:style>
    <style:style style:name="P71" style:family="paragraph" style:parent-style-name="Text_20_body" style:list-style-name="L58">
      <style:paragraph-properties fo:margin-top="0in" fo:margin-bottom="0in" style:contextual-spacing="false"/>
      <style:text-properties fo:language="es" fo:country="ES"/>
    </style:style>
    <style:style style:name="P72" style:family="paragraph" style:parent-style-name="Text_20_body" style:list-style-name="L59">
      <style:paragraph-properties fo:margin-top="0in" fo:margin-bottom="0in" style:contextual-spacing="false"/>
      <style:text-properties fo:language="es" fo:country="ES"/>
    </style:style>
    <style:style style:name="P73" style:family="paragraph" style:parent-style-name="Text_20_body" style:list-style-name="L60">
      <style:paragraph-properties fo:margin-top="0in" fo:margin-bottom="0in" style:contextual-spacing="false"/>
      <style:text-properties fo:language="es" fo:country="ES"/>
    </style:style>
    <style:style style:name="P74" style:family="paragraph" style:parent-style-name="Text_20_body" style:list-style-name="L61">
      <style:paragraph-properties fo:margin-top="0in" fo:margin-bottom="0in" style:contextual-spacing="false"/>
      <style:text-properties fo:language="es" fo:country="ES"/>
    </style:style>
    <style:style style:name="P75" style:family="paragraph" style:parent-style-name="Text_20_body" style:list-style-name="L62">
      <style:paragraph-properties fo:margin-top="0in" fo:margin-bottom="0in" style:contextual-spacing="false"/>
      <style:text-properties fo:language="es" fo:country="ES"/>
    </style:style>
    <style:style style:name="P76" style:family="paragraph" style:parent-style-name="Text_20_body" style:list-style-name="L63">
      <style:paragraph-properties fo:margin-top="0in" fo:margin-bottom="0in" style:contextual-spacing="false"/>
      <style:text-properties fo:language="es" fo:country="ES"/>
    </style:style>
    <style:style style:name="P77" style:family="paragraph" style:parent-style-name="Text_20_body" style:list-style-name="L64">
      <style:paragraph-properties fo:margin-top="0in" fo:margin-bottom="0in" style:contextual-spacing="false"/>
      <style:text-properties fo:language="es" fo:country="ES"/>
    </style:style>
    <style:style style:name="P78" style:family="paragraph" style:parent-style-name="Text_20_body" style:list-style-name="L65">
      <style:paragraph-properties fo:margin-top="0in" fo:margin-bottom="0in" style:contextual-spacing="false"/>
      <style:text-properties fo:language="es" fo:country="ES"/>
    </style:style>
    <style:style style:name="P79" style:family="paragraph" style:parent-style-name="Text_20_body" style:list-style-name="L66">
      <style:paragraph-properties fo:margin-top="0in" fo:margin-bottom="0in" style:contextual-spacing="false"/>
      <style:text-properties fo:language="es" fo:country="ES"/>
    </style:style>
    <style:style style:name="P80" style:family="paragraph" style:parent-style-name="Text_20_body" style:list-style-name="L67">
      <style:paragraph-properties fo:margin-top="0in" fo:margin-bottom="0in" style:contextual-spacing="false"/>
      <style:text-properties fo:language="es" fo:country="ES"/>
    </style:style>
    <style:style style:name="P81" style:family="paragraph" style:parent-style-name="Text_20_body" style:list-style-name="L68">
      <style:paragraph-properties fo:margin-top="0in" fo:margin-bottom="0in" style:contextual-spacing="false"/>
      <style:text-properties fo:language="es" fo:country="ES"/>
    </style:style>
    <style:style style:name="P82" style:family="paragraph" style:parent-style-name="Text_20_body" style:list-style-name="L69">
      <style:paragraph-properties fo:margin-top="0in" fo:margin-bottom="0in" style:contextual-spacing="false"/>
      <style:text-properties fo:language="es" fo:country="ES"/>
    </style:style>
    <style:style style:name="P83" style:family="paragraph" style:parent-style-name="Text_20_body" style:list-style-name="L70">
      <style:paragraph-properties fo:margin-top="0in" fo:margin-bottom="0in" style:contextual-spacing="false"/>
      <style:text-properties fo:language="es" fo:country="ES"/>
    </style:style>
    <style:style style:name="P84" style:family="paragraph" style:parent-style-name="Text_20_body" style:list-style-name="L71">
      <style:paragraph-properties fo:margin-top="0in" fo:margin-bottom="0in" style:contextual-spacing="false"/>
      <style:text-properties fo:language="es" fo:country="ES" fo:font-weight="bold" style:font-weight-asian="bold" style:font-weight-complex="bold"/>
    </style:style>
    <style:style style:name="P85" style:family="paragraph" style:parent-style-name="Text_20_body" style:list-style-name="L72">
      <style:paragraph-properties fo:margin-top="0in" fo:margin-bottom="0in" style:contextual-spacing="false"/>
      <style:text-properties fo:language="es" fo:country="ES"/>
    </style:style>
    <style:style style:name="P86" style:family="paragraph" style:parent-style-name="Text_20_body" style:list-style-name="L73">
      <style:paragraph-properties fo:margin-top="0in" fo:margin-bottom="0in" style:contextual-spacing="false"/>
      <style:text-properties fo:language="es" fo:country="ES"/>
    </style:style>
    <style:style style:name="P87" style:family="paragraph" style:parent-style-name="Text_20_body" style:list-style-name="L74">
      <style:paragraph-properties fo:margin-top="0in" fo:margin-bottom="0in" style:contextual-spacing="false"/>
      <style:text-properties fo:language="es" fo:country="ES"/>
    </style:style>
    <style:style style:name="P88" style:family="paragraph" style:parent-style-name="Text_20_body" style:list-style-name="L75">
      <style:paragraph-properties fo:margin-top="0in" fo:margin-bottom="0in" style:contextual-spacing="false"/>
      <style:text-properties fo:language="es" fo:country="ES"/>
    </style:style>
    <style:style style:name="P89" style:family="paragraph" style:parent-style-name="Text_20_body" style:list-style-name="L76">
      <style:paragraph-properties fo:margin-top="0in" fo:margin-bottom="0in" style:contextual-spacing="false"/>
      <style:text-properties fo:language="es" fo:country="ES"/>
    </style:style>
    <style:style style:name="P90" style:family="paragraph" style:parent-style-name="Text_20_body" style:list-style-name="L77">
      <style:paragraph-properties fo:margin-top="0in" fo:margin-bottom="0in" style:contextual-spacing="false"/>
      <style:text-properties fo:language="es" fo:country="ES"/>
    </style:style>
    <style:style style:name="P91" style:family="paragraph" style:parent-style-name="Text_20_body" style:list-style-name="L78">
      <style:paragraph-properties fo:margin-top="0in" fo:margin-bottom="0in" style:contextual-spacing="false"/>
      <style:text-properties fo:language="es" fo:country="ES" fo:font-weight="bold" style:font-weight-asian="bold" style:font-weight-complex="bold"/>
    </style:style>
    <style:style style:name="P92" style:family="paragraph" style:parent-style-name="Text_20_body" style:list-style-name="L79">
      <style:paragraph-properties fo:margin-top="0in" fo:margin-bottom="0in" style:contextual-spacing="false"/>
      <style:text-properties fo:language="es" fo:country="ES"/>
    </style:style>
    <style:style style:name="P93" style:family="paragraph" style:parent-style-name="Text_20_body" style:list-style-name="L80">
      <style:paragraph-properties fo:margin-top="0in" fo:margin-bottom="0in" style:contextual-spacing="false"/>
      <style:text-properties fo:language="es" fo:country="ES"/>
    </style:style>
    <style:style style:name="P94" style:family="paragraph" style:parent-style-name="Text_20_body" style:list-style-name="L81">
      <style:paragraph-properties fo:margin-top="0in" fo:margin-bottom="0in" style:contextual-spacing="false"/>
      <style:text-properties fo:language="es" fo:country="ES"/>
    </style:style>
    <style:style style:name="P95" style:family="paragraph" style:parent-style-name="Text_20_body" style:list-style-name="L82">
      <style:paragraph-properties fo:margin-top="0in" fo:margin-bottom="0in" style:contextual-spacing="false"/>
      <style:text-properties fo:language="es" fo:country="ES"/>
    </style:style>
    <style:style style:name="P96" style:family="paragraph" style:parent-style-name="Text_20_body" style:list-style-name="L83">
      <style:paragraph-properties fo:margin-top="0in" fo:margin-bottom="0in" style:contextual-spacing="false"/>
      <style:text-properties fo:language="es" fo:country="ES"/>
    </style:style>
    <style:style style:name="P97" style:family="paragraph" style:parent-style-name="Text_20_body" style:list-style-name="L84">
      <style:paragraph-properties fo:margin-top="0in" fo:margin-bottom="0in" style:contextual-spacing="false"/>
      <style:text-properties fo:language="es" fo:country="ES" fo:font-weight="bold" style:font-weight-asian="bold" style:font-weight-complex="bold"/>
    </style:style>
    <style:style style:name="P98" style:family="paragraph" style:parent-style-name="Text_20_body" style:list-style-name="L84">
      <style:paragraph-properties fo:margin-top="0in" fo:margin-bottom="0in" style:contextual-spacing="false"/>
      <style:text-properties fo:language="es" fo:country="ES"/>
    </style:style>
    <style:style style:name="P99" style:family="paragraph" style:parent-style-name="Text_20_body" style:list-style-name="L85">
      <style:paragraph-properties fo:margin-top="0in" fo:margin-bottom="0in" style:contextual-spacing="false"/>
      <style:text-properties fo:language="es" fo:country="ES"/>
    </style:style>
    <style:style style:name="P100" style:family="paragraph" style:parent-style-name="Text_20_body" style:list-style-name="L86">
      <style:paragraph-properties fo:margin-top="0in" fo:margin-bottom="0in" style:contextual-spacing="false"/>
      <style:text-properties fo:language="es" fo:country="ES" fo:font-weight="bold" style:font-weight-asian="bold" style:font-weight-complex="bold"/>
    </style:style>
    <style:style style:name="P101" style:family="paragraph" style:parent-style-name="Text_20_body" style:list-style-name="L87">
      <style:paragraph-properties fo:margin-top="0in" fo:margin-bottom="0in" style:contextual-spacing="false"/>
      <style:text-properties fo:language="es" fo:country="ES" fo:font-weight="bold" style:font-weight-asian="bold" style:font-weight-complex="bold"/>
    </style:style>
    <style:style style:name="P102" style:family="paragraph" style:parent-style-name="Text_20_body" style:list-style-name="L88">
      <style:paragraph-properties fo:margin-top="0in" fo:margin-bottom="0in" style:contextual-spacing="false"/>
      <style:text-properties fo:language="es" fo:country="ES"/>
    </style:style>
    <style:style style:name="P103" style:family="paragraph" style:parent-style-name="Text_20_body" style:list-style-name="L89">
      <style:paragraph-properties fo:margin-top="0in" fo:margin-bottom="0in" style:contextual-spacing="false"/>
      <style:text-properties fo:language="es" fo:country="ES"/>
    </style:style>
    <style:style style:name="P104" style:family="paragraph" style:parent-style-name="Text_20_body" style:list-style-name="L90">
      <style:paragraph-properties fo:margin-top="0in" fo:margin-bottom="0in" style:contextual-spacing="false"/>
      <style:text-properties fo:language="es" fo:country="ES"/>
    </style:style>
    <style:style style:name="P105" style:family="paragraph" style:parent-style-name="Text_20_body" style:list-style-name="L91">
      <style:paragraph-properties fo:margin-top="0in" fo:margin-bottom="0in" style:contextual-spacing="false"/>
      <style:text-properties fo:language="es" fo:country="ES"/>
    </style:style>
    <style:style style:name="P106" style:family="paragraph" style:parent-style-name="Text_20_body" style:list-style-name="L92">
      <style:paragraph-properties fo:margin-top="0in" fo:margin-bottom="0in" style:contextual-spacing="false"/>
      <style:text-properties fo:language="es" fo:country="ES"/>
    </style:style>
    <style:style style:name="P107" style:family="paragraph" style:parent-style-name="Text_20_body" style:list-style-name="L93">
      <style:paragraph-properties fo:margin-top="0in" fo:margin-bottom="0in" style:contextual-spacing="false"/>
      <style:text-properties fo:language="es" fo:country="ES"/>
    </style:style>
    <style:style style:name="P108" style:family="paragraph" style:parent-style-name="Text_20_body" style:list-style-name="L94">
      <style:paragraph-properties fo:margin-top="0in" fo:margin-bottom="0in" style:contextual-spacing="false"/>
      <style:text-properties fo:language="es" fo:country="ES"/>
    </style:style>
    <style:style style:name="P109" style:family="paragraph" style:parent-style-name="Text_20_body" style:list-style-name="L95">
      <style:paragraph-properties fo:margin-top="0in" fo:margin-bottom="0in" style:contextual-spacing="false"/>
      <style:text-properties fo:language="es" fo:country="ES" fo:font-weight="bold" style:font-weight-asian="bold" style:font-weight-complex="bold"/>
    </style:style>
    <style:style style:name="P110" style:family="paragraph" style:parent-style-name="Text_20_body" style:list-style-name="L96">
      <style:paragraph-properties fo:margin-top="0in" fo:margin-bottom="0in" style:contextual-spacing="false"/>
      <style:text-properties fo:language="es" fo:country="ES"/>
    </style:style>
    <style:style style:name="P111" style:family="paragraph" style:parent-style-name="Text_20_body" style:list-style-name="L97">
      <style:paragraph-properties fo:margin-top="0in" fo:margin-bottom="0in" style:contextual-spacing="false"/>
      <style:text-properties fo:language="es" fo:country="ES"/>
    </style:style>
    <style:style style:name="P112" style:family="paragraph" style:parent-style-name="Text_20_body" style:list-style-name="L98">
      <style:paragraph-properties fo:margin-top="0in" fo:margin-bottom="0in" style:contextual-spacing="false"/>
      <style:text-properties fo:language="es" fo:country="ES"/>
    </style:style>
    <style:style style:name="P113" style:family="paragraph" style:parent-style-name="Text_20_body" style:list-style-name="L99">
      <style:paragraph-properties fo:margin-top="0in" fo:margin-bottom="0in" style:contextual-spacing="false"/>
      <style:text-properties fo:language="es" fo:country="ES"/>
    </style:style>
    <style:style style:name="P114" style:family="paragraph" style:parent-style-name="Text_20_body" style:list-style-name="L100">
      <style:paragraph-properties fo:margin-top="0in" fo:margin-bottom="0in" style:contextual-spacing="false"/>
      <style:text-properties fo:language="es" fo:country="ES" fo:font-weight="bold" style:font-weight-asian="bold" style:font-weight-complex="bold"/>
    </style:style>
    <style:style style:name="P115" style:family="paragraph" style:parent-style-name="Text_20_body" style:list-style-name="L100">
      <style:paragraph-properties fo:margin-top="0in" fo:margin-bottom="0in" style:contextual-spacing="false"/>
      <style:text-properties fo:language="es" fo:country="ES"/>
    </style:style>
    <style:style style:name="P116" style:family="paragraph" style:parent-style-name="Standard">
      <style:text-properties fo:language="es" fo:country="ES" fo:font-style="italic" style:font-style-asian="italic" style:font-style-complex="italic"/>
    </style:style>
    <style:style style:name="P117" style:family="paragraph" style:parent-style-name="Text_20_body" style:list-style-name="L101">
      <style:paragraph-properties fo:margin-top="0in" fo:margin-bottom="0in" style:contextual-spacing="false"/>
      <style:text-properties fo:language="es" fo:country="ES"/>
    </style:style>
    <style:style style:name="P118" style:family="paragraph" style:parent-style-name="Text_20_body" style:list-style-name="L102">
      <style:paragraph-properties fo:margin-top="0in" fo:margin-bottom="0in" style:contextual-spacing="false"/>
      <style:text-properties fo:language="es" fo:country="ES"/>
    </style:style>
    <style:style style:name="P119" style:family="paragraph" style:parent-style-name="Text_20_body" style:list-style-name="L103">
      <style:paragraph-properties fo:margin-top="0in" fo:margin-bottom="0in" style:contextual-spacing="false"/>
      <style:text-properties fo:language="es" fo:country="ES"/>
    </style:style>
    <style:style style:name="P120" style:family="paragraph" style:parent-style-name="Text_20_body" style:list-style-name="L104">
      <style:paragraph-properties fo:margin-top="0in" fo:margin-bottom="0in" style:contextual-spacing="false"/>
      <style:text-properties fo:language="es" fo:country="ES"/>
    </style:style>
    <style:style style:name="P121" style:family="paragraph" style:parent-style-name="Text_20_body" style:list-style-name="L105">
      <style:paragraph-properties fo:margin-top="0in" fo:margin-bottom="0in" style:contextual-spacing="false"/>
      <style:text-properties fo:language="es" fo:country="ES"/>
    </style:style>
    <style:style style:name="P122" style:family="paragraph" style:parent-style-name="Text_20_body" style:list-style-name="L106">
      <style:paragraph-properties fo:margin-top="0in" fo:margin-bottom="0in" style:contextual-spacing="false"/>
      <style:text-properties fo:language="es" fo:country="ES"/>
    </style:style>
    <style:style style:name="P123" style:family="paragraph" style:parent-style-name="Text_20_body" style:list-style-name="L107">
      <style:paragraph-properties fo:margin-top="0in" fo:margin-bottom="0in" style:contextual-spacing="false"/>
      <style:text-properties fo:language="es" fo:country="ES"/>
    </style:style>
    <style:style style:name="P124" style:family="paragraph" style:parent-style-name="Text_20_body" style:list-style-name="L108">
      <style:paragraph-properties fo:margin-top="0in" fo:margin-bottom="0in" style:contextual-spacing="false"/>
      <style:text-properties fo:language="es" fo:country="ES"/>
    </style:style>
    <style:style style:name="P125" style:family="paragraph" style:parent-style-name="Text_20_body" style:list-style-name="L109">
      <style:paragraph-properties fo:margin-top="0in" fo:margin-bottom="0in" style:contextual-spacing="false"/>
      <style:text-properties fo:language="es" fo:country="ES"/>
    </style:style>
    <style:style style:name="P126" style:family="paragraph" style:parent-style-name="Text_20_body" style:list-style-name="L110">
      <style:paragraph-properties fo:margin-top="0in" fo:margin-bottom="0in" style:contextual-spacing="false"/>
      <style:text-properties fo:language="es" fo:country="ES"/>
    </style:style>
    <style:style style:name="P127" style:family="paragraph" style:parent-style-name="Text_20_body" style:list-style-name="L111">
      <style:paragraph-properties fo:margin-top="0in" fo:margin-bottom="0in" style:contextual-spacing="false"/>
      <style:text-properties fo:language="es" fo:country="ES"/>
    </style:style>
    <style:style style:name="P128" style:family="paragraph" style:parent-style-name="Text_20_body" style:list-style-name="L112">
      <style:paragraph-properties fo:margin-top="0in" fo:margin-bottom="0in" style:contextual-spacing="false"/>
      <style:text-properties fo:language="es" fo:country="ES"/>
    </style:style>
    <style:style style:name="P129" style:family="paragraph" style:parent-style-name="Text_20_body" style:list-style-name="L113">
      <style:paragraph-properties fo:margin-top="0in" fo:margin-bottom="0in" style:contextual-spacing="false"/>
      <style:text-properties fo:language="es" fo:country="ES"/>
    </style:style>
    <style:style style:name="P130" style:family="paragraph" style:parent-style-name="Text_20_body" style:list-style-name="L114">
      <style:paragraph-properties fo:margin-top="0in" fo:margin-bottom="0in" style:contextual-spacing="false"/>
      <style:text-properties fo:language="es" fo:country="ES"/>
    </style:style>
    <style:style style:name="P131" style:family="paragraph" style:parent-style-name="Text_20_body" style:list-style-name="L115">
      <style:text-properties fo:language="es" fo:country="ES"/>
    </style:style>
    <style:style style:name="P132" style:family="paragraph" style:parent-style-name="Text_20_body" style:list-style-name="L116">
      <style:paragraph-properties fo:margin-top="0in" fo:margin-bottom="0in" style:contextual-spacing="false"/>
      <style:text-properties fo:language="es" fo:country="ES"/>
    </style:style>
    <style:style style:name="P133" style:family="paragraph" style:parent-style-name="Text_20_body" style:list-style-name="L117">
      <style:paragraph-properties fo:margin-top="0in" fo:margin-bottom="0in" style:contextual-spacing="false"/>
      <style:text-properties fo:language="es" fo:country="ES"/>
    </style:style>
    <style:style style:name="P134" style:family="paragraph" style:parent-style-name="Quotations">
      <style:paragraph-properties fo:margin-left="0.5in" fo:margin-right="0in" fo:text-indent="0in" style:auto-text-indent="false"/>
      <style:text-properties fo:language="es" fo:country="ES"/>
    </style:style>
    <style:style style:name="P135" style:family="paragraph" style:parent-style-name="Text_20_body" style:list-style-name="L118">
      <style:text-properties fo:language="es" fo:country="ES"/>
    </style:style>
    <style:style style:name="P136" style:family="paragraph" style:parent-style-name="Text_20_body" style:list-style-name="L119">
      <style:paragraph-properties fo:margin-top="0in" fo:margin-bottom="0in" style:contextual-spacing="false"/>
      <style:text-properties fo:language="es" fo:country="ES"/>
    </style:style>
    <style:style style:name="P137" style:family="paragraph" style:parent-style-name="Text_20_body" style:list-style-name="L120">
      <style:paragraph-properties fo:margin-top="0in" fo:margin-bottom="0in" style:contextual-spacing="false"/>
      <style:text-properties fo:language="es" fo:country="ES"/>
    </style:style>
    <style:style style:name="P138" style:family="paragraph" style:parent-style-name="Text_20_body" style:list-style-name="L121">
      <style:paragraph-properties fo:margin-top="0in" fo:margin-bottom="0in" style:contextual-spacing="false"/>
      <style:text-properties fo:language="es" fo:country="ES"/>
    </style:style>
    <style:style style:name="P139" style:family="paragraph" style:parent-style-name="Text_20_body" style:list-style-name="L122">
      <style:paragraph-properties fo:margin-top="0in" fo:margin-bottom="0in" style:contextual-spacing="false"/>
      <style:text-properties fo:language="es" fo:country="ES"/>
    </style:style>
    <style:style style:name="P140" style:family="paragraph" style:parent-style-name="Text_20_body" style:list-style-name="L123">
      <style:paragraph-properties fo:margin-top="0in" fo:margin-bottom="0in" style:contextual-spacing="false"/>
      <style:text-properties fo:language="es" fo:country="ES"/>
    </style:style>
    <style:style style:name="P141" style:family="paragraph" style:parent-style-name="Text_20_body" style:list-style-name="L124">
      <style:paragraph-properties fo:margin-top="0in" fo:margin-bottom="0in" style:contextual-spacing="false"/>
      <style:text-properties fo:language="es" fo:country="ES"/>
    </style:style>
    <style:style style:name="P142" style:family="paragraph" style:parent-style-name="Text_20_body" style:list-style-name="L125">
      <style:paragraph-properties fo:margin-top="0in" fo:margin-bottom="0in" style:contextual-spacing="false"/>
      <style:text-properties fo:language="es" fo:country="ES"/>
    </style:style>
    <style:style style:name="P143" style:family="paragraph" style:parent-style-name="Text_20_body" style:list-style-name="L126">
      <style:paragraph-properties fo:margin-top="0in" fo:margin-bottom="0in" style:contextual-spacing="false"/>
      <style:text-properties fo:language="es" fo:country="ES"/>
    </style:style>
    <style:style style:name="P144" style:family="paragraph" style:parent-style-name="Text_20_body" style:list-style-name="L127">
      <style:paragraph-properties fo:margin-top="0in" fo:margin-bottom="0in" style:contextual-spacing="false"/>
      <style:text-properties fo:language="es" fo:country="ES"/>
    </style:style>
    <style:style style:name="P145" style:family="paragraph" style:parent-style-name="Text_20_body" style:list-style-name="L128">
      <style:paragraph-properties fo:margin-top="0in" fo:margin-bottom="0in" style:contextual-spacing="false"/>
      <style:text-properties fo:language="es" fo:country="ES"/>
    </style:style>
    <style:style style:name="P146" style:family="paragraph" style:parent-style-name="Text_20_body" style:list-style-name="L129">
      <style:paragraph-properties fo:margin-top="0in" fo:margin-bottom="0in" style:contextual-spacing="false"/>
      <style:text-properties fo:language="es" fo:country="ES"/>
    </style:style>
    <style:style style:name="P147" style:family="paragraph" style:parent-style-name="Text_20_body" style:list-style-name="L130">
      <style:paragraph-properties fo:margin-top="0in" fo:margin-bottom="0in" style:contextual-spacing="false"/>
      <style:text-properties fo:language="es" fo:country="ES"/>
    </style:style>
    <style:style style:name="P148" style:family="paragraph" style:parent-style-name="Text_20_body" style:list-style-name="L131">
      <style:paragraph-properties fo:margin-top="0in" fo:margin-bottom="0in" style:contextual-spacing="false"/>
      <style:text-properties fo:language="es" fo:country="ES"/>
    </style:style>
    <style:style style:name="P149" style:family="paragraph" style:parent-style-name="Text_20_body" style:list-style-name="L132">
      <style:paragraph-properties fo:margin-top="0in" fo:margin-bottom="0in" style:contextual-spacing="false"/>
      <style:text-properties fo:language="es" fo:country="ES"/>
    </style:style>
    <style:style style:name="P150" style:family="paragraph" style:parent-style-name="Text_20_body" style:list-style-name="L133">
      <style:paragraph-properties fo:margin-top="0in" fo:margin-bottom="0in" style:contextual-spacing="false"/>
      <style:text-properties fo:language="es" fo:country="ES"/>
    </style:style>
    <style:style style:name="P151" style:family="paragraph" style:parent-style-name="Text_20_body" style:list-style-name="L134">
      <style:paragraph-properties fo:margin-top="0in" fo:margin-bottom="0in" style:contextual-spacing="false"/>
      <style:text-properties fo:language="es" fo:country="ES"/>
    </style:style>
    <style:style style:name="P152" style:family="paragraph" style:parent-style-name="Text_20_body" style:list-style-name="L135">
      <style:paragraph-properties fo:margin-top="0in" fo:margin-bottom="0in" style:contextual-spacing="false"/>
      <style:text-properties fo:language="es" fo:country="ES"/>
    </style:style>
    <style:style style:name="P153" style:family="paragraph" style:parent-style-name="Text_20_body" style:list-style-name="L136">
      <style:paragraph-properties fo:margin-top="0in" fo:margin-bottom="0in" style:contextual-spacing="false"/>
      <style:text-properties fo:language="es" fo:country="ES"/>
    </style:style>
    <style:style style:name="P154" style:family="paragraph" style:parent-style-name="Text_20_body" style:list-style-name="L137">
      <style:paragraph-properties fo:margin-top="0in" fo:margin-bottom="0in" style:contextual-spacing="false"/>
      <style:text-properties fo:language="es" fo:country="ES"/>
    </style:style>
    <style:style style:name="P155" style:family="paragraph" style:parent-style-name="Text_20_body" style:list-style-name="L138">
      <style:paragraph-properties fo:margin-top="0in" fo:margin-bottom="0in" style:contextual-spacing="false"/>
      <style:text-properties fo:language="es" fo:country="ES"/>
    </style:style>
    <style:style style:name="P156" style:family="paragraph" style:parent-style-name="Text_20_body" style:list-style-name="L139">
      <style:paragraph-properties fo:margin-top="0in" fo:margin-bottom="0in" style:contextual-spacing="false"/>
      <style:text-properties fo:language="es" fo:country="ES"/>
    </style:style>
    <style:style style:name="P157" style:family="paragraph" style:parent-style-name="Text_20_body" style:list-style-name="L140">
      <style:paragraph-properties fo:margin-top="0in" fo:margin-bottom="0in" style:contextual-spacing="false"/>
      <style:text-properties fo:language="es" fo:country="ES"/>
    </style:style>
    <style:style style:name="P158" style:family="paragraph" style:parent-style-name="Text_20_body" style:list-style-name="L141">
      <style:paragraph-properties fo:margin-top="0in" fo:margin-bottom="0in" style:contextual-spacing="false"/>
      <style:text-properties fo:language="es" fo:country="ES"/>
    </style:style>
    <style:style style:name="P159" style:family="paragraph" style:parent-style-name="Text_20_body" style:list-style-name="L142">
      <style:paragraph-properties fo:margin-top="0in" fo:margin-bottom="0in" style:contextual-spacing="false"/>
      <style:text-properties fo:language="es" fo:country="ES"/>
    </style:style>
    <style:style style:name="P160" style:family="paragraph" style:parent-style-name="Text_20_body" style:list-style-name="L143">
      <style:paragraph-properties fo:margin-top="0in" fo:margin-bottom="0in" style:contextual-spacing="false"/>
      <style:text-properties fo:language="es" fo:country="ES"/>
    </style:style>
    <style:style style:name="P161" style:family="paragraph" style:parent-style-name="Text_20_body" style:list-style-name="L144">
      <style:paragraph-properties fo:margin-top="0in" fo:margin-bottom="0in" style:contextual-spacing="false"/>
      <style:text-properties fo:language="es" fo:country="ES"/>
    </style:style>
    <style:style style:name="P162" style:family="paragraph" style:parent-style-name="Text_20_body" style:list-style-name="L145">
      <style:paragraph-properties fo:margin-top="0in" fo:margin-bottom="0in" style:contextual-spacing="false"/>
      <style:text-properties fo:language="es" fo:country="ES"/>
    </style:style>
    <style:style style:name="P163" style:family="paragraph" style:parent-style-name="Text_20_body" style:list-style-name="L146">
      <style:paragraph-properties fo:margin-top="0in" fo:margin-bottom="0in" style:contextual-spacing="false"/>
      <style:text-properties fo:language="es" fo:country="ES"/>
    </style:style>
    <style:style style:name="P164" style:family="paragraph" style:parent-style-name="Text_20_body" style:list-style-name="L147">
      <style:paragraph-properties fo:margin-top="0in" fo:margin-bottom="0in" style:contextual-spacing="false"/>
      <style:text-properties fo:language="es" fo:country="ES"/>
    </style:style>
    <style:style style:name="P165" style:family="paragraph" style:parent-style-name="Text_20_body" style:list-style-name="L148">
      <style:paragraph-properties fo:margin-top="0in" fo:margin-bottom="0in" style:contextual-spacing="false"/>
      <style:text-properties fo:language="es" fo:country="ES"/>
    </style:style>
    <style:style style:name="P166" style:family="paragraph" style:parent-style-name="Text_20_body" style:list-style-name="L149">
      <style:paragraph-properties fo:margin-top="0in" fo:margin-bottom="0in" style:contextual-spacing="false"/>
      <style:text-properties fo:language="es" fo:country="ES"/>
    </style:style>
    <style:style style:name="P167" style:family="paragraph" style:parent-style-name="Text_20_body" style:list-style-name="L150">
      <style:paragraph-properties fo:margin-left="0.5in" fo:margin-right="0in" fo:margin-top="0in" fo:margin-bottom="0in" style:contextual-spacing="false" fo:text-indent="0in" style:auto-text-indent="false"/>
      <style:text-properties fo:language="es" fo:country="ES"/>
    </style:style>
    <style:style style:name="P168" style:family="paragraph" style:parent-style-name="Text_20_body" style:list-style-name="L151">
      <style:paragraph-properties fo:margin-top="0in" fo:margin-bottom="0in" style:contextual-spacing="false"/>
      <style:text-properties fo:language="es" fo:country="ES"/>
    </style:style>
    <style:style style:name="P169" style:family="paragraph" style:parent-style-name="Text_20_body" style:list-style-name="L152">
      <style:paragraph-properties fo:margin-top="0in" fo:margin-bottom="0in" style:contextual-spacing="false"/>
      <style:text-properties fo:language="es" fo:country="ES"/>
    </style:style>
    <style:style style:name="P170" style:family="paragraph" style:parent-style-name="Text_20_body" style:list-style-name="L153">
      <style:text-properties fo:language="es" fo:country="ES"/>
    </style:style>
    <style:style style:name="P171" style:family="paragraph" style:parent-style-name="Text_20_body" style:list-style-name="L154">
      <style:paragraph-properties fo:margin-top="0in" fo:margin-bottom="0in" style:contextual-spacing="false"/>
      <style:text-properties fo:language="es" fo:country="ES"/>
    </style:style>
    <style:style style:name="P172" style:family="paragraph" style:parent-style-name="Text_20_body" style:list-style-name="L155">
      <style:paragraph-properties fo:margin-top="0in" fo:margin-bottom="0in" style:contextual-spacing="false"/>
      <style:text-properties fo:language="es" fo:country="ES"/>
    </style:style>
    <style:style style:name="P173" style:family="paragraph" style:parent-style-name="Text_20_body" style:list-style-name="L156">
      <style:paragraph-properties fo:margin-top="0in" fo:margin-bottom="0in" style:contextual-spacing="false"/>
      <style:text-properties fo:language="es" fo:country="ES"/>
    </style:style>
    <style:style style:name="P174" style:family="paragraph" style:parent-style-name="Text_20_body" style:list-style-name="L157">
      <style:paragraph-properties fo:margin-left="0.5in" fo:margin-right="0in" fo:margin-top="0in" fo:margin-bottom="0in" style:contextual-spacing="false" fo:text-indent="0in" style:auto-text-indent="false"/>
      <style:text-properties fo:language="es" fo:country="ES"/>
    </style:style>
    <style:style style:name="P175" style:family="paragraph" style:parent-style-name="Text_20_body" style:list-style-name="L158">
      <style:paragraph-properties fo:margin-top="0in" fo:margin-bottom="0in" style:contextual-spacing="false"/>
      <style:text-properties fo:language="es" fo:country="ES"/>
    </style:style>
    <style:style style:name="P176" style:family="paragraph" style:parent-style-name="Text_20_body" style:list-style-name="L159">
      <style:paragraph-properties fo:margin-top="0in" fo:margin-bottom="0in" style:contextual-spacing="false"/>
      <style:text-properties fo:language="es" fo:country="ES"/>
    </style:style>
    <style:style style:name="P177" style:family="paragraph" style:parent-style-name="Text_20_body" style:list-style-name="L160">
      <style:paragraph-properties fo:margin-left="0.5in" fo:margin-right="0in" fo:margin-top="0in" fo:margin-bottom="0in" style:contextual-spacing="false" fo:text-indent="0in" style:auto-text-indent="false"/>
      <style:text-properties fo:language="es" fo:country="ES"/>
    </style:style>
    <style:style style:name="P178" style:family="paragraph" style:parent-style-name="Text_20_body" style:list-style-name="L161">
      <style:paragraph-properties fo:margin-top="0in" fo:margin-bottom="0in" style:contextual-spacing="false"/>
      <style:text-properties fo:language="es" fo:country="ES"/>
    </style:style>
    <style:style style:name="P179" style:family="paragraph" style:parent-style-name="Text_20_body" style:list-style-name="L162">
      <style:paragraph-properties fo:margin-top="0in" fo:margin-bottom="0in" style:contextual-spacing="false"/>
      <style:text-properties fo:language="es" fo:country="ES"/>
    </style:style>
    <style:style style:name="P180" style:family="paragraph" style:parent-style-name="Text_20_body" style:list-style-name="L163">
      <style:paragraph-properties fo:margin-top="0in" fo:margin-bottom="0in" style:contextual-spacing="false"/>
      <style:text-properties fo:language="es" fo:country="ES"/>
    </style:style>
    <style:style style:name="P181" style:family="paragraph" style:parent-style-name="Text_20_body" style:list-style-name="L164">
      <style:paragraph-properties fo:margin-left="0.5in" fo:margin-right="0in" fo:margin-top="0in" fo:margin-bottom="0in" style:contextual-spacing="false" fo:text-indent="0in" style:auto-text-indent="false"/>
      <style:text-properties fo:language="es" fo:country="ES"/>
    </style:style>
    <style:style style:name="P182" style:family="paragraph" style:parent-style-name="Text_20_body" style:list-style-name="L165">
      <style:paragraph-properties fo:margin-top="0in" fo:margin-bottom="0in" style:contextual-spacing="false"/>
      <style:text-properties fo:language="es" fo:country="ES"/>
    </style:style>
    <style:style style:name="P183" style:family="paragraph" style:parent-style-name="Text_20_body" style:list-style-name="L166">
      <style:paragraph-properties fo:margin-top="0in" fo:margin-bottom="0in" style:contextual-spacing="false"/>
      <style:text-properties fo:language="es" fo:country="ES"/>
    </style:style>
    <style:style style:name="P184" style:family="paragraph" style:parent-style-name="Standard" style:list-style-name="">
      <style:text-properties fo:language="es" fo:country="ES"/>
    </style:style>
    <style:style style:name="P185" style:family="paragraph" style:parent-style-name="Text_20_body" style:list-style-name="L167">
      <style:paragraph-properties fo:margin-top="0in" fo:margin-bottom="0in" style:contextual-spacing="false"/>
      <style:text-properties fo:language="es" fo:country="ES"/>
    </style:style>
    <style:style style:name="P186" style:family="paragraph" style:parent-style-name="Text_20_body" style:list-style-name="L168">
      <style:paragraph-properties fo:margin-top="0in" fo:margin-bottom="0in" style:contextual-spacing="false"/>
      <style:text-properties fo:language="es" fo:country="ES"/>
    </style:style>
    <style:style style:name="P187" style:family="paragraph" style:parent-style-name="Text_20_body" style:list-style-name="L169">
      <style:paragraph-properties fo:margin-left="0.5in" fo:margin-right="0in" fo:margin-top="0in" fo:margin-bottom="0in" style:contextual-spacing="false" fo:text-indent="0in" style:auto-text-indent="false"/>
      <style:text-properties fo:language="es" fo:country="ES"/>
    </style:style>
    <style:style style:name="P188" style:family="paragraph" style:parent-style-name="Text_20_body" style:list-style-name="L170">
      <style:paragraph-properties fo:margin-left="0.5in" fo:margin-right="0in" fo:margin-top="0in" fo:margin-bottom="0in" style:contextual-spacing="false" fo:text-indent="0in" style:auto-text-indent="false"/>
      <style:text-properties fo:language="es" fo:country="ES"/>
    </style:style>
    <style:style style:name="T1" style:family="text">
      <style:text-properties style:script-type="latin"/>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language="es" fo:country="ES"/>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que1</text:p>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link-end/>
            <text:index-entry-tab-stop style:type="right" style:leader-char="."/>
            <text:index-entry-link-start text:style-name="Index_20_Link"/>
            <text:index-entry-page-number/>
            <text:index-entry-link-end/>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link-start text:style-name="Index_20_Link"/>
            <text:index-entry-page-number/>
            <text:index-entry-link-end/>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link-start text:style-name="Index_20_Link"/>
            <text:index-entry-page-number/>
            <text:index-entry-link-end/>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link-start text:style-name="Index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link-start text:style-name="Index_20_Link"/>
            <text:index-entry-page-number/>
            <text:index-entry-link-end/>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link-start text:style-name="Index_20_Link"/>
            <text:index-entry-page-number/>
            <text:index-entry-link-end/>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link-start text:style-name="Index_20_Link"/>
            <text:index-entry-page-number/>
            <text:index-entry-link-end/>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link-start text:style-name="Index_20_Link"/>
            <text:index-entry-page-number/>
            <text:index-entry-link-end/>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link-start text:style-name="Index_20_Link"/>
            <text:index-entry-page-number/>
            <text:index-entry-link-end/>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link-start text:style-name="Index_20_Link"/>
            <text:index-entry-page-number/>
            <text:index-entry-link-end/>
          </text:table-of-content-entry-template>
        </text:table-of-content-source>
        <text:index-body>
          <text:p text:style-name="P2"/>
        </text:index-body>
      </text:table-of-content>
      <text:h text:style-name="P3" text:outline-level="1"><text:bookmark-start text:name="las-cortes-generales-atribuciones-del-congreso-de-los-diputados-y-del-senado.-el-tribunal-constitucional-composición-y-atribuciones.-el-defensor-del-pueblo"/>2. Las Cortes <text:span text:style-name="T1">Generales</text:span>: atribuciones del Congreso de los Diputados y del Senado. El Tribunal Constitucional: composición y atribuciones. El Defensor del Pueblo<text:bookmark-end text:name="las-cortes-generales-atribuciones-del-congreso-de-los-diputados-y-del-senado.-el-tribunal-constitucional-composición-y-atribuciones.-el-defensor-del-pueblo"/></text:h>
      <text:h text:style-name="P4" text:outline-level="2"><text:bookmark-start text:name="introducción"/>Introducción<text:bookmark-end text:name="introducción"/></text:h>
      <text:p text:style-name="P2">Las Cortes Generales son el órgano constitucional que representa al pueblo español y ejercen la potestad legislativa del Estado, aprueban sus presupuestos, controlan la acción del Gobierno y desempeñan las demás competencias que les atribuye la Constitución. Se componen del <text:span text:style-name="T2">Congreso de los Diputados</text:span> y del <text:span text:style-name="T2">Senado</text:span>.</text:p>
      <text:p text:style-name="P5">El <text:span text:style-name="T2">Tribunal Constitucional</text:span> es el intérprete supremo de la Constitución y garantiza su primacía en el ordenamiento jurídico.</text:p>
      <text:p text:style-name="P5">El <text:span text:style-name="T2">Defensor del Pueblo</text:span> es el alto comisionado de las Cortes Generales encargado de la defensa de los derechos fundamentales frente a la actuación de la Administración.</text:p>
      <text:h text:style-name="P4" text:outline-level="2"><text:bookmark-start text:name="las-cortes-generales-atribuciones-del-congreso-de-los-diputados-y-del-senado."/>Las Cortes Generales: atribuciones del Congreso de los Diputados y del Senado.<text:bookmark-end text:name="las-cortes-generales-atribuciones-del-congreso-de-los-diputados-y-del-senado."/></text:h>
      <text:p text:style-name="P6">Titulo 3 de la CE: De las Cortes Generales (artículos del 66 al 96)</text:p>
      <text:p text:style-name="P7">Artículo 66</text:p>
      <text:list text:style-name="L1">
        <text:list-item>
          <text:p text:style-name="P8">Las Cortes Generales representan al pueblo español y están formadas por el Congreso de los Diputados y el Senado.</text:p>
        </text:list-item>
        <text:list-item>
          <text:p text:style-name="P8">Las Cortes Generales ejercen la potestad legislativa del Estado, aprueban sus Presupuestos, controlan la acción del Gobierno y tienen las demás competencias que les atribuya la Constitución.</text:p>
        </text:list-item>
        <text:list-item>
          <text:p text:style-name="P8">Las Cortes Generales son inviolables.</text:p>
        </text:list-item>
      </text:list>
      <text:p text:style-name="P6">Artículo 67.</text:p>
      <text:list text:style-name="L2">
        <text:list-item>
          <text:p text:style-name="P9">Nadie podrá ser miembro de las dos Cámaras simultáneamente, ni acumular el acta de una Asamblea de Comunidad Autónoma con la de Diputado al Congreso.</text:p>
        </text:list-item>
        <text:list-item>
          <text:p text:style-name="P9">Los miembros de las Cortes Generales no estarán ligados por mandato imperativo.</text:p>
        </text:list-item>
        <text:list-item>
          <text:p text:style-name="P9">Las reuniones de Parlamentarios que se celebren sin convocatoria reglamentaria no vincularán a las Cámaras, y no podrán ejercer sus funciones ni ostentar sus privilegios.</text:p>
        </text:list-item>
      </text:list>
      <text:p text:style-name="P6">Artículo 68.</text:p>
      <text:list text:style-name="L3">
        <text:list-item>
          <text:p text:style-name="P10">El Congreso se compone de un mínimo de 300 y un máximo de 400 Diputados, elegidos por sufragio universal, libre, igual, directo y secreto, en los términos que establezca la ley.</text:p>
        </text:list-item>
        <text:list-item>
          <text:p text:style-name="P10">La circunscripción electoral es la provincia. Las poblaciones de Ceuta y Melilla estarán representadas cada una de ellas por un Diputado. La ley distribuirá el número total de Diputados, asignando una representación mínima inicial a cada circunscripción y distribuyendo los demás en proporción a la población.</text:p>
        </text:list-item>
        <text:list-item>
          <text:p text:style-name="P10"><text:soft-page-break/>La elección se verificará en cada circunscripción atendiendo a criterios de representación proporcional.</text:p>
        </text:list-item>
        <text:list-item>
          <text:p text:style-name="P10">El Congreso es elegido por cuatro años. El mandato de los Diputados termina cuatro años después de su elección o el día de la disolución de la Cámara.</text:p>
        </text:list-item>
        <text:list-item>
          <text:p text:style-name="P10">Son electores y elegibles todos los españoles que estén en pleno uso de sus derechos políticos. La ley reconocerá y el Estado facilitará el ejercicio del derecho de sufragio a los españoles que se encuentren fuera del territorio de España.</text:p>
        </text:list-item>
        <text:list-item>
          <text:p text:style-name="P10">Las elecciones tendrán lugar entre los treinta días y sesenta días desde la terminación del mandato. El Congreso electo deberá ser convocado dentro de los veinticinco días siguientes a la celebración de las elecciones.</text:p>
        </text:list-item>
      </text:list>
      <text:p text:style-name="P6">Artículo 69.</text:p>
      <text:list text:style-name="L4">
        <text:list-item>
          <text:p text:style-name="P11">El Senado es la Cámara de representación territorial.</text:p>
        </text:list-item>
        <text:list-item>
          <text:p text:style-name="P11">En cada provincia se elegirán cuatro Senadores por sufragio universal, libre, igual, directo y secreto por los votantes de cada una de ellas, en los términos que señale una ley orgánica.</text:p>
        </text:list-item>
        <text:list-item>
          <text:p text:style-name="P11">En las provincias insulares, cada isla o agrupación de ellas, con Cabildo o Consejo Insular, constituirá una circunscripción a efectos de elección de Senadores, correspondiendo tres a cada una de las islas mayores –Gran Canaria, Mallorca y Tenerife– y uno a cada una de las siguientes islas o agrupaciones: Ibiza-Formentera, Menorca, Fuerteventura, Gomera, Hierro, Lanzarote y La Palma.</text:p>
        </text:list-item>
        <text:list-item>
          <text:p text:style-name="P11">Las poblaciones de Ceuta y Melilla elegirán cada una de ellas dos Senadores.</text:p>
        </text:list-item>
        <text:list-item>
          <text:p text:style-name="P11">Las Comunidades Autónomas designarán además un Senador y otro más por cada millón de habitantes de su respectivo territorio. La designación corresponderá a la Asamblea legislativa o, en su defecto, al órgano colegiado superior de la Comunidad Autónoma, de acuerdo con lo que establezcan los Estatutos, que asegurarán, en todo caso, la adecuada representación proporcional.</text:p>
        </text:list-item>
        <text:list-item>
          <text:p text:style-name="P11">El Senado es elegido por cuatro años. El mandato de los Senadores termina cuatro años después de su elección o el día de la disolución de la Cámara.</text:p>
        </text:list-item>
      </text:list>
      <text:p text:style-name="P6">Artículo 70.</text:p>
      <text:list text:style-name="L5">
        <text:list-item>
          <text:p text:style-name="P12">La ley electoral determinará las causas de inelegibilidad e incompatibilidad de los Diputados y Senadores, que comprenderán, en todo caso:</text:p>
          <text:list>
            <text:list-item>
              <text:p text:style-name="P12">A los componentes del Tribunal Constitucional.</text:p>
            </text:list-item>
            <text:list-item>
              <text:p text:style-name="P12">A los altos cargos de la Administración del Estado que determine la ley, con la excepción de los miembros del Gobierno.</text:p>
            </text:list-item>
            <text:list-item>
              <text:p text:style-name="P12">Al Defensor del Pueblo.</text:p>
            </text:list-item>
            <text:list-item>
              <text:p text:style-name="P12">A los Magistrados, Jueces y Fiscales en activo.</text:p>
            </text:list-item>
            <text:list-item>
              <text:p text:style-name="P12">A los militares profesionales y miembros de las Fuerzas y Cuerpos de Seguridad y Policía en activo.</text:p>
            </text:list-item>
            <text:list-item>
              <text:p text:style-name="P12">A los miembros de las Juntas Electorales.</text:p>
            </text:list-item>
          </text:list>
        </text:list-item>
        <text:list-item>
          <text:p text:style-name="P12">La validez de las actas y credenciales de los miembros de ambas Cámaras estará sometida al control judicial, en los términos que establezca la ley electoral.</text:p>
        </text:list-item>
      </text:list>
      <text:p text:style-name="P6">Artículo 71.</text:p>
      <text:list text:style-name="L6">
        <text:list-item>
          <text:p text:style-name="P13">Los Diputados y Senadores gozarán de inviolabilidad por las opiniones manifestadas en el ejercicio de sus funciones.</text:p>
          <text:list>
            <text:list-item>
              <text:p text:style-name="P13"><text:soft-page-break/>Durante el período de su mandato los Diputados y Senadores gozarán asimismo de inmunidad y sólo podrán ser detenidos en caso de flagrante delito. No podrán ser inculpados ni procesados sin la previa autorización de la Cámara respectiva.</text:p>
            </text:list-item>
          </text:list>
        </text:list-item>
        <text:list-item>
          <text:p text:style-name="P13">En las causas contra Diputados y Senadores será competente la Sala de lo Penal del Tribunal Supremo.</text:p>
        </text:list-item>
        <text:list-item>
          <text:p text:style-name="P13">Los Diputados y Senadores percibirán una asignación que será fijada por las respectivas Cámaras.</text:p>
        </text:list-item>
      </text:list>
      <text:p text:style-name="P6">Artículo 72.</text:p>
      <text:list text:style-name="L7">
        <text:list-item>
          <text:p text:style-name="P14">Las Cámaras establecen sus propios Reglamentos, aprueban autónomamente sus presupuestos y, de común acuerdo, regulan el Estatuto del Personal de las Cortes Generales. Los Reglamentos y su reforma serán sometidos a una votación final sobre su totalidad, que requerirá la mayoría absoluta.</text:p>
        </text:list-item>
        <text:list-item>
          <text:p text:style-name="P14">Las Cámaras eligen sus respectivos Presidentes y los demás miembros de sus Mesas. Las sesiones conjuntas serán presididas por el Presidente del Congreso y se regirán por un Reglamento de las Cortes Generales aprobado por mayoría absoluta de cada Cámara.</text:p>
        </text:list-item>
        <text:list-item>
          <text:p text:style-name="P14">Los Presidentes de las Cámaras ejercen en nombre de las mismas todos los poderes administrativos y facultades de policía en el interior de sus respectivas sedes.</text:p>
        </text:list-item>
      </text:list>
      <text:p text:style-name="P6">Artículo 73.</text:p>
      <text:list text:style-name="L8">
        <text:list-item>
          <text:p text:style-name="P15">Las Cámaras se reunirán anualmente en dos períodos ordinarios de sesiones: el primero, de septiembre a diciembre, y el segundo, de febrero a junio.</text:p>
        </text:list-item>
        <text:list-item>
          <text:p text:style-name="P15">Las Cámaras podrán reunirse en sesiones extraordinarias a petición del Gobierno, de la Diputación Permanente o de la mayoría absoluta de los miembros de cualquiera de las Cámaras. Las sesiones extraordinarias deberán convocarse sobre un orden del día determinado y serán clausuradas una vez que éste haya sido agotado.</text:p>
        </text:list-item>
      </text:list>
      <text:p text:style-name="P6">Artículo 74.</text:p>
      <text:list text:style-name="L9">
        <text:list-item>
          <text:p text:style-name="P16">Las Cámaras se reunirán en sesión conjunta para ejercer las competencias no legislativas que el Título II atribuye expresamente a las Cortes Generales.</text:p>
        </text:list-item>
        <text:list-item>
          <text:p text:style-name="P16">Las decisiones de las Cortes Generales previstas en los artículos 94, 1, 145, 2 y 158, 2, se adoptarán por mayoría de cada una de las Cámaras. En el primer caso, el procedimiento se iniciará por el Congreso, y en los otros dos, por el Senado. En ambos casos, si no hubiera acuerdo entre Senado y Congreso, se intentará obtener por una Comisión Mixta compuesta de igual número de Diputados y Senadores. La Comisión presentará un texto que será votado por ambas Cámaras. Si no se aprueba en la forma establecida, decidirá el Congreso por mayoría absoluta.</text:p>
        </text:list-item>
      </text:list>
      <text:p text:style-name="P6">Artículo 75.</text:p>
      <text:list text:style-name="L10">
        <text:list-item>
          <text:p text:style-name="P17">Las Cámaras funcionarán en Pleno y por Comisiones.</text:p>
        </text:list-item>
        <text:list-item>
          <text:p text:style-name="P17">Las Cámaras podrán delegar en las Comisiones Legislativas Permanentes la aprobación de proyectos o proposiciones de ley. El Pleno podrá, no obstante, recabar en cualquier momento el debate y votación de cualquier proyecto o proposición de ley que haya sido objeto de esta delegación.</text:p>
        </text:list-item>
        <text:list-item>
          <text:p text:style-name="P17">Quedan exceptuados de lo dispuesto en el apartado anterior la reforma constitucional, las cuestiones internacionales, las leyes orgánicas y de bases y los Presupuestos Generales del Estado.</text:p>
        </text:list-item>
      </text:list>
      <text:p text:style-name="P6">Artículo 76.</text:p>
      <text:list text:style-name="L11">
        <text:list-item>
          <text:p text:style-name="P18"><text:soft-page-break/>El Congreso y el Senado, y, en su caso, ambas Cámaras conjuntamente, podrán nombrar Comisiones de investigación sobre cualquier asunto de interés público. Sus conclusiones no serán vinculantes para los Tribunales, ni afectarán a las resoluciones judiciales, sin perjuicio de que el resultado de la investigación sea comunicado al Ministerio Fiscal para el ejercicio, cuando proceda, de las acciones oportunas.</text:p>
        </text:list-item>
        <text:list-item>
          <text:p text:style-name="P18">Será obligatorio comparecer a requerimiento de las Cámaras. La ley regulará las sanciones que puedan imponerse por incumplimiento de esta obligación.</text:p>
        </text:list-item>
      </text:list>
      <text:p text:style-name="P6">Artículo 77.</text:p>
      <text:list text:style-name="L12">
        <text:list-item>
          <text:p text:style-name="P19">Las Cámaras pueden recibir peticiones individuales y colectivas, siempre por escrito, quedando prohibida la presentación directa por manifestaciones ciudadanas.</text:p>
        </text:list-item>
        <text:list-item>
          <text:p text:style-name="P19">Las Cámaras pueden remitir al Gobierno las peticiones que reciban. El Gobierno está obligado a explicarse sobre su contenido, siempre que las Cámaras lo exijan.</text:p>
        </text:list-item>
      </text:list>
      <text:p text:style-name="P6">Artículo 78.</text:p>
      <text:list text:style-name="L13">
        <text:list-item>
          <text:p text:style-name="P20">En cada Cámara habrá una Diputación Permanente compuesta por un mínimo de veintiún miembros, que representarán a los grupos parlamentarios, en proporción a su importancia numérica.</text:p>
        </text:list-item>
        <text:list-item>
          <text:p text:style-name="P20">Las Diputaciones Permanentes estarán presididas por el Presidente de la Cámara respectiva y tendrán como funciones la prevista en el artículo 73, la de asumir las facultades que correspondan a las Cámaras, de acuerdo con los artículos 86 y 116, en caso de que éstas hubieren sido disueltas o hubiere expirado su mandato y la de velar por los poderes de las Cámaras cuando éstas no estén reunidas.</text:p>
        </text:list-item>
        <text:list-item>
          <text:p text:style-name="P20">Expirado el mandato o en caso de disolución, las Diputaciones Permanentes seguirán ejerciendo sus funciones hasta la constitución de las nuevas Cortes Generales.</text:p>
        </text:list-item>
        <text:list-item>
          <text:p text:style-name="P20">Reunida la Cámara correspondiente, la Diputación Permanente dará cuenta de los asuntos tratados y de sus decisiones.</text:p>
        </text:list-item>
      </text:list>
      <text:p text:style-name="P6">Artículo 79.</text:p>
      <text:list text:style-name="L14">
        <text:list-item>
          <text:p text:style-name="P21">Para adoptar acuerdos, las Cámaras deben estar reunidas reglamentariamente y con asistencia de la mayoría de sus miembros.</text:p>
        </text:list-item>
        <text:list-item>
          <text:p text:style-name="P21">Dichos acuerdos, para ser válidos, deberán ser aprobados por la mayoría de los miembros presentes, sin perjuicio de las mayorías especiales que establezcan la Constitución o las leyes orgánicas y las que para elección de personas establezcan los Reglamentos de las Cámaras.</text:p>
        </text:list-item>
        <text:list-item>
          <text:p text:style-name="P21">El voto de Senadores y Diputados es personal e indelegable.</text:p>
        </text:list-item>
      </text:list>
      <text:p text:style-name="P2"><text:span text:style-name="T2">Artículo 80.</text:span> Las sesiones plenarias de las Cámaras serán públicas, salvo acuerdo en contrario de cada Cámara, adoptado por mayoría absoluta o con arreglo al Reglamento.</text:p>
      <text:p text:style-name="P7">CAPÍTULO SEGUNDO: De la elaboración de las leyes</text:p>
      <text:p text:style-name="P7">Artículo 81.</text:p>
      <text:list text:style-name="L15">
        <text:list-item>
          <text:p text:style-name="P22">Son leyes orgánicas las relativas al desarrollo de los derechos fundamentales y de las libertades públicas, las que aprueben los Estatutos de Autonomía y el régimen electoral general y las demás previstas en la Constitución.</text:p>
        </text:list-item>
        <text:list-item>
          <text:p text:style-name="P22">La aprobación, modificación o derogación de las leyes orgánicas exigirá mayoría absoluta del Congreso, en una votación final sobre el conjunto del proyecto.</text:p>
        </text:list-item>
      </text:list>
      <text:p text:style-name="P6">Artículo 82.</text:p>
      <text:list text:style-name="L16">
        <text:list-item>
          <text:p text:style-name="P23"><text:soft-page-break/>Las Cortes Generales podrán delegar en el Gobierno la potestad de dictar normas con rango de ley sobre materias determinadas no incluidas en el artículo anterior.</text:p>
        </text:list-item>
        <text:list-item>
          <text:p text:style-name="P23">La delegación legislativa deberá otorgarse mediante una ley de bases cuando su objeto sea la formación de textos articulados o por una ley ordinaria cuando se trate de refundir varios textos legales en uno solo.</text:p>
        </text:list-item>
        <text:list-item>
          <text:p text:style-name="P23">La delegación legislativa habrá de otorgarse al Gobierno de forma expresa para materia concreta y con fijación del plazo para su ejercicio. La delegación se agota por el uso que de ella haga el Gobierno mediante la publicación de la norma correspondiente. No podrá entenderse concedida de modo implícito o por tiempo indeterminado. Tampoco podrá permitir la subdelegación a autoridades distintas del propio Gobierno.</text:p>
        </text:list-item>
        <text:list-item>
          <text:p text:style-name="P23">Las leyes de bases delimitarán con precisión el objeto y alcance de la delegación legislativa y los principios y criterios que han de seguirse en su ejercicio.</text:p>
        </text:list-item>
        <text:list-item>
          <text:p text:style-name="P23">La autorización para refundir textos legales determinará el ámbito normativo a que se refiere el contenido de la delegación, especificando si se circunscribe a la mera formulación de un texto único o si se incluye la de regularizar, aclarar y armonizar los textos legales que han de ser refundidos.</text:p>
        </text:list-item>
        <text:list-item>
          <text:p text:style-name="P23">Sin perjuicio de la competencia propia de los Tribunales, las leyes de delegación podrán establecer en cada caso fórmulas adicionales de control.</text:p>
        </text:list-item>
      </text:list>
      <text:p text:style-name="P6">Artículo 83.</text:p>
      <text:p text:style-name="P5">Las leyes de bases no podrán en ningún caso:</text:p>
      <text:list text:style-name="L17">
        <text:list-item>
          <text:p text:style-name="P24">Autorizar la modificación de la propia ley de bases.</text:p>
        </text:list-item>
        <text:list-item>
          <text:p text:style-name="P24">Facultar para dictar normas con carácter retroactivo.</text:p>
        </text:list-item>
      </text:list>
      <text:p text:style-name="P2"><text:span text:style-name="T2">Artículo 84.</text:span> Cuando una proposición de ley o una enmienda fuere contraria a una delegación legislativa en vigor, el Gobierno está facultado para oponerse a su tramitación. En tal supuesto, podrá presentarse una proposición de ley para la derogación total o parcial de la ley de delegación.</text:p>
      <text:p text:style-name="P5"><text:span text:style-name="T2">Artículo 85.</text:span> Las disposiciones del Gobierno que contengan legislación delegada recibirán el título de Decretos Legislativos.</text:p>
      <text:p text:style-name="P7">Artículo 86.</text:p>
      <text:list text:style-name="L18">
        <text:list-item>
          <text:p text:style-name="P25">En caso de extraordinaria y urgente necesidad, el Gobierno podrá dictar disposiciones legislativas provisionales que tomarán la forma de Decretos-leyes y que no podrán afectar al ordenamiento de las instituciones básicas del Estado, a los derechos, deberes y libertades de los ciudadanos regulados en el Título I, al régimen de las Comunidades Autónomas ni al Derecho electoral general.</text:p>
        </text:list-item>
        <text:list-item>
          <text:p text:style-name="P25">Los Decretos-leyes deberán ser inmediatamente sometidos a debate y votación de totalidad al Congreso de los Diputados, convocado al efecto si no estuviere reunido, en el plazo de los treinta días siguientes a su promulgación. El Congreso habrá de pronunciarse expresamente dentro de dicho plazo sobre su convalidación o derogación, para lo cual el Reglamento establecerá un procedimiento especial y sumario.</text:p>
        </text:list-item>
        <text:list-item>
          <text:p text:style-name="P25">Durante el plazo establecido en el apartado anterior, las Cortes podrán tramitarlos como proyectos de ley por el procedimiento de urgencia.</text:p>
        </text:list-item>
      </text:list>
      <text:p text:style-name="P6">Artículo 87.</text:p>
      <text:list text:style-name="L19">
        <text:list-item>
          <text:p text:style-name="P26">La iniciativa legislativa corresponde al Gobierno, al Congreso y al Senado, de acuerdo con la Constitución y los Reglamentos de las Cámaras.</text:p>
        </text:list-item>
        <text:list-item>
          <text:p text:style-name="P26"><text:soft-page-break/>Las Asambleas de las Comunidades Autónomas podrán solicitar del Gobierno la adopción de un proyecto de ley o remitir a la Mesa del Congreso una proposición de ley, delegando ante dicha Cámara un máximo de tres miembros de la Asamblea encargados de su defensa.</text:p>
        </text:list-item>
        <text:list-item>
          <text:p text:style-name="P26">Una ley orgánica regulará las formas de ejercicio y requisitos de la iniciativa popular para la presentación de proposiciones de ley. En todo caso se exigirán no menos de 500.000 firmas acreditadas. No procederá dicha iniciativa en materias propias de ley orgánica, tributarias o de carácter internacional, ni en lo relativo a la prerrogativa de gracia.</text:p>
        </text:list-item>
      </text:list>
      <text:p text:style-name="P2"><text:span text:style-name="T2">Artículo 88.</text:span> Los proyectos de ley serán aprobados en Consejo de Ministros, que los someterá al Congreso, acompañados de una exposición de motivos y de los antecedentes necesarios para pronunciarse sobre ellos.</text:p>
      <text:p text:style-name="P7">Artículo 89.</text:p>
      <text:list text:style-name="L20">
        <text:list-item>
          <text:p text:style-name="P27">La tramitación de las proposiciones de ley se regulará por los Reglamentos de las Cámaras, sin que la prioridad debida a los proyectos de ley impida el ejercicio de la iniciativa legislativa en los términos regulados por el artículo 87.</text:p>
        </text:list-item>
        <text:list-item>
          <text:p text:style-name="P27">Las proposiciones de ley que, de acuerdo con el artículo 87, tome en consideración el Senado, se remitirán al Congreso para su trámite en éste como tal proposición.</text:p>
        </text:list-item>
      </text:list>
      <text:p text:style-name="P6">Artículo 90.</text:p>
      <text:list text:style-name="L21">
        <text:list-item>
          <text:p text:style-name="P28">Aprobado un proyecto de ley ordinaria u orgánica por el Congreso de los Diputados, su Presidente dará inmediata cuenta del mismo al Presidente del Senado, el cual lo someterá a la deliberación de éste.</text:p>
        </text:list-item>
        <text:list-item>
          <text:p text:style-name="P28">El Senado en el plazo de dos meses, a partir del día de la recepción del texto, puede, mediante mensaje motivado, oponer su veto o introducir enmiendas al mismo. El veto deberá ser aprobado por mayoría absoluta. El proyecto no podrá ser sometido al Rey para sanción sin que el Congreso ratifique por mayoría absoluta, en caso de veto, el texto inicial, o por mayoría simple, una vez transcurridos dos meses desde la interposición del mismo, o se pronuncie sobre las enmiendas, aceptándolas o no por mayoría simple.</text:p>
        </text:list-item>
        <text:list-item>
          <text:p text:style-name="P28">El plazo de dos meses de que el Senado dispone para vetar o enmendar el proyecto se reducirá al de veinte días naturales en los proyectos declarados urgentes por el Gobierno o por el Congreso de los Diputados.</text:p>
        </text:list-item>
      </text:list>
      <text:p text:style-name="P2"><text:span text:style-name="T2">Artículo 91.</text:span> El Rey sancionará en el plazo de quince días las leyes aprobadas por las Cortes Generales, y las promulgará y ordenará su inmediata publicación.</text:p>
      <text:p text:style-name="P7">Artículo 92.</text:p>
      <text:list text:style-name="L22">
        <text:list-item>
          <text:p text:style-name="P29">Las decisiones políticas de especial trascendencia podrán ser sometidas a referéndum consultivo de todos los ciudadanos.</text:p>
        </text:list-item>
        <text:list-item>
          <text:p text:style-name="P29">El referéndum será convocado por el Rey, mediante propuesta del Presidente del Gobierno, previamente autorizada por el Congreso de los Diputados.</text:p>
        </text:list-item>
        <text:list-item>
          <text:p text:style-name="P29">Una ley orgánica regulará las condiciones y el procedimiento de las distintas modalidades de referéndum previstas en esta Constitución.</text:p>
        </text:list-item>
      </text:list>
      <text:p text:style-name="P6">CAPÍTULO TERCERO - De los Tratados Internacionales</text:p>
      <text:p text:style-name="P5"><text:span text:style-name="T2">Artículo 93.</text:span> Mediante ley orgánica se podrá autorizar la celebración de tratados por los que se atribuya a una organización o institución internacional el ejercicio de competencias derivadas de la Constitución. Corresponde a las Cortes Generales o al Gobierno, según los casos, la garantía del cumplimiento de estos tratados y de las resoluciones emanadas de los organismos internacionales o supranacionales titulares de la cesión.</text:p>
      <text:p text:style-name="P7"><text:soft-page-break/>Artículo 94.</text:p>
      <text:list text:style-name="L23">
        <text:list-item>
          <text:p text:style-name="P30">La prestación del consentimiento del Estado para obligarse por medio de tratados o convenios requerirá la previa autorización de las Cortes Generales, en los siguientes casos:</text:p>
          <text:list>
            <text:list-item>
              <text:p text:style-name="P30">Tratados de carácter político.</text:p>
            </text:list-item>
            <text:list-item>
              <text:p text:style-name="P30">Tratados o convenios de carácter militar.</text:p>
            </text:list-item>
            <text:list-item>
              <text:p text:style-name="P30">Tratados o convenios que afecten a la integridad territorial del Estado o a los derechos y deberes fundamentales establecidos en el Título I.</text:p>
            </text:list-item>
            <text:list-item>
              <text:p text:style-name="P30">Tratados o convenios que impliquen obligaciones financieras para la Hacienda Pública.</text:p>
            </text:list-item>
            <text:list-item>
              <text:p text:style-name="P30">Tratados o convenios que supongan modificación o derogación de alguna ley o exijan medidas legislativas para su ejecución.</text:p>
            </text:list-item>
          </text:list>
        </text:list-item>
        <text:list-item>
          <text:p text:style-name="P30">El Congreso y el Senado serán inmediatamente informados de la conclusión de los restantes tratados o convenios.</text:p>
        </text:list-item>
      </text:list>
      <text:p text:style-name="P6">Artículo 95.</text:p>
      <text:list text:style-name="L24">
        <text:list-item>
          <text:p text:style-name="P31">La celebración de un tratado internacional que contenga estipulaciones contrarias a la Constitución exigirá la previa revisión constitucional.</text:p>
        </text:list-item>
        <text:list-item>
          <text:p text:style-name="P31">El Gobierno o cualquiera de las Cámaras puede requerir al Tribunal Constitucional para que declare si existe o no esa contradicción.</text:p>
        </text:list-item>
      </text:list>
      <text:p text:style-name="P6">Artículo 96.</text:p>
      <text:list text:style-name="L25">
        <text:list-item>
          <text:p text:style-name="P32">Los tratados internacionales válidamente celebrados, una vez publicados oficialmente en España, formarán parte del ordenamiento interno. Sus disposiciones sólo podrán ser derogadas, modificadas o suspendidas en la forma prevista en los propios tratados o de acuerdo con las normas generales del Derecho internacional.</text:p>
        </text:list-item>
        <text:list-item>
          <text:p text:style-name="P32">Para la denuncia de los tratados y convenios internacionales se utilizará el mismo procedimiento previsto para su aprobación en el artículo 94.</text:p>
        </text:list-item>
      </text:list>
      <text:p text:style-name="P6">Congreso de los Diputados</text:p>
      <text:list xml:id="list3997023748" text:style-name="L26">
        <text:list-item>
          <text:p text:style-name="P33"><text:span text:style-name="T2">Composición:</text:span> Entre 300 y 400 diputados elegidos por sufragio universal, libre, igual, directo y secreto.</text:p>
        </text:list-item>
        <text:list-item>
          <text:p text:style-name="P34">Atribuciones principales:</text:p>
          <text:list text:style-name="L27">
            <text:list-item>
              <text:p text:style-name="P35">Otorgar o retirar la confianza al Presidente del Gobierno (investidura y moción de censura).</text:p>
            </text:list-item>
            <text:list-item>
              <text:p text:style-name="P35">Aprobar leyes y presupuestos.</text:p>
            </text:list-item>
            <text:list-item>
              <text:p text:style-name="P35">Controlar la acción del Gobierno mediante preguntas, interpelaciones y comisiones de investigación.</text:p>
            </text:list-item>
            <text:list-item>
              <text:p text:style-name="P35">Autorizar la prórroga de los estados de alarma, excepción y sitio.</text:p>
            </text:list-item>
            <text:list-item>
              <text:p text:style-name="P35">Participar en la ratificación de tratados internacionales.</text:p>
            </text:list-item>
          </text:list>
        </text:list-item>
      </text:list>
      <text:p text:style-name="P6">Senado</text:p>
      <text:list xml:id="list796037783" text:style-name="L28">
        <text:list-item>
          <text:p text:style-name="P36"><text:span text:style-name="T2">Composición:</text:span> Cámara de representación territorial. Senadores elegidos por sufragio y designados por las Comunidades Autónomas.</text:p>
        </text:list-item>
        <text:list-item>
          <text:p text:style-name="P37">Atribuciones principales:</text:p>
          <text:list text:style-name="L29">
            <text:list-item>
              <text:p text:style-name="P38">Participar en la función legislativa, con capacidad de veto o enmienda.</text:p>
            </text:list-item>
            <text:list-item>
              <text:p text:style-name="P38">Intervenir en la aprobación de leyes orgánicas y tratados internacionales.</text:p>
            </text:list-item>
            <text:list-item>
              <text:p text:style-name="P38">Autorizar al Gobierno a adoptar medidas en una Comunidad Autónoma cuando no cumpla sus obligaciones constitucionales (art. 155 CE).</text:p>
            </text:list-item>
            <text:list-item>
              <text:p text:style-name="P38">Colaborar en el control político del Gobierno.</text:p>
            </text:list-item>
          </text:list>
        </text:list-item>
      </text:list>
      <text:h text:style-name="P4" text:outline-level="2"><text:bookmark-start text:name="el-tribunal-constitucional"/><text:soft-page-break/>El Tribunal Constitucional<text:bookmark-end text:name="el-tribunal-constitucional"/></text:h>
      <text:p text:style-name="P6">TÍTULO IX CE - Del Tribunal Constitucional</text:p>
      <text:p text:style-name="P7">Artículo 159.</text:p>
      <text:list text:style-name="L30">
        <text:list-item>
          <text:p text:style-name="P39">El Tribunal Constitucional se compone de 12 miembros nombrados por el Rey; de ellos, cuatro a propuesta del Congreso por mayoría de tres quintos de sus miembros; cuatro a propuesta del Senado, con idéntica mayoría; dos a propuesta del Gobierno, y dos a propuesta del Consejo General del Poder Judicial.</text:p>
        </text:list-item>
        <text:list-item>
          <text:p text:style-name="P39">Los miembros del Tribunal Constitucional deberán ser nombrados entre Magistrados y Fiscales, Profesores de Universidad, funcionarios públicos y Abogados, todos ellos juristas de reconocida competencia con más de quince años de ejercicio profesional.</text:p>
        </text:list-item>
        <text:list-item>
          <text:p text:style-name="P39">Los miembros del Tribunal Constitucional serán designados por un período de nueve años y se renovarán por terceras partes cada tres.</text:p>
        </text:list-item>
        <text:list-item>
          <text:p text:style-name="P39">La condición de miembro del Tribunal Constitucional es incompatible: con todo mandato representativo; con los cargos políticos o administrativos; con el desempeño de funciones directivas en un partido político o en un sindicato y con el empleo al servicio de los mismos; con el ejercicio de las carreras judicial y fiscal, y con cualquier actividad profesional o mercantil. En lo demás los miembros del Tribunal Constitucional tendrán las incompatibilidades propias de los miembros del poder judicial.</text:p>
        </text:list-item>
        <text:list-item>
          <text:p text:style-name="P39">Los miembros del Tribunal Constitucional serán independientes e inamovibles en el ejercicio de su mandato.</text:p>
        </text:list-item>
      </text:list>
      <text:p text:style-name="P2"><text:span text:style-name="T2">Artículo 160.</text:span> El Presidente del Tribunal Constitucional será nombrado entre sus miembros por el Rey, ****a propuesta del mismo Tribunal en pleno y por un período de tres años.</text:p>
      <text:p text:style-name="P7">Artículo 161.</text:p>
      <text:list text:style-name="L31">
        <text:list-item>
          <text:p text:style-name="P40">El Tribunal Constitucional tiene jurisdicción en todo el territorio español y es competente para conocer:</text:p>
          <text:list>
            <text:list-item>
              <text:p text:style-name="P40">Del recurso de inconstitucionalidad contra leyes y disposiciones normativas con fuerza de ley. La declaración de inconstitucionalidad de una norma jurídica con rango de ley, interpretada por la jurisprudencia, afectará a ésta, si bien la sentencia o sentencias recaídas no perderán el valor de cosa juzgada.</text:p>
            </text:list-item>
            <text:list-item>
              <text:p text:style-name="P40">Del recurso de amparo por violación de los derechos y libertades referidos en el artículo 53, 2, de esta Constitución, en los casos y formas que la ley establezca.</text:p>
            </text:list-item>
            <text:list-item>
              <text:p text:style-name="P40">De los conflictos de competencia entre el Estado y las Comunidades Autónomas o de los de éstas entre sí.</text:p>
            </text:list-item>
            <text:list-item>
              <text:p text:style-name="P40">De las demás materias que le atribuyan la Constitución o las leyes orgánicas.</text:p>
            </text:list-item>
          </text:list>
        </text:list-item>
        <text:list-item>
          <text:p text:style-name="P40">El Gobierno podrá impugnar ante el Tribunal Constitucional las disposiciones y resoluciones adoptadas por los órganos de las Comunidades Autónomas. La impugnación producirá la suspensión de la disposición o resolución recurrida, pero el Tribunal, en su caso, deberá ratificarla o levantarla en un plazo no superior a cinco meses.</text:p>
        </text:list-item>
      </text:list>
      <text:p text:style-name="P6">Artículo 162.</text:p>
      <text:list text:style-name="L32">
        <text:list-item>
          <text:p text:style-name="P41">Están legitimados:</text:p>
          <text:list>
            <text:list-item>
              <text:p text:style-name="P41">Para interponer el recurso de inconstitucionalidad, el Presidente del Gobierno, el Defensor del Pueblo, 50 Diputados, 50 Senadores, los órganos colegiados ejecutivos de las Comunidades Autónomas y, en su caso, las Asambleas de las mismas.</text:p>
            </text:list-item>
            <text:list-item>
              <text:p text:style-name="P41"><text:soft-page-break/>Para interponer el recurso de amparo, toda persona natural o jurídica que invoque un interés legítimo, así como el Defensor del Pueblo y el Ministerio Fiscal.</text:p>
            </text:list-item>
          </text:list>
        </text:list-item>
        <text:list-item>
          <text:p text:style-name="P41">En los demás casos, la ley orgánica determinará las personas y órganos legitimados.</text:p>
        </text:list-item>
      </text:list>
      <text:p text:style-name="P2"><text:span text:style-name="T2">Artículo 163.</text:span> Cuando un órgano judicial considere, en algún proceso, que una norma con rango de ley, ****aplicable al caso, de cuya validez dependa el fallo, pueda ser contraria a la Constitución, ****planteará la cuestión ante el Tribunal Constitucional en los supuestos, en la forma y con los ****efectos que establezca la ley, que en ningún caso serán suspensivos.</text:p>
      <text:p text:style-name="P7">Artículo 164.</text:p>
      <text:list text:style-name="L33">
        <text:list-item>
          <text:p text:style-name="P42">Las sentencias del Tribunal Constitucional se publicarán en el boletín oficial del Estado con los votos particulares, si los hubiere. Tienen el valor de cosa juzgada a partir del día siguiente de su publicación y no cabe recurso alguno contra ellas. Las que declaren la inconstitucionalidad de una ley o de una norma con fuerza de ley y todas las que no se limiten a la estimación subjetiva de un derecho, tienen plenos efectos frente a todos.</text:p>
        </text:list-item>
        <text:list-item>
          <text:p text:style-name="P42">Salvo que en el fallo se disponga otra cosa, subsistirá la vigencia de la ley en la parte no afectada por la inconstitucionalidad.</text:p>
        </text:list-item>
      </text:list>
      <text:p text:style-name="P2"><text:span text:style-name="T2">Artículo 165.</text:span> Una ley orgánica regulará el funcionamiento del Tribunal Constitucional, el estatuto de ****sus miembros, el procedimiento ante el mismo y las condiciones para el ejercicio de las ****acciones.</text:p>
      <text:p text:style-name="P7">Artículo 159 CE</text:p>
      <text:list xml:id="list2009399265" text:style-name="L34">
        <text:list-item>
          <text:p text:style-name="P43"><text:span text:style-name="T2">Composición:</text:span> 12 magistrados nombrados por el Rey:</text:p>
          <text:list text:style-name="L35">
            <text:list-item>
              <text:p text:style-name="P44">4 a propuesta del Congreso de los Diputados.</text:p>
            </text:list-item>
            <text:list-item>
              <text:p text:style-name="P44">4 a propuesta del Senado.</text:p>
            </text:list-item>
            <text:list-item>
              <text:p text:style-name="P44">2 a propuesta del Gobierno.</text:p>
            </text:list-item>
            <text:list-item>
              <text:p text:style-name="P44">2 a propuesta del Consejo General del Poder Judicial.</text:p>
            </text:list-item>
          </text:list>
        </text:list-item>
        <text:list-item>
          <text:p text:style-name="P43">Mandato de 9 años, renovables por terceras partes cada 3 años.</text:p>
        </text:list-item>
        <text:list-item>
          <text:p text:style-name="P43">Eligen entre ellos al Presidente del Tribunal por 3 años.</text:p>
        </text:list-item>
      </text:list>
      <text:p text:style-name="P6">Atribuciones</text:p>
      <text:list text:style-name="L36">
        <text:list-item>
          <text:p text:style-name="P45">Controlar la constitucionalidad de las leyes y normas con fuerza de ley.</text:p>
        </text:list-item>
        <text:list-item>
          <text:p text:style-name="P45">Resolver recursos de inconstitucionalidad y cuestiones de inconstitucionalidad planteadas por jueces y tribunales.</text:p>
        </text:list-item>
        <text:list-item>
          <text:p text:style-name="P45">Conocer del recurso de amparo por violación de derechos fundamentales.</text:p>
        </text:list-item>
        <text:list-item>
          <text:p text:style-name="P45">Resolver conflictos de competencia entre el Estado y las Comunidades Autónomas, o entre estas.</text:p>
        </text:list-item>
        <text:list-item>
          <text:p text:style-name="P45">Controlar la constitucionalidad de los tratados internacionales.</text:p>
        </text:list-item>
      </text:list>
      <text:h text:style-name="P4" text:outline-level="2"><text:bookmark-start text:name="el-defensor-del-pueblo"/>El Defensor del Pueblo<text:bookmark-end text:name="el-defensor-del-pueblo"/></text:h>
      <text:p text:style-name="P2"><text:span text:style-name="T2">Artículo 54 CE.</text:span><text:line-break/>Una ley orgánica regulará la institución del Defensor del Pueblo, como <text:span text:style-name="T2">alto comisionado de las Cortes Generales</text:span>, designado por éstas para la defensa de los derechos comprendidos en este Título, a cuyo efecto podrá supervisar la actividad de la Administración, dando cuenta a las Cortes Generales.</text:p>
      <text:list text:style-name="L37">
        <text:list-item>
          <text:p text:style-name="P46"><text:span text:style-name="T2">Naturaleza:</text:span> Alto comisionado de las Cortes Generales.</text:p>
        </text:list-item>
        <text:list-item>
          <text:p text:style-name="P46"><text:span text:style-name="T2">Norma reguladora:</text:span> Ley Orgánica 3/1981, de 6 de abril, del Defensor del Pueblo.</text:p>
        </text:list-item>
      </text:list>
      <text:h text:style-name="P47" text:outline-level="3"><text:bookmark-start text:name="requisitos-para-ser-defensor-del-pueblo"/><text:soft-page-break/>Requisitos para ser Defensor del Pueblo<text:bookmark-end text:name="requisitos-para-ser-defensor-del-pueblo"/></text:h>
      <text:p text:style-name="P2">📌 <text:span text:style-name="T2">Artículo 3 de la LO 3/1981</text:span></text:p>
      <text:p text:style-name="P5">Puede ser elegido Defensor del Pueblo:</text:p>
      <text:list text:style-name="L38">
        <text:list-item>
          <text:p text:style-name="P48">Cualquier <text:span text:style-name="T2">español</text:span></text:p>
        </text:list-item>
        <text:list-item>
          <text:p text:style-name="P49">Mayor de edad</text:p>
        </text:list-item>
        <text:list-item>
          <text:p text:style-name="P48">En <text:span text:style-name="T2">pleno disfrute de sus derechos civiles y políticos</text:span></text:p>
        </text:list-item>
      </text:list>
      <text:p text:style-name="P2">👉 <text:span text:style-name="T2">Muy preguntado en examen</text:span>:<text:line-break/>No se exige titulación específica ni pertenecer a ningún cuerpo o profesión concreta.</text:p>
      <text:h text:style-name="P47" text:outline-level="3"><text:bookmark-start text:name="nombramiento-y-mandato"/>Nombramiento y mandato<text:bookmark-end text:name="nombramiento-y-mandato"/></text:h>
      <text:list xml:id="list4082902630" text:style-name="L39">
        <text:list-item>
          <text:p text:style-name="P50">Es elegido por las <text:span text:style-name="T2">Cortes Generales</text:span>.</text:p>
        </text:list-item>
        <text:list-item>
          <text:p text:style-name="P50">Requiere <text:span text:style-name="T2">mayoría cualificada</text:span>:</text:p>
          <text:list text:style-name="L40">
            <text:list-item>
              <text:p text:style-name="P51">3/5 del Congreso de los Diputados.</text:p>
            </text:list-item>
            <text:list-item>
              <text:p text:style-name="P51">3/5 del Senado.</text:p>
            </text:list-item>
          </text:list>
        </text:list-item>
        <text:list-item>
          <text:p text:style-name="P50"><text:span text:style-name="T2">Duración del mandato:</text:span> 5 años.</text:p>
        </text:list-item>
      </text:list>
      <text:h text:style-name="P47" text:outline-level="3"><text:bookmark-start text:name="funciones"/>Funciones<text:bookmark-end text:name="funciones"/></text:h>
      <text:list xml:id="list3366523621" text:style-name="L41">
        <text:list-item>
          <text:p text:style-name="P52">Defender los <text:span text:style-name="T2">derechos comprendidos en el Título I de la Constitución</text:span>.</text:p>
        </text:list-item>
        <text:list-item>
          <text:p text:style-name="P52"><text:span text:style-name="T2">Supervisar la actividad de la Administración pública</text:span>.</text:p>
        </text:list-item>
        <text:list-item>
          <text:p text:style-name="P52">Investigar actuaciones administrativas, de oficio o a instancia de parte.</text:p>
        </text:list-item>
        <text:list-item>
          <text:p text:style-name="P52">Formular <text:span text:style-name="T2">recomendaciones, advertencias y recordatorios de deberes legales</text:span>.</text:p>
        </text:list-item>
        <text:list-item>
          <text:p text:style-name="P52">Presentar:</text:p>
          <text:list text:style-name="L42">
            <text:list-item>
              <text:p text:style-name="P53">Informe anual a las Cortes Generales.</text:p>
            </text:list-item>
            <text:list-item>
              <text:p text:style-name="P53">Informes extraordinarios cuando lo considere necesario.</text:p>
            </text:list-item>
          </text:list>
        </text:list-item>
        <text:list-item>
          <text:p text:style-name="P52">Puede interponer:</text:p>
          <text:list text:style-name="L43">
            <text:list-item>
              <text:p text:style-name="P54">Recurso de inconstitucionalidad.</text:p>
            </text:list-item>
            <text:list-item>
              <text:p text:style-name="P54">Recurso de amparo ante el Tribunal Constitucional.</text:p>
            </text:list-item>
          </text:list>
        </text:list-item>
      </text:list>
      <text:p text:style-name="P2">👉 <text:span text:style-name="T2">Importante</text:span>:<text:line-break/>No puede anular actos administrativos ni sustituir a los tribunales.</text:p>
      <text:h text:style-name="P47" text:outline-level="3"><text:bookmark-start text:name="garantías"/>Garantías<text:bookmark-end text:name="garantías"/></text:h>
      <text:list text:style-name="L44">
        <text:list-item>
          <text:p text:style-name="P55">Actúa con <text:span text:style-name="T2">independencia</text:span>.</text:p>
        </text:list-item>
        <text:list-item>
          <text:p text:style-name="P55">No recibe instrucciones de ninguna autoridad.</text:p>
        </text:list-item>
        <text:list-item>
          <text:p text:style-name="P55">Es <text:span text:style-name="T2">inviolable</text:span> por las opiniones y actos realizados en el ejercicio de sus funciones.</text:p>
        </text:list-item>
        <text:list-item>
          <text:p text:style-name="P55">Todas las Administraciones están obligadas a <text:span text:style-name="T2">colaborar</text:span> con él.</text:p>
        </text:list-item>
      </text:list>
      <text:h text:style-name="P47" text:outline-level="3"><text:bookmark-start text:name="miniresumen"/>Miniresumen<text:bookmark-end text:name="miniresumen"/></text:h>
      <text:list text:style-name="L45">
        <text:list-item>
          <text:p text:style-name="P56">Defensor del Pueblo → Alto comisionado de las Cortes Generales.</text:p>
        </text:list-item>
        <text:list-item>
          <text:p text:style-name="P56">Regulación → LO 3/1981.</text:p>
        </text:list-item>
        <text:list-item>
          <text:p text:style-name="P56">Requisitos → Español mayor de edad con plenos derechos civiles y políticos.</text:p>
        </text:list-item>
        <text:list-item>
          <text:p text:style-name="P56">Nombramiento → 3/5 Congreso + 3/5 Senado.</text:p>
        </text:list-item>
        <text:list-item>
          <text:p text:style-name="P56">Mandato → 5 años.</text:p>
        </text:list-item>
        <text:list-item>
          <text:p text:style-name="P56">Función clave → Defensa de derechos del Título I y control de la Administración.</text:p>
        </text:list-item>
      </text:list>
      <text:h text:style-name="P3" text:outline-level="1"><text:bookmark-start text:name="el-gobierno-composición-nombramiento-y-cese.-las-funciones-del-gobierno.-relaciones-entre-el-gobierno-y-las-cortes-generales"/><text:soft-page-break/>3. El Gobierno: composición, nombramiento y cese. Las funciones del Gobierno. Relaciones entre el Gobierno y las Cortes Generales<text:bookmark-end text:name="el-gobierno-composición-nombramiento-y-cese.-las-funciones-del-gobierno.-relaciones-entre-el-gobierno-y-las-cortes-generales"/></text:h>
      <text:h text:style-name="P3" text:outline-level="1"><text:bookmark-start text:name="introducción-1"/>Introducción<text:bookmark-end text:name="introducción-1"/></text:h>
      <text:p text:style-name="P2">El <text:span text:style-name="T2">Gobierno de España</text:span> es el órgano que ejerce la función ejecutiva y dirige la política interior y exterior del Estado. Sus principales aspectos de funcionamiento, composición y relación con las Cortes Generales se resumen a continuación.</text:p>
      <text:h text:style-name="P3" text:outline-level="1"><text:bookmark-start text:name="composición-nombramiento-y-cese-del-gobierno"/>Composición, Nombramiento y Cese del Gobierno<text:bookmark-end text:name="composición-nombramiento-y-cese-del-gobierno"/></text:h>
      <text:h text:style-name="P4" text:outline-level="2"><text:bookmark-start text:name="composición"/>Composición<text:bookmark-end text:name="composición"/></text:h>
      <text:p text:style-name="P2">El Gobierno se compone del <text:span text:style-name="T2">Presidente</text:span>, del <text:span text:style-name="T2">Vicepresidente o Vicepresidentes</text:span> (en su caso) y de los <text:span text:style-name="T2">Ministros</text:span>. Se reúnen en <text:span text:style-name="T2">Consejo de Ministros</text:span> y en <text:span text:style-name="T2">Comisiones Delegadas del Gobierno</text:span>.</text:p>
      <text:h text:style-name="P4" text:outline-level="2"><text:bookmark-start text:name="nombramiento"/>Nombramiento<text:bookmark-end text:name="nombramiento"/></text:h>
      <text:h text:style-name="P57" text:outline-level="3"><text:bookmark-start text:name="presidente-del-gobierno"/>Presidente del Gobierno:<text:bookmark-end text:name="presidente-del-gobierno"/></text:h>
      <text:p text:style-name="P2">Es propuesto por el <text:span text:style-name="T2">Rey</text:span> tras consultar a los representantes de los grupos parlamentarios con representación en el Congreso de los Diputados.</text:p>
      <text:p text:style-name="P5">Debe obtener la <text:span text:style-name="T2">confianza</text:span> del Congreso de los Diputados, mediante el procedimiento de <text:span text:style-name="T2">investidura</text:span>. En la primera votación, se requiere <text:span text:style-name="T2">mayoría absoluta</text:span>. Si no se logra, se repite 48 horas después y basta la <text:span text:style-name="T2">mayoría simple</text:span>.</text:p>
      <text:p text:style-name="P5">Una vez investido, el Rey le nombra formalmente.</text:p>
      <text:h text:style-name="P57" text:outline-level="3"><text:bookmark-start text:name="vicepresidentes-y-ministros"/>Vicepresidentes y Ministros:<text:bookmark-end text:name="vicepresidentes-y-ministros"/></text:h>
      <text:p text:style-name="P2">Son nombrados y separados por el <text:span text:style-name="T2">Rey</text:span>, a propuesta del <text:span text:style-name="T2">Presidente del Gobierno</text:span>.</text:p>
      <text:p text:style-name="P5">El nombramiento debe garantizar el principio de <text:span text:style-name="T2">presencia equilibrada</text:span> de mujeres y hombres (mínimo del 40% de cada sexo).</text:p>
      <text:h text:style-name="P4" text:outline-level="2"><text:bookmark-start text:name="cese"/>Cese<text:bookmark-end text:name="cese"/></text:h>
      <text:p text:style-name="P2">El Gobierno cesa en los siguientes casos:</text:p>
      <text:list text:style-name="L46">
        <text:list-item>
          <text:p text:style-name="P58">Tras la celebración de <text:span text:style-name="T2">elecciones generales</text:span>.</text:p>
        </text:list-item>
        <text:list-item>
          <text:p text:style-name="P58">En los casos de <text:span text:style-name="T2">pérdida de la confianza parlamentaria</text:span> (tras la aprobación de una <text:span text:style-name="T2">moción de censura</text:span> o la pérdida de una <text:span text:style-name="T2">cuestión de confianza</text:span>).</text:p>
        </text:list-item>
        <text:list-item>
          <text:p text:style-name="P58">Por <text:span text:style-name="T2">dimisión</text:span> o <text:span text:style-name="T2">fallecimiento</text:span> de su Presidente.</text:p>
        </text:list-item>
      </text:list>
      <text:p text:style-name="P2"><text:span text:style-name="T2">Nota:</text:span> El Gobierno cesante continúa <text:span text:style-name="T2">en funciones</text:span> hasta la toma de posesión del nuevo Gobierno.</text:p>
      <text:h text:style-name="P3" text:outline-level="1"><text:bookmark-start text:name="funciones-del-gobierno"/>Funciones del Gobierno<text:bookmark-end text:name="funciones-del-gobierno"/></text:h>
      <text:p text:style-name="P2">De acuerdo con la Constitución Española, el Gobierno tiene las siguientes funciones:</text:p>
      <text:list text:style-name="L47">
        <text:list-item>
          <text:p text:style-name="P59"><text:soft-page-break/><text:span text:style-name="T2">Dirección Política:</text:span> Dirige la <text:span text:style-name="T2">política interior y exterior</text:span>, la <text:span text:style-name="T2">Administración civil y militar</text:span>, y la <text:span text:style-name="T2">defensa del Estado</text:span>.</text:p>
        </text:list-item>
        <text:list-item>
          <text:p text:style-name="P59"><text:span text:style-name="T2">Función Ejecutiva:</text:span> Ejerce la <text:span text:style-name="T2">función ejecutiva</text:span> y gestiona los asuntos del Estado a través de la Administración General del Estado.</text:p>
        </text:list-item>
        <text:list-item>
          <text:p text:style-name="P59"><text:span text:style-name="T2">Potestad Reglamentaria:</text:span> Ejerce la <text:span text:style-name="T2">potestad reglamentaria</text:span> para desarrollar las leyes, dictando reglamentos y otras disposiciones normativas inferiores a la ley.</text:p>
        </text:list-item>
        <text:list-item>
          <text:p text:style-name="P59"><text:span text:style-name="T2">Iniciativa Legislativa:</text:span> Tiene la <text:span text:style-name="T2">iniciativa legislativa</text:span> a través de la aprobación de <text:span text:style-name="T2">Proyectos de Ley</text:span> en Consejo de Ministros, que se remiten a las Cortes.</text:p>
        </text:list-item>
        <text:list-item>
          <text:p text:style-name="P59"><text:span text:style-name="T2">Normas con Rango de Ley:</text:span> Puede dictar, en casos de extraordinaria y urgente necesidad, <text:span text:style-name="T2">Decretos-Leyes</text:span> (que deben ser convalidados por el Congreso) y <text:span text:style-name="T2">Decretos Legislativos</text:span> (por delegación expresa de las Cortes).</text:p>
        </text:list-item>
        <text:list-item>
          <text:p text:style-name="P59"><text:span text:style-name="T2">Presupuestos:</text:span> Elabora el <text:span text:style-name="T2">Proyecto de Ley de Presupuestos Generales del Estado</text:span>.</text:p>
        </text:list-item>
      </text:list>
      <text:h text:style-name="P3" text:outline-level="1"><text:bookmark-start text:name="relaciones-entre-el-gobierno-y-las-cortes-generales"/>Relaciones entre el Gobierno y las Cortes Generales<text:bookmark-end text:name="relaciones-entre-el-gobierno-y-las-cortes-generales"/></text:h>
      <text:p text:style-name="P2">El sistema político español es un sistema parlamentario, lo que implica una estrecha relación de control e impulso entre el Gobierno (Poder Ejecutivo) y las Cortes Generales (Poder Legislativo, formado por el Congreso de los Diputados y el Senado).</text:p>
      <text:h text:style-name="P47" text:outline-level="3"><text:bookmark-start text:name="instrumentos-de-control-y-exigencia-de-responsabilidad"/>Instrumentos de Control y Exigencia de Responsabilidad<text:bookmark-end text:name="instrumentos-de-control-y-exigencia-de-responsabilidad"/></text:h>
      <text:p text:style-name="P2">El Gobierno responde <text:span text:style-name="T2">solidariamente</text:span> de su gestión política ante el <text:span text:style-name="T2">Congreso de los Diputados</text:span>.</text:p>
      <text:h text:style-name="P47" text:outline-level="3"><text:bookmark-start text:name="instrumentos-de-colaboración-e-impulso"/>Instrumentos de Colaboración e Impulso<text:bookmark-end text:name="instrumentos-de-colaboración-e-impulso"/></text:h>
      <text:p text:style-name="P2"><text:span text:style-name="T2">Investidura:</text:span> El Presidente del Gobierno necesita la confianza del Congreso para ser nombrado.</text:p>
      <text:p text:style-name="P5"><text:span text:style-name="T2">Iniciativa Legislativa:</text:span> El Gobierno presenta <text:span text:style-name="T2">Proyectos de Ley</text:span> y las Cortes los examinan, enmiendan y aprueban.</text:p>
      <text:p text:style-name="P5"><text:span text:style-name="T2">Aprobación de Presupuestos:</text:span> El Gobierno elabora el proyecto y las Cortes lo aprueban.</text:p>
      <text:p text:style-name="P5"><text:span text:style-name="T2">Delegación Legislativa:</text:span> Las Cortes pueden delegar en el Gobierno la potestad de dictar normas con rango de ley (Decretos Legislativos).</text:p>
      <text:h text:style-name="P3" text:outline-level="1"><text:bookmark-start text:name="el-gobierno-composición-nombramiento-y-cese.-las-funciones-del-gobierno."/>El Gobierno: composición, nombramiento y cese. Las funciones del Gobierno.<text:bookmark-end text:name="el-gobierno-composición-nombramiento-y-cese.-las-funciones-del-gobierno."/></text:h>
      <text:h text:style-name="P60" text:outline-level="2"><text:bookmark-start text:name="titulo-4-de-la-ce-del-gobierno-y-la-administración-artículos-del-97-al-107"/>Titulo 4 de la CE: Del Gobierno y la administración (artículos del 97 al 107)<text:bookmark-end text:name="titulo-4-de-la-ce-del-gobierno-y-la-administración-artículos-del-97-al-107"/></text:h>
      <text:p text:style-name="P2"><text:span text:style-name="T2">Artículo 97.</text:span> El Gobierno dirige la política interior y exterior, la Administración civil y militar y la defensa del Estado. Ejerce la función ejecutiva y la potestad reglamentaria de acuerdo con la Constitución y las leyes.</text:p>
      <text:p text:style-name="P5"><text:span text:style-name="T2">Artículo 98.</text:span> 1. El Gobierno se compone del Presidente, de los Vicepresidentes, en su caso, de los Ministros y de los demás miembros que establezca la ley. 2. El Presidente dirige la acción del Gobierno y coordina las funciones de los demás miembros del mismo, sin perjuicio de la competencia y responsabilidad directa de éstos en su gestión. 3. Los miembros del Gobierno no podrán ejercer otras funciones representativas que las propias del mandato parlamentario, ni <text:soft-page-break/>cualquier otra función pública que no derive de su cargo, ni actividad profesional o mercantil alguna. 4. La ley regulará el estatuto e incompatibilidades de los miembros del Gobierno.</text:p>
      <text:p text:style-name="P5"><text:span text:style-name="T2">Artículo 99.</text:span> 1. Después de cada renovación del Congreso de los Diputados, y en los demás supuestos constitucionales en que así proceda, el Rey, previa consulta con los representantes designados por los Grupos políticos con representación parlamentaria, y a través del Presidente del Congreso, propondrá un candidato a la Presidencia del Gobierno. 2. El candidato propuesto conforme a lo previsto en el apartado anterior expondrá ante el Congreso de los Diputados el programa político del Gobierno que pretenda formar y solicitará la confianza de la Cámara. 3. Si el Congreso de los Diputados, por el voto de la mayoría absoluta de sus miembros, otorgare su confianza a dicho candidato, el Rey le nombrará Presidente. De no alcanzarse dicha mayoría, se someterá la misma propuesta a nueva votación cuarenta y ocho horas después de la anterior, y la confianza se entenderá otorgada si obtuviere la mayoría simple. 4. Si efectuadas las citadas votaciones no se otorgase la confianza para la investidura, se tramitarán sucesivas propuestas en la forma prevista en los apartados anteriores. 5. Si transcurrido el plazo de dos meses, a partir de la primera votación de investidura, ningún candidato hubiere obtenido la confianza del Congreso, el Rey disolverá ambas Cámaras y convocará nuevas elecciones con el refrendo del Presidente del Congreso.</text:p>
      <text:p text:style-name="P5"><text:span text:style-name="T2">Artículo 100.</text:span> Los demás miembros del Gobierno serán nombrados y separados por el Rey, a propuesta de su Presidente.</text:p>
      <text:p text:style-name="P5"><text:span text:style-name="T2">Artículo 101.</text:span> 1. El Gobierno cesa tras la celebración de elecciones generales, en los casos de pérdida de la confianza parlamentaria previstos en la Constitución, o por dimisión o fallecimiento de su Presidente. 2. El Gobierno cesante continuará en funciones hasta la toma de posesión del nuevo Gobierno.</text:p>
      <text:p text:style-name="P5"><text:span text:style-name="T2">Artículo 102.</text:span> 1. La responsabilidad criminal del Presidente y los demás miembros del Gobierno será exigible, en su caso, ante la Sala de lo Penal del Tribunal Supremo. 2. Si la acusación fuere por traición o por cualquier delito contra la seguridad del Estado en el ejercicio de sus funciones, sólo podrá ser planteada por iniciativa de la cuarta parte de los miembros del Congreso, y con la aprobación de la mayoría absoluta del mismo. 3. La prerrogativa real de gracia no será aplicable a ninguno de los supuestos del presente artículo.</text:p>
      <text:p text:style-name="P5"><text:span text:style-name="T2">Artículo 103.</text:span> 1. La Administración Pública sirve con objetividad los intereses generales y actúa de acuerdo con los principios de eficacia, jerarquía, descentralización, desconcentración y coordinación, con sometimiento pleno a la ley y al Derecho. 2. Los órganos de la Administración del Estado son creados, regidos y coordinados de acuerdo con la ley. 3. La ley regulará el estatuto de los funcionarios públicos, el acceso a la función pública de acuerdo con los principios de mérito y capacidad, las peculiaridades del ejercicio de su derecho a sindicación, el sistema de incompatibilidades y las garantías para la imparcialidad en el ejercicio de sus funciones.</text:p>
      <text:p text:style-name="P5"><text:span text:style-name="T2">Artículo 104.</text:span> 1. Las Fuerzas y Cuerpos de seguridad, bajo la dependencia del Gobierno, tendrán como misión proteger el libre ejercicio de los derechos y libertades y garantizar la seguridad ciudadana. 2. Una ley orgánica determinará las funciones, principios básicos de actuación y estatutos de las Fuerzas y Cuerpos de seguridad.</text:p>
      <text:p text:style-name="P5"><text:soft-page-break/><text:span text:style-name="T2">Artículo 105.</text:span> La ley regulará: - La audiencia de los ciudadanos, directamente o a través de las organizaciones y asociaciones reconocidas por la ley, en el procedimiento de elaboración de las disposiciones administrativas que les afecten. - El acceso de los ciudadanos a los archivos y registros administrativos, salvo en lo que afecte a la seguridad y defensa del Estado, la averiguación de los delitos y la intimidad de las personas. - El procedimiento a través del cual deben producirse los actos administrativos, garantizando, cuando proceda, la audiencia del interesado.</text:p>
      <text:p text:style-name="P7">Artículo 106.</text:p>
      <text:list text:style-name="L48">
        <text:list-item>
          <text:p text:style-name="P61">Los Tribunales controlan la potestad reglamentaria y la legalidad de la actuación administrativa, así como el sometimiento de ésta a los fines que la justifican.</text:p>
        </text:list-item>
        <text:list-item>
          <text:p text:style-name="P61">Los particulares, en los términos establecidos por la ley, tendrán derecho a ser indemnizados por toda lesión que sufran en cualquiera de sus bienes y derechos, salvo en los casos de fuerza mayor, siempre que la lesión sea consecuencia del funcionamiento de los servicios públicos.</text:p>
        </text:list-item>
      </text:list>
      <text:p text:style-name="P2"><text:span text:style-name="T2">Artículo 107.</text:span> El Consejo de Estado es el supremo órgano consultivo del Gobierno. Una ley orgánica regulará su composición y competencia.</text:p>
      <text:p text:style-name="P5">Relaciones entre el Gobierno y las Cortes Generales</text:p>
      <text:p text:style-name="P7">TÍTULO V de la CE. De las relaciones entre el Gobierno y las Cortes Generales</text:p>
      <text:p text:style-name="P5"><text:span text:style-name="T2">Artículo 108.</text:span> El Gobierno responde solidariamente en su gestión política ante el Congreso de los Diputados.</text:p>
      <text:p text:style-name="P5"><text:span text:style-name="T2">Artículo 109.</text:span> Las Cámaras y sus Comisiones podrán recabar, a través de los Presidentes de aquéllas, la información y ayuda que precisen del Gobierno y de sus Departamentos y de cualesquiera autoridades del Estado y de las Comunidades Autónomas.</text:p>
      <text:p text:style-name="P5"><text:span text:style-name="T2">Artículo 110.</text:span> 1. Las Cámaras y sus Comisiones pueden reclamar la presencia de los miembros del Gobierno. 2. Los miembros del Gobierno tienen acceso a las sesiones de las Cámaras y a sus Comisiones y la facultad de hacerse oír en ellas, y podrán solicitar que informen ante las mismas funcionarios de sus Departamentos.</text:p>
      <text:p text:style-name="P5"><text:span text:style-name="T2">Artículo 111.</text:span> 1. El Gobierno y cada uno de sus miembros están sometidos a las interpelaciones y preguntas que se le formulen en las Cámaras. Para esta clase de debate los Reglamentos establecerán un tiempo mínimo semanal. 2. Toda interpelación podrá dar lugar a una moción en la que la Cámara manifieste su posición.</text:p>
      <text:p text:style-name="P5"><text:span text:style-name="T2">Artículo 112.</text:span> El Presidente del Gobierno, previa deliberación del Consejo de Ministros, puede plantear ante el Congreso de los Diputados la cuestión de confianza sobre su programa o sobre una declaración de política general. La confianza se entenderá otorgada cuando vote a favor de la misma la mayoría simple de los Diputados.</text:p>
      <text:p text:style-name="P5"><text:span text:style-name="T2">Artículo 113.</text:span> 1. El Congreso de los Diputados puede exigir la responsabilidad política del Gobierno mediante la adopción por mayoría absoluta de la moción de censura. 2. La moción de censura deberá ser propuesta al menos por la décima parte de los Diputados, y habrá de incluir un candidato a la Presidencia del Gobierno. 3. La moción de censura no podrá ser votada hasta que transcurran cinco días desde su presentación. En los dos primeros días de dicho plazo podrán presentarse <text:soft-page-break/>mociones alternativas. 4. Si la moción de censura no fuere aprobada por el Congreso, sus signatarios no podrán presentar otra durante el mismo período de sesiones.</text:p>
      <text:p text:style-name="P7">Artículo 114.</text:p>
      <text:list text:style-name="L49">
        <text:list-item>
          <text:p text:style-name="P62">Si el Congreso niega su confianza al Gobierno, éste presentará su dimisión al Rey, procediéndose a continuación a la designación de Presidente del Gobierno, según lo dispuesto en el artículo 99.</text:p>
        </text:list-item>
        <text:list-item>
          <text:p text:style-name="P62">Si el Congreso adopta una moción de censura, el Gobierno presentará su dimisión al Rey y el candidato incluido en aquélla se entenderá investido de la confianza de la Cámara a los efectos previstos en el artículo 99. El Rey le nombrará Presidente del Gobierno.</text:p>
        </text:list-item>
      </text:list>
      <text:p text:style-name="P2"><text:span text:style-name="T2">Artículo 115.</text:span> 1. El Presidente del Gobierno, previa deliberación del Consejo de Ministros, y bajo su exclusiva responsabilidad, podrá proponer la disolución del Congreso, del Senado o de las Cortes Generales, que será decretada por el Rey. El decreto de disolución fijará la fecha de las elecciones. 2. La propuesta de disolución no podrá presentarse cuando esté en trámite una moción de censura. 3. No procederá nueva disolución antes de que transcurra un año desde la anterior, salvo lo dispuesto en el artículo 99, apartado 5.</text:p>
      <text:p text:style-name="P5"><text:span text:style-name="T2">Artículo 116.</text:span> 1. Una ley orgánica regulará los estados de alarma, de excepción y de sitio, y las competencias y limitaciones correspondientes. 2. El estado de alarma será declarado por el Gobierno mediante decreto acordado en Consejo de Ministros por un plazo máximo de quince días, dando cuenta al Congreso de los Diputados, reunido inmediatamente al efecto y sin cuya autorización no podrá ser prorrogado dicho plazo. El decreto determinará el ámbito territorial a que se extienden los efectos de la declaración. 3. El estado de excepción será declarado por el Gobierno mediante decreto acordado en Consejo de Ministros, previa autorización del Congreso de los Diputados. La autorización y proclamación del estado de excepción deberá determinar expresamente los efectos del mismo, el ámbito territorial a que se extiende y su duración, que no podrá exceder de treinta días, prorrogables por otro plazo igual, con los mismos requisitos. 4. El estado de sitio será declarado por la mayoría absoluta del Congreso de los Diputados, a propuesta exclusiva del Gobierno. El Congreso determinará su ámbito territorial, duración y condiciones. 5. No podrá procederse a la disolución del Congreso mientras estén declarados algunos de los estados comprendidos en el presente artículo, quedando automáticamente convocadas las Cámaras si no estuvieren en período de sesiones. Su funcionamiento, así como el de los demás poderes constitucionales del Estado, no podrán interrumpirse durante la vigencia de estos estados. Disuelto el Congreso o expirado su mandato, si se produjere alguna de las situaciones que dan lugar a cualquiera de dichos estados, las competencias del Congreso serán asumidas por su Diputación Permanente. 6. La declaración de los estados de alarma, de excepción y de sitio no modificarán el principio de responsabilidad del Gobierno y de sus agentes reconocidos en la Constitución y en las leyes.</text:p>
      <text:h text:style-name="P3" text:outline-level="1"><text:bookmark-start text:name="el-texto-refundido-del-estatuto-básico-del-empleo-público-y-demás-normativa-de-aplicación-derechos-y-deberes-formas-de-provisión-de-puestos-promoción-interna-y-carrera-profesional-situaciones-administrativas-incompatibilidades-y-régimen-sancionador.-la-ley-192013-de-9-de-diciembre-de-transparencia-acceso-a-la-información-pública-y-buen-gobierno.-la-agenda-2030-y-los-objetivos-de-desarrollo-sostenible"/><text:soft-page-break/>4. El texto refundido del Estatuto Básico del Empleo Público y demás normativa de aplicación: derechos y deberes, formas de provisión de puestos, promoción interna y carrera profesional; situaciones administrativas, incompatibilidades y régimen sancionador. La Ley 19/2013, de 9 de diciembre, de transparencia, acceso a la información pública y buen gobierno. La Agenda 2030 y los Objetivos de Desarrollo Sostenible<text:bookmark-end text:name="el-texto-refundido-del-estatuto-básico-del-empleo-público-y-demás-normativa-de-aplicación-derechos-y-deberes-formas-de-provisión-de-puestos-promoción-interna-y-carrera-profesional-situaciones-administrativas-incompatibilidades-y-régimen-sancionador.-la-ley-192013-de-9-de-diciembre-de-transparencia-acceso-a-la-información-pública-y-buen-gobierno.-la-agenda-2030-y-los-objetivos-de-desarrollo-sostenible"/></text:h>
      <text:h text:style-name="P4" text:outline-level="2"><text:bookmark-start text:name="el-texto-refundido-del-estatuto-básico-del-empleo-público-y-demás-normativa-de-aplicación-derechos-y-deberes-formas-de-provisión-de-puestos-promoción-interna-y-carrera-profesional-situaciones-administrativas-incompatibilidades-y-régimen-sancionador."/>El texto refundido del Estatuto Básico del Empleo Público y demás normativa de aplicación: derechos y deberes, formas de provisión de puestos, promoción interna y carrera profesional; situaciones administrativas, incompatibilidades y régimen sancionador.<text:bookmark-end text:name="el-texto-refundido-del-estatuto-básico-del-empleo-público-y-demás-normativa-de-aplicación-derechos-y-deberes-formas-de-provisión-de-puestos-promoción-interna-y-carrera-profesional-situaciones-administrativas-incompatibilidades-y-régimen-sancionador."/></text:h>
      <text:h text:style-name="P47" text:outline-level="3"><text:bookmark-start text:name="esquema-introducción-corto-y-visual"/>1. Esquema introducción (corto y visual)<text:bookmark-end text:name="esquema-introducción-corto-y-visual"/></text:h>
      <text:list xml:id="list3918686730" text:style-name="L50">
        <text:list-item>
          <text:p text:style-name="P63">Derechos del personal empleado público</text:p>
          <text:list text:style-name="L51">
            <text:list-item>
              <text:p text:style-name="P64">Individuales</text:p>
            </text:list-item>
            <text:list-item>
              <text:p text:style-name="P64">Colectivos</text:p>
            </text:list-item>
            <text:list-item>
              <text:p text:style-name="P64">Derecho a la carrera y a la formación</text:p>
            </text:list-item>
            <text:list-item>
              <text:p text:style-name="P64">Derechos retributivos</text:p>
            </text:list-item>
          </text:list>
        </text:list-item>
        <text:list-item>
          <text:p text:style-name="P63">Deberes y código de conducta</text:p>
          <text:list text:style-name="L52">
            <text:list-item>
              <text:p text:style-name="P65">Principios éticos</text:p>
            </text:list-item>
            <text:list-item>
              <text:p text:style-name="P65">Principios de conducta</text:p>
            </text:list-item>
          </text:list>
        </text:list-item>
        <text:list-item>
          <text:p text:style-name="P63">Provisión de puestos</text:p>
          <text:list text:style-name="L53">
            <text:list-item>
              <text:p text:style-name="P66">Concurso (ordinario)</text:p>
            </text:list-item>
            <text:list-item>
              <text:p text:style-name="P66">Libre designación (excepcional)</text:p>
            </text:list-item>
            <text:list-item>
              <text:p text:style-name="P66">Comisión de servicios</text:p>
            </text:list-item>
            <text:list-item>
              <text:p text:style-name="P66">Adscripción provisional</text:p>
            </text:list-item>
            <text:list-item>
              <text:p text:style-name="P66">Atribución temporal de funciones</text:p>
            </text:list-item>
          </text:list>
        </text:list-item>
        <text:list-item>
          <text:p text:style-name="P63">Promoción interna y carrera profesional</text:p>
          <text:list text:style-name="L54">
            <text:list-item>
              <text:p text:style-name="P67">Vertical</text:p>
            </text:list-item>
            <text:list-item>
              <text:p text:style-name="P67">Horizontal</text:p>
            </text:list-item>
            <text:list-item>
              <text:p text:style-name="P67">Grado personal</text:p>
            </text:list-item>
            <text:list-item>
              <text:p text:style-name="P67">Evaluación del desempeño</text:p>
            </text:list-item>
          </text:list>
        </text:list-item>
        <text:list-item>
          <text:p text:style-name="P63">Situaciones administrativas</text:p>
          <text:list text:style-name="L55">
            <text:list-item>
              <text:p text:style-name="P68">Servicio activo</text:p>
            </text:list-item>
            <text:list-item>
              <text:p text:style-name="P68">Servicios especiales</text:p>
            </text:list-item>
            <text:list-item>
              <text:p text:style-name="P68">Servicio en otras Administraciones</text:p>
            </text:list-item>
            <text:list-item>
              <text:p text:style-name="P68"><text:soft-page-break/>Excedencias (varias)</text:p>
            </text:list-item>
            <text:list-item>
              <text:p text:style-name="P68">Suspensión</text:p>
            </text:list-item>
          </text:list>
        </text:list-item>
        <text:list-item>
          <text:p text:style-name="P63">Incompatibilidades</text:p>
          <text:list text:style-name="L56">
            <text:list-item>
              <text:p text:style-name="P69">Ley 53/1984</text:p>
            </text:list-item>
            <text:list-item>
              <text:p text:style-name="P69">Principio general: <text:span text:style-name="T2">una actividad pública → dedicación exclusiva salvo excepciones</text:span></text:p>
            </text:list-item>
          </text:list>
        </text:list-item>
        <text:list-item>
          <text:p text:style-name="P63">Régimen disciplinario</text:p>
          <text:list text:style-name="L57">
            <text:list-item>
              <text:p text:style-name="P70">Faltas: muy graves, graves y leves</text:p>
            </text:list-item>
            <text:list-item>
              <text:p text:style-name="P70">Sanciones</text:p>
            </text:list-item>
            <text:list-item>
              <text:p text:style-name="P70">Prescripción</text:p>
            </text:list-item>
          </text:list>
        </text:list-item>
      </text:list>
      <text:h text:style-name="P47" text:outline-level="3"><text:bookmark-start text:name="desarrollo-explicado-punto-por-punto"/>2. Desarrollo explicado punto por punto<text:bookmark-end text:name="desarrollo-explicado-punto-por-punto"/></text:h>
      <text:h text:style-name="P57" text:outline-level="3"><text:bookmark-start text:name="derechos-del-personal-empleado-público"/>1. Derechos del personal empleado público<text:bookmark-end text:name="derechos-del-personal-empleado-público"/></text:h>
      <text:p text:style-name="P2">(Arts. 14–18 TRLEBEP)</text:p>
      <text:p text:style-name="P7">1.1. Derechos individuales</text:p>
      <text:list text:style-name="L58">
        <text:list-item>
          <text:p text:style-name="P71"><text:span text:style-name="T2">Inamovilidad</text:span> (funcionarios).</text:p>
        </text:list-item>
        <text:list-item>
          <text:p text:style-name="P71">Derecho al <text:span text:style-name="T2">desempeño efectivo de funciones</text:span>.</text:p>
        </text:list-item>
        <text:list-item>
          <text:p text:style-name="P71"><text:span text:style-name="T2">Progresión en la carrera profesional</text:span>.</text:p>
        </text:list-item>
        <text:list-item>
          <text:p text:style-name="P71"><text:span text:style-name="T2">Formación continua gratuita</text:span>.</text:p>
        </text:list-item>
        <text:list-item>
          <text:p text:style-name="P71"><text:span text:style-name="T2">Retribuciones dignas</text:span>.</text:p>
        </text:list-item>
        <text:list-item>
          <text:p text:style-name="P71"><text:span text:style-name="T2">Conciliación de vida personal y laboral</text:span>.</text:p>
        </text:list-item>
        <text:list-item>
          <text:p text:style-name="P71">Protección frente al <text:span text:style-name="T2">acoso y seguridad en el trabajo</text:span>.</text:p>
        </text:list-item>
      </text:list>
      <text:p text:style-name="P6">1.2. Derechos colectivos</text:p>
      <text:list text:style-name="L59">
        <text:list-item>
          <text:p text:style-name="P72"><text:span text:style-name="T2">Negociación colectiva</text:span> (mesas de negociación).</text:p>
        </text:list-item>
        <text:list-item>
          <text:p text:style-name="P72"><text:span text:style-name="T2">Acción sindical</text:span>.</text:p>
        </text:list-item>
        <text:list-item>
          <text:p text:style-name="P72"><text:span text:style-name="T2">Huelga</text:span> (con límites en servicios esenciales).</text:p>
        </text:list-item>
        <text:list-item>
          <text:p text:style-name="P72">Derecho a información y participación.</text:p>
        </text:list-item>
      </text:list>
      <text:p text:style-name="P6">1.3. Derecho a la carrera y formación</text:p>
      <text:list text:style-name="L60">
        <text:list-item>
          <text:p text:style-name="P73">Ascender, progresar, recibir cursos.</text:p>
        </text:list-item>
        <text:list-item>
          <text:p text:style-name="P73">Evaluación objetiva.</text:p>
        </text:list-item>
      </text:list>
      <text:p text:style-name="P6">1.4. Derechos retributivos</text:p>
      <text:p text:style-name="P5">Dos grandes grupos:</text:p>
      <text:list text:style-name="L61">
        <text:list-item>
          <text:p text:style-name="P74"><text:span text:style-name="T2">Básicas</text:span>: sueldo + trienios + pagas extra.</text:p>
        </text:list-item>
        <text:list-item>
          <text:p text:style-name="P74"><text:span text:style-name="T2">Complementarias</text:span>: destino, específico, productividad, gratificaciones.</text:p>
        </text:list-item>
      </text:list>
      <text:h text:style-name="P57" text:outline-level="3"><text:bookmark-start text:name="deberes-y-código-de-conducta-arts.-5254"/>2. Deberes y código de conducta (Arts. 52–54)<text:bookmark-end text:name="deberes-y-código-de-conducta-arts.-5254"/></text:h>
      <text:p text:style-name="P6">Principios éticos</text:p>
      <text:list text:style-name="L62">
        <text:list-item>
          <text:p text:style-name="P75"><text:span text:style-name="T2">Servicio al interés general</text:span>.</text:p>
        </text:list-item>
        <text:list-item>
          <text:p text:style-name="P75"><text:span text:style-name="T2">Imparcialidad</text:span>, objetividad y profesionalidad.</text:p>
        </text:list-item>
        <text:list-item>
          <text:p text:style-name="P75">Respeto a la Constitución y al resto del ordenamiento.</text:p>
        </text:list-item>
        <text:list-item>
          <text:p text:style-name="P75">Ejercicio responsable del poder público.</text:p>
        </text:list-item>
      </text:list>
      <text:p text:style-name="P6">Principios de conducta</text:p>
      <text:list text:style-name="L63">
        <text:list-item>
          <text:p text:style-name="P76">Obedecer instrucciones legítimas.</text:p>
        </text:list-item>
        <text:list-item>
          <text:p text:style-name="P76">Guardar <text:span text:style-name="T2">secreto profesional</text:span>.</text:p>
        </text:list-item>
        <text:list-item>
          <text:p text:style-name="P76"><text:soft-page-break/>Tratar con <text:span text:style-name="T2">diligencia</text:span> a la ciudadanía.</text:p>
        </text:list-item>
        <text:list-item>
          <text:p text:style-name="P76">Usar los recursos públicos adecuadamente.</text:p>
        </text:list-item>
        <text:list-item>
          <text:p text:style-name="P76">No aceptar regalos.</text:p>
        </text:list-item>
        <text:list-item>
          <text:p text:style-name="P76">Evitar conflictos de intereses.</text:p>
        </text:list-item>
      </text:list>
      <text:h text:style-name="P47" text:outline-level="3"><text:bookmark-start text:name="formas-de-provisión-de-puestos"/>3. Formas de provisión de puestos<text:bookmark-end text:name="formas-de-provisión-de-puestos"/></text:h>
      <text:p text:style-name="P6">3.1. Concurso (ordinaria)</text:p>
      <text:list text:style-name="L64">
        <text:list-item>
          <text:p text:style-name="P77">Se valoran <text:span text:style-name="T2">méritos</text:span>: experiencia, formación, etc.</text:p>
        </text:list-item>
        <text:list-item>
          <text:p text:style-name="P77">Es la forma <text:span text:style-name="T2">normal</text:span> según el EBEP.</text:p>
        </text:list-item>
      </text:list>
      <text:p text:style-name="P6">3.2. Libre designación (excepcional)</text:p>
      <text:list text:style-name="L65">
        <text:list-item>
          <text:p text:style-name="P78">Puestos de especial confianza o responsabilidad.</text:p>
        </text:list-item>
        <text:list-item>
          <text:p text:style-name="P78">Se nombra y se cesa libremente.</text:p>
        </text:list-item>
      </text:list>
      <text:p text:style-name="P6">Provisión temporal:</text:p>
      <text:list text:style-name="L66">
        <text:list-item>
          <text:p text:style-name="P79"><text:span text:style-name="T2">Comisión de servicios</text:span>: urgente necesidad, máximo 2 años normalmente.</text:p>
        </text:list-item>
        <text:list-item>
          <text:p text:style-name="P79"><text:span text:style-name="T2">Adscripción provisional</text:span>: por supresión del puesto, reingresos, etc.</text:p>
        </text:list-item>
        <text:list-item>
          <text:p text:style-name="P79"><text:span text:style-name="T2">Atribución temporal de funciones</text:span>: tareas excepcionales, sin cambiar puesto.</text:p>
        </text:list-item>
      </text:list>
      <text:h text:style-name="P47" text:outline-level="3"><text:bookmark-start text:name="promoción-interna-y-carrera-profesional"/>4. Promoción interna y carrera profesional<text:bookmark-end text:name="promoción-interna-y-carrera-profesional"/></text:h>
      <text:p text:style-name="P6">Promoción interna</text:p>
      <text:p text:style-name="P5">Para funcionarios de carrera:</text:p>
      <text:list text:style-name="L67">
        <text:list-item>
          <text:p text:style-name="P80"><text:span text:style-name="T2">Vertical</text:span>: ascender a cuerpos/escala superior.</text:p>
        </text:list-item>
        <text:list-item>
          <text:p text:style-name="P80"><text:span text:style-name="T2">Horizontal</text:span>: pasar a <text:span text:style-name="T2">tramos</text:span> superiores dentro del mismo cuerpo.</text:p>
        </text:list-item>
      </text:list>
      <text:p text:style-name="P6">Carrera profesional (Art. 16 EBEP)</text:p>
      <text:p text:style-name="P5">Modalidades:</text:p>
      <text:list text:style-name="L68">
        <text:list-item>
          <text:p text:style-name="P81"><text:span text:style-name="T2">Carrera horizontal</text:span> (tramos).</text:p>
        </text:list-item>
        <text:list-item>
          <text:p text:style-name="P81"><text:span text:style-name="T2">Carrera vertical</text:span> (ascensos).</text:p>
        </text:list-item>
        <text:list-item>
          <text:p text:style-name="P81"><text:span text:style-name="T2">Promoción interna</text:span>.</text:p>
        </text:list-item>
        <text:list-item>
          <text:p text:style-name="P81"><text:span text:style-name="T2">Grado personal</text:span> (nivel consolidado a través de años de servicio).</text:p>
        </text:list-item>
      </text:list>
      <text:p text:style-name="P6">Evaluación del desempeño (Art. 20)</text:p>
      <text:list xml:id="list1034993641" text:style-name="L69">
        <text:list-item>
          <text:p text:style-name="P82">Mide la conducta profesional y resultados.</text:p>
        </text:list-item>
        <text:list-item>
          <text:p text:style-name="P82">Puede influir en:</text:p>
          <text:list text:style-name="L70">
            <text:list-item>
              <text:p text:style-name="P83">carrera,</text:p>
            </text:list-item>
            <text:list-item>
              <text:p text:style-name="P83">retribuciones,</text:p>
            </text:list-item>
            <text:list-item>
              <text:p text:style-name="P83">permanencia en el puesto.</text:p>
            </text:list-item>
          </text:list>
        </text:list-item>
      </text:list>
      <text:h text:style-name="P47" text:outline-level="3"><text:bookmark-start text:name="situaciones-administrativas-arts.-8592"/>5. Situaciones administrativas (Arts. 85–92)<text:bookmark-end text:name="situaciones-administrativas-arts.-8592"/></text:h>
      <text:list xml:id="list4038601209" text:style-name="L71">
        <text:list-item>
          <text:p text:style-name="P84">Servicio activo</text:p>
          <text:list text:style-name="L72">
            <text:list-item>
              <text:p text:style-name="P85">La situación normal.</text:p>
            </text:list-item>
          </text:list>
        </text:list-item>
        <text:list-item>
          <text:p text:style-name="P84">Servicios especiales</text:p>
          <text:list text:style-name="L73">
            <text:list-item>
              <text:p text:style-name="P86">Cuando ocupas ciertos puestos políticos o internacionales.</text:p>
            </text:list-item>
            <text:list-item>
              <text:p text:style-name="P86">Se reserva el puesto y se computa a efectos de carrera.</text:p>
            </text:list-item>
          </text:list>
        </text:list-item>
        <text:list-item>
          <text:p text:style-name="P84">Servicio en otras Administraciones Públicas</text:p>
          <text:list text:style-name="L74">
            <text:list-item>
              <text:p text:style-name="P87">Para funcionarios que se mueven entre Administraciones.</text:p>
            </text:list-item>
          </text:list>
        </text:list-item>
        <text:list-item>
          <text:p text:style-name="P84">Excedencias</text:p>
          <text:list text:style-name="L75">
            <text:list-item>
              <text:p text:style-name="P88"><text:soft-page-break/><text:span text:style-name="T2">Voluntaria por interés particular</text:span> (2 años de mínimo de servicios).</text:p>
            </text:list-item>
            <text:list-item>
              <text:p text:style-name="P88"><text:span text:style-name="T2">Voluntaria por agrupación familiar</text:span>.</text:p>
            </text:list-item>
            <text:list-item>
              <text:p text:style-name="P88"><text:span text:style-name="T2">Por cuidado de hijos o familiares</text:span>.</text:p>
            </text:list-item>
            <text:list-item>
              <text:p text:style-name="P88"><text:span text:style-name="T2">Por violencia de género</text:span>.</text:p>
            </text:list-item>
            <text:list-item>
              <text:p text:style-name="P88"><text:span text:style-name="T2">Por razón de violencia terrorista</text:span>.</text:p>
            </text:list-item>
          </text:list>
        </text:list-item>
        <text:list-item>
          <text:p text:style-name="P84">Suspensión de funciones</text:p>
          <text:list text:style-name="L76">
            <text:list-item>
              <text:p text:style-name="P89">Puede ser <text:span text:style-name="T2">provisional</text:span> o <text:span text:style-name="T2">firme</text:span> (sanción).</text:p>
            </text:list-item>
            <text:list-item>
              <text:p text:style-name="P89">No se cobra y no se avanza en carrera.</text:p>
            </text:list-item>
          </text:list>
        </text:list-item>
      </text:list>
      <text:h text:style-name="P47" text:outline-level="3"><text:bookmark-start text:name="incompatibilidades"/>6. Incompatibilidades<text:bookmark-end text:name="incompatibilidades"/></text:h>
      <text:p text:style-name="P2">Norma clave: <text:span text:style-name="T2">Ley 53/1984</text:span></text:p>
      <text:p text:style-name="P5">Principio general:</text:p>
      <text:p text:style-name="P5"><text:span text:style-name="T2">Un empleado público no puede compatibilizar dos actividades públicas remuneradas</text:span>, salvo autorización.</text:p>
      <text:p text:style-name="P5">Tampoco puede realizar actividades privadas si:</text:p>
      <text:list text:style-name="L77">
        <text:list-item>
          <text:p text:style-name="P90">Interfieren con su jornada.</text:p>
        </text:list-item>
        <text:list-item>
          <text:p text:style-name="P90">Generan conflicto de intereses.</text:p>
        </text:list-item>
        <text:list-item>
          <text:p text:style-name="P90">Son incompatibles por su puesto (seguros, asesoramientos, etc.).</text:p>
        </text:list-item>
      </text:list>
      <text:h text:style-name="P47" text:outline-level="3"><text:bookmark-start text:name="régimen-disciplinario-arts.-9398"/>7. Régimen disciplinario (Arts. 93–98)<text:bookmark-end text:name="régimen-disciplinario-arts.-9398"/></text:h>
      <text:p text:style-name="P6">Faltas</text:p>
      <text:list xml:id="list3603239597" text:style-name="L78">
        <text:list-item>
          <text:p text:style-name="P91">Muy graves</text:p>
          <text:list text:style-name="L79">
            <text:list-item>
              <text:p text:style-name="P92">Incumplir neutralidad política.</text:p>
            </text:list-item>
            <text:list-item>
              <text:p text:style-name="P92">Acoso.</text:p>
            </text:list-item>
            <text:list-item>
              <text:p text:style-name="P92">Discriminación.</text:p>
            </text:list-item>
            <text:list-item>
              <text:p text:style-name="P92">Reincidencia en faltas graves.</text:p>
            </text:list-item>
            <text:list-item>
              <text:p text:style-name="P92">Abuso de autoridad, etc.</text:p>
            </text:list-item>
          </text:list>
        </text:list-item>
        <text:list-item>
          <text:p text:style-name="P91">Graves</text:p>
          <text:list text:style-name="L80">
            <text:list-item>
              <text:p text:style-name="P93">Desobediencia.</text:p>
            </text:list-item>
            <text:list-item>
              <text:p text:style-name="P93">Falta de rendimiento reiterada.</text:p>
            </text:list-item>
            <text:list-item>
              <text:p text:style-name="P93">Vulnerar la imparcialidad.</text:p>
            </text:list-item>
          </text:list>
        </text:list-item>
        <text:list-item>
          <text:p text:style-name="P91">Leves</text:p>
          <text:list text:style-name="L81">
            <text:list-item>
              <text:p text:style-name="P94">Retrasos o faltas ocasionales.</text:p>
            </text:list-item>
            <text:list-item>
              <text:p text:style-name="P94">Descuidos.</text:p>
            </text:list-item>
          </text:list>
        </text:list-item>
      </text:list>
      <text:p text:style-name="P6">Sanciones</text:p>
      <text:list text:style-name="L82">
        <text:list-item>
          <text:p text:style-name="P95">Separación del servicio (solo para funcionarios).</text:p>
        </text:list-item>
        <text:list-item>
          <text:p text:style-name="P95">Despido disciplinario (laborales).</text:p>
        </text:list-item>
        <text:list-item>
          <text:p text:style-name="P95">Suspensión de funciones.</text:p>
        </text:list-item>
        <text:list-item>
          <text:p text:style-name="P95">Traslado.</text:p>
        </text:list-item>
        <text:list-item>
          <text:p text:style-name="P95">Apercibimiento (para leves).</text:p>
        </text:list-item>
      </text:list>
      <text:p text:style-name="P6">Prescripción</text:p>
      <text:list text:style-name="L83">
        <text:list-item>
          <text:p text:style-name="P96">Faltas: <text:span text:style-name="T2">muy graves 3 años</text:span>, graves 2, leves 6 meses.</text:p>
        </text:list-item>
        <text:list-item>
          <text:p text:style-name="P96">Sanciones: <text:span text:style-name="T2">muy graves 3 años</text:span>, graves 2, leves 1 año.</text:p>
        </text:list-item>
      </text:list>
      <text:h text:style-name="P4" text:outline-level="2"><text:bookmark-start text:name="miniresumen-final-para-memorizar"/><text:soft-page-break/>3. Miniresumen final (para memorizar)<text:bookmark-end text:name="miniresumen-final-para-memorizar"/></text:h>
      <text:list text:style-name="L84">
        <text:list-item>
          <text:p text:style-name="P97">Concurso → regla general. Libre designación → excepción.</text:p>
        </text:list-item>
        <text:list-item>
          <text:p text:style-name="P98"><text:span text:style-name="T2">Promoción interna</text:span>: vertical y horizontal.</text:p>
        </text:list-item>
        <text:list-item>
          <text:p text:style-name="P98"><text:span text:style-name="T2">Carrera profesional</text:span>: horizontal, vertical, PI y grado.</text:p>
        </text:list-item>
        <text:list-item>
          <text:p text:style-name="P98"><text:span text:style-name="T2">Situaciones</text:span>: servicio activo, especiales, otras AAPP, excedencias, suspensión.</text:p>
        </text:list-item>
        <text:list-item>
          <text:p text:style-name="P98"><text:span text:style-name="T2">Incompatibilidades</text:span>: regla de dedicación exclusiva (Ley 53/1984).</text:p>
        </text:list-item>
        <text:list-item>
          <text:p text:style-name="P98"><text:span text:style-name="T2">Régimen disciplinario</text:span>: faltas (MG–G–L) y sanciones correspondientes.</text:p>
        </text:list-item>
        <text:list-item>
          <text:p text:style-name="P98">Derechos: individuales, colectivos, carrera, retribuciones.</text:p>
        </text:list-item>
        <text:list-item>
          <text:p text:style-name="P98">Deberes: principios éticos y de conducta.</text:p>
        </text:list-item>
      </text:list>
      <text:p text:style-name="P2">La Ley 19/2013, de 9 de diciembre, de transparencia, acceso a la información pública y buen gobierno.</text:p>
      <text:p text:style-name="P5">La ley se estructura en <text:span text:style-name="T2">tres grandes bloques</text:span>:</text:p>
      <text:list text:style-name="L85">
        <text:list-item>
          <text:p text:style-name="P99">Transparencia activa</text:p>
        </text:list-item>
        <text:list-item>
          <text:p text:style-name="P99">Derecho de acceso a la información pública</text:p>
        </text:list-item>
        <text:list-item>
          <text:p text:style-name="P99">Buen gobierno</text:p>
        </text:list-item>
      </text:list>
      <text:p text:style-name="P2"/>
      <text:h text:style-name="P47" text:outline-level="3"><text:bookmark-start text:name="transparencia-activa"/>TRANSPARENCIA ACTIVA<text:bookmark-end text:name="transparencia-activa"/></text:h>
      <text:p text:style-name="P2">Es la obligación de las Administraciones Públicas de <text:span text:style-name="T2">publicar información sin que nadie la solicite</text:span>.</text:p>
      <text:p text:style-name="P7">Objetivos</text:p>
      <text:list text:style-name="L86">
        <text:list-item>
          <text:p text:style-name="P100">Aumentar la transparencia institucional</text:p>
        </text:list-item>
        <text:list-item>
          <text:p text:style-name="P100">Facilitar el control ciudadano</text:p>
        </text:list-item>
        <text:list-item>
          <text:p text:style-name="P100">Favorecer la reutilización de datos (open data)</text:p>
        </text:list-item>
      </text:list>
      <text:p text:style-name="P6">Información que debe publicarse obligatoriamente</text:p>
      <text:p text:style-name="P5">La ley divide esta información en <text:span text:style-name="T2">tres</text:span> bloques:</text:p>
      <text:list xml:id="list2650050617" text:style-name="L87">
        <text:list-item>
          <text:p text:style-name="P101">Información institucional y organizativa</text:p>
          <text:list text:style-name="L88">
            <text:list-item>
              <text:p text:style-name="P102">Funciones de la entidad</text:p>
            </text:list-item>
            <text:list-item>
              <text:p text:style-name="P102">Normativa aplicable</text:p>
            </text:list-item>
            <text:list-item>
              <text:p text:style-name="P102">Estructura organizativa</text:p>
            </text:list-item>
            <text:list-item>
              <text:p text:style-name="P102">Organigramas</text:p>
            </text:list-item>
          </text:list>
        </text:list-item>
        <text:list-item>
          <text:p text:style-name="P101">Información jurídica</text:p>
          <text:list text:style-name="L89">
            <text:list-item>
              <text:p text:style-name="P103">Procedimientos administrativos</text:p>
            </text:list-item>
            <text:list-item>
              <text:p text:style-name="P103">Subvenciones y ayudas</text:p>
            </text:list-item>
            <text:list-item>
              <text:p text:style-name="P103">Contratos (objeto, duración, importe, adjudicatarios)</text:p>
            </text:list-item>
            <text:list-item>
              <text:p text:style-name="P103">Convenios y encomiendas de gestión</text:p>
            </text:list-item>
            <text:list-item>
              <text:p text:style-name="P103">Prescripciones técnicas de concursos y licitaciones</text:p>
            </text:list-item>
          </text:list>
        </text:list-item>
        <text:list-item>
          <text:p text:style-name="P101">Información económica</text:p>
          <text:list text:style-name="L90">
            <text:list-item>
              <text:p text:style-name="P104">Presupuestos</text:p>
            </text:list-item>
            <text:list-item>
              <text:p text:style-name="P104">Cuentas anuales</text:p>
            </text:list-item>
            <text:list-item>
              <text:p text:style-name="P104">Retribuciones de altos cargos</text:p>
            </text:list-item>
            <text:list-item>
              <text:p text:style-name="P104">Datos estadísticos relevantes</text:p>
            </text:list-item>
            <text:list-item>
              <text:p text:style-name="P104">Informes de auditoría</text:p>
            </text:list-item>
          </text:list>
        </text:list-item>
      </text:list>
      <text:p text:style-name="P2"><text:soft-page-break/>👉 <text:span text:style-name="T3">Muy frecuente en examen:</text:span></text:p>
      <text:p text:style-name="P5">La transparencia activa incluye <text:span text:style-name="T2">información institucional, organizativa, jurídica, económica, presupuestaria y estadística</text:span>.</text:p>
      <text:h text:style-name="P47" text:outline-level="3"><text:bookmark-start text:name="derecho-de-acceso-a-la-información-pública"/>DERECHO DE ACCESO A LA INFORMACIÓN PÚBLICA<text:bookmark-end text:name="derecho-de-acceso-a-la-información-pública"/></text:h>
      <text:p text:style-name="P2">Es el pilar central de la Ley.</text:p>
      <text:p text:style-name="P7">✔ ¿Qué es información pública?</text:p>
      <text:p text:style-name="P5">Toda la que obre en poder de la Administración, <text:span text:style-name="T2">cualquiera que sea su formato</text:span>, y que haya sido generada o adquirida en ejercicio de sus funciones.</text:p>
      <text:p text:style-name="P7">✔ Quién puede solicitarla</text:p>
      <text:p text:style-name="P5">➡ <text:span text:style-name="T2">Cualquier persona</text:span>, física o jurídica.</text:p>
      <text:p text:style-name="P5">No es necesario justificar motivos.</text:p>
      <text:p text:style-name="P7">✔ Cómo se solicita</text:p>
      <text:list text:style-name="L91">
        <text:list-item>
          <text:p text:style-name="P105">Preferentemente por vía electrónica</text:p>
        </text:list-item>
        <text:list-item>
          <text:p text:style-name="P105">Debe identificarse el solicitante</text:p>
        </text:list-item>
        <text:list-item>
          <text:p text:style-name="P105">Debe describirse la información que se pide</text:p>
        </text:list-item>
      </text:list>
      <text:p text:style-name="P6">✔ Plazo para resolver</text:p>
      <text:p text:style-name="P5">➡ <text:span text:style-name="T2">1 mes</text:span></text:p>
      <text:p text:style-name="P5">➡ Prórroga: <text:span text:style-name="T2">otro mes máximo</text:span> si la información es compleja o muy voluminosa.</text:p>
      <text:p text:style-name="P5">👉 <text:span text:style-name="T3">Pregunta clásica:</text:span></text:p>
      <text:p text:style-name="P5">El silencio administrativo es <text:span text:style-name="T2">desestimatorio</text:span>.</text:p>
      <text:p text:style-name="P7">✔ Acceso parcial</text:p>
      <text:p text:style-name="P5">Si parte de la información está afectada por límites → se concede el resto.</text:p>
      <text:p text:style-name="P7">✔ Límites al acceso</text:p>
      <text:p text:style-name="P5">La Ley establece <text:span text:style-name="T2">límites tasados</text:span>, entre ellos:</text:p>
      <text:list text:style-name="L92">
        <text:list-item>
          <text:p text:style-name="P106">Seguridad nacional</text:p>
        </text:list-item>
        <text:list-item>
          <text:p text:style-name="P106">Defensa</text:p>
        </text:list-item>
        <text:list-item>
          <text:p text:style-name="P106">Relaciones exteriores</text:p>
        </text:list-item>
        <text:list-item>
          <text:p text:style-name="P106">Prevención, detección e investigación de delitos</text:p>
        </text:list-item>
        <text:list-item>
          <text:p text:style-name="P106">Secreto profesional</text:p>
        </text:list-item>
        <text:list-item>
          <text:p text:style-name="P106">Protección de datos personales</text:p>
        </text:list-item>
        <text:list-item>
          <text:p text:style-name="P106">Propiedad intelectual o industrial</text:p>
        </text:list-item>
        <text:list-item>
          <text:p text:style-name="P106">Intereses económicos y comerciales</text:p>
        </text:list-item>
        <text:list-item>
          <text:p text:style-name="P106">Medio ambiente (con matices)</text:p>
        </text:list-item>
      </text:list>
      <text:p text:style-name="P2">Cuando el límite está relacionado con <text:span text:style-name="T2">datos personales</text:span>, se aplica un <text:span text:style-name="T2">test de ponderación</text:span> entre privacidad y transparencia.</text:p>
      <text:h text:style-name="P47" text:outline-level="3"><text:bookmark-start text:name="buen-gobierno"/><text:soft-page-break/>BUEN GOBIERNO<text:bookmark-end text:name="buen-gobierno"/></text:h>
      <text:p text:style-name="P2">Esta parte <text:span text:style-name="T2">solo se aplica a los altos cargos</text:span>.</text:p>
      <text:p text:style-name="P7">A) Principios generales</text:p>
      <text:list text:style-name="L93">
        <text:list-item>
          <text:p text:style-name="P107">Transparencia</text:p>
        </text:list-item>
        <text:list-item>
          <text:p text:style-name="P107">Eficacia</text:p>
        </text:list-item>
        <text:list-item>
          <text:p text:style-name="P107">Economía y eficiencia</text:p>
        </text:list-item>
        <text:list-item>
          <text:p text:style-name="P107">Ética pública</text:p>
        </text:list-item>
        <text:list-item>
          <text:p text:style-name="P107">Responsabilidad</text:p>
        </text:list-item>
        <text:list-item>
          <text:p text:style-name="P107">Ejemplaridad</text:p>
        </text:list-item>
        <text:list-item>
          <text:p text:style-name="P107">Neutralidad</text:p>
        </text:list-item>
        <text:list-item>
          <text:p text:style-name="P107">Respeto a la Constitución y a la ley</text:p>
        </text:list-item>
      </text:list>
      <text:p text:style-name="P6">B) Obligaciones específicas</text:p>
      <text:list text:style-name="L94">
        <text:list-item>
          <text:p text:style-name="P108">Gestión eficiente de recursos</text:p>
        </text:list-item>
        <text:list-item>
          <text:p text:style-name="P108">No superar límites de gasto</text:p>
        </text:list-item>
        <text:list-item>
          <text:p text:style-name="P108">Cumplimiento de las normas de transparencia</text:p>
        </text:list-item>
        <text:list-item>
          <text:p text:style-name="P108">Declaración de bienes y actividades</text:p>
        </text:list-item>
        <text:list-item>
          <text:p text:style-name="P108">Respeto a la integridad pública</text:p>
        </text:list-item>
      </text:list>
      <text:p text:style-name="P6">C) Infracciones (tipos)</text:p>
      <text:list text:style-name="L95">
        <text:list-item>
          <text:p text:style-name="P109">Muy graves</text:p>
        </text:list-item>
        <text:list-item>
          <text:p text:style-name="P109">Graves</text:p>
        </text:list-item>
        <text:list-item>
          <text:p text:style-name="P109">Leves</text:p>
        </text:list-item>
      </text:list>
      <text:p text:style-name="P2">Ejemplos:</text:p>
      <text:list text:style-name="L96">
        <text:list-item>
          <text:p text:style-name="P110">Muy grave: gestión irregular de fondos.</text:p>
        </text:list-item>
        <text:list-item>
          <text:p text:style-name="P110">Grave: incumplir obligaciones de transparencia.</text:p>
        </text:list-item>
        <text:list-item>
          <text:p text:style-name="P110">Leve: incumplir plazos formales.</text:p>
        </text:list-item>
      </text:list>
      <text:p text:style-name="P6">D) Sanciones aplicables</text:p>
      <text:list text:style-name="L97">
        <text:list-item>
          <text:p text:style-name="P111">Destitución</text:p>
        </text:list-item>
        <text:list-item>
          <text:p text:style-name="P111">Inhabilitación para cargo público</text:p>
        </text:list-item>
        <text:list-item>
          <text:p text:style-name="P111">No poder percibir indemnización de cese</text:p>
        </text:list-item>
        <text:list-item>
          <text:p text:style-name="P111">Devolución de cantidades mal percibidas</text:p>
        </text:list-item>
      </text:list>
      <text:p text:style-name="P2">👉 <text:span text:style-name="T3">Muy típico:</text:span></text:p>
      <text:p text:style-name="P5">El régimen de buen gobierno <text:span text:style-name="T2">no se aplica a funcionarios comunes</text:span>, solo a <text:span text:style-name="T2">altos cargos</text:span>.</text:p>
      <text:p text:style-name="P2"/>
      <text:h text:style-name="P47" text:outline-level="3"><text:bookmark-start text:name="consejo-de-transparencia-y-buen-gobierno-ctbg"/>CONSEJO DE TRANSPARENCIA Y BUEN GOBIERNO (CTBG)<text:bookmark-end text:name="consejo-de-transparencia-y-buen-gobierno-ctbg"/></text:h>
      <text:p text:style-name="P6">✔ Naturaleza</text:p>
      <text:list text:style-name="L98">
        <text:list-item>
          <text:p text:style-name="P112">Autoridad administrativa independiente</text:p>
        </text:list-item>
        <text:list-item>
          <text:p text:style-name="P112">Garantiza el cumplimiento de la Ley</text:p>
        </text:list-item>
      </text:list>
      <text:p text:style-name="P6">✔ Funciones principales</text:p>
      <text:list text:style-name="L99">
        <text:list-item>
          <text:p text:style-name="P113">Resolver reclamaciones por denegaciones de acceso</text:p>
        </text:list-item>
        <text:list-item>
          <text:p text:style-name="P113">Vigilar el cumplimiento de publicidad activa</text:p>
        </text:list-item>
        <text:list-item>
          <text:p text:style-name="P113">Dictar recomendaciones</text:p>
        </text:list-item>
        <text:list-item>
          <text:p text:style-name="P113">Formular criterios interpretativos</text:p>
        </text:list-item>
      </text:list>
      <text:p text:style-name="P2">👉 Importante:</text:p>
      <text:p text:style-name="P5"><text:soft-page-break/>La reclamación ante el CTBG <text:span text:style-name="T2">es potestativa</text:span> y <text:span text:style-name="T2">sustitutiva del recurso administrativo</text:span>.</text:p>
      <text:h text:style-name="P47" text:outline-level="3"><text:bookmark-start text:name="esquema-flash-para-memorizar"/>ESQUEMA FLASH PARA MEMORIZAR<text:bookmark-end text:name="esquema-flash-para-memorizar"/></text:h>
      <text:p text:style-name="P6">LEY 19/2013</text:p>
      <text:p text:style-name="P5">➡ <text:span text:style-name="T3">Transparencia activa</text:span> → Publicación obligatoria</text:p>
      <text:p text:style-name="P5">➡ <text:span text:style-name="T3">Derecho de acceso</text:span> → 1 mes / cualquiera / límites / CTBG</text:p>
      <text:p text:style-name="P5">➡ <text:span text:style-name="T3">Buen Gobierno</text:span> → altos cargos / infracciones / sanciones</text:p>
      <text:p text:style-name="P5">➡ <text:span text:style-name="T3">Silencio</text:span> → desestimatorio</text:p>
      <text:p text:style-name="P5">➡ <text:span text:style-name="T3">Datos personales</text:span> → test de ponderación</text:p>
      <text:p text:style-name="P5">La Agenda 2030 y los Objetivos de Desarrollo Sostenible</text:p>
      <text:p text:style-name="P5">La <text:span text:style-name="T2">Agenda 2030</text:span> es un plan de acción adoptado por <text:span text:style-name="T2">Naciones Unidas en 2015</text:span>.</text:p>
      <text:p text:style-name="P5">Su finalidad es lograr un <text:span text:style-name="T2">desarrollo sostenible</text:span> en lo social, económico y ambiental.</text:p>
      <text:p text:style-name="P5">Consta de:</text:p>
      <text:list text:style-name="L100">
        <text:list-item>
          <text:p text:style-name="P114">17 Objetivos de Desarrollo Sostenible (ODS)</text:p>
        </text:list-item>
        <text:list-item>
          <text:p text:style-name="P115"><text:span text:style-name="T2">169 metas</text:span> asociadas</text:p>
        </text:list-item>
        <text:list-item>
          <text:p text:style-name="P115">Con horizonte temporal <text:span text:style-name="T2">2030</text:span></text:p>
        </text:list-item>
      </text:list>
      <text:p text:style-name="P2">Se aplica a <text:span text:style-name="T2">todos los países</text:span> (desarrollados y en desarrollo).</text:p>
      <text:h text:style-name="P47" text:outline-level="3"><text:bookmark-start text:name="principios-de-la-agenda-2030"/>PRINCIPIOS DE LA AGENDA 2030<text:bookmark-end text:name="principios-de-la-agenda-2030"/></text:h>
      <text:p text:style-name="P2">Los pilares centrales son:</text:p>
      <text:p text:style-name="P5"><text:span text:style-name="T2">✔ Universalidad:</text:span> Afecta a todos los países: ricos, pobres, desarrollados o no.</text:p>
      <text:p text:style-name="P5"><text:span text:style-name="T2">✔ Integralidad:</text:span> Los ODS están conectados. Avanzar en uno ayuda a los demás.</text:p>
      <text:p text:style-name="P5"><text:span text:style-name="T2">✔ Inclusión:</text:span> “Nadie debe quedar atrás.”. Derechos humanos, igualdad y equidad social.</text:p>
      <text:p text:style-name="P5"><text:span text:style-name="T2">✔ Sostenibilidad:</text:span> Equilibrio entre desarrollo <text:span text:style-name="T2">económico</text:span>, <text:span text:style-name="T2">social</text:span> y <text:span text:style-name="T2">ambiental</text:span>.</text:p>
      <text:p text:style-name="P5"><text:span text:style-name="T2">✔ Rendición de cuentas:</text:span> Seguimiento, indicadores y evaluación.</text:p>
      <text:h text:style-name="P47" text:outline-level="3"><text:bookmark-start text:name="los-17-objetivos-de-desarrollo-sostenible-ods"/>LOS 17 OBJETIVOS DE DESARROLLO SOSTENIBLE (ODS)<text:bookmark-end text:name="los-17-objetivos-de-desarrollo-sostenible-ods"/></text:h>
      <text:p text:style-name="P116">(Esto es lo que más cae en exámenes: saber identificar los ODS y su finalidad.)</text:p>
      <text:p text:style-name="P7">ODS 1 – Fin de la pobreza</text:p>
      <text:p text:style-name="P5">Erradicar la pobreza extrema y reducir la pobreza en todas sus formas.</text:p>
      <text:p text:style-name="P7">ODS 2 – Hambre cero</text:p>
      <text:p text:style-name="P5">Garantizar seguridad alimentaria, nutrición adecuada y agricultura sostenible.</text:p>
      <text:p text:style-name="P7">ODS 3 – Salud y bienestar</text:p>
      <text:p text:style-name="P5">Acceso universal a salud y reducción de mortalidad.</text:p>
      <text:p text:style-name="P7">ODS 4 – Educación de calidad</text:p>
      <text:p text:style-name="P5"><text:soft-page-break/>Educación inclusiva, equitativa y de calidad para todos.</text:p>
      <text:p text:style-name="P7">ODS 5 – Igualdad de género</text:p>
      <text:p text:style-name="P5">Eliminar discriminación contra mujeres y niñas.</text:p>
      <text:p text:style-name="P7">ODS 6 – Agua limpia y saneamiento</text:p>
      <text:p text:style-name="P5">Acceso universal a agua potable, saneamiento e higiene.</text:p>
      <text:p text:style-name="P7">ODS 7 – Energía asequible y no contaminante</text:p>
      <text:p text:style-name="P5">Acceso a energía moderna, fiable y sostenible.</text:p>
      <text:p text:style-name="P7">ODS 8 – Trabajo decente y crecimiento económico</text:p>
      <text:p text:style-name="P5">Promover empleo digno, productividad y economía sostenible.</text:p>
      <text:p text:style-name="P7">ODS 9 – Industria, innovación e infraestructura</text:p>
      <text:p text:style-name="P5">Desarrollo industrial sostenible, innovación y resiliencia.</text:p>
      <text:p text:style-name="P7">ODS 10 – Reducción de desigualdades</text:p>
      <text:p text:style-name="P5">Reducir desigualdades dentro y entre países.</text:p>
      <text:p text:style-name="P7">ODS 11 – Ciudades y comunidades sostenibles</text:p>
      <text:p text:style-name="P5">Ciudades inclusivas, seguras y resilientes.</text:p>
      <text:p text:style-name="P7">ODS 12 – Producción y consumo responsables</text:p>
      <text:p text:style-name="P5">Patrones sostenibles de producción y consumo.</text:p>
      <text:p text:style-name="P7">ODS 13 – Acción por el clima</text:p>
      <text:p text:style-name="P5">Medidas urgentes contra el cambio climático.</text:p>
      <text:p text:style-name="P7">ODS 14 – Vida submarina</text:p>
      <text:p text:style-name="P5">Conservar océanos y recursos marinos.</text:p>
      <text:p text:style-name="P7">ODS 15 – Vida de ecosistemas terrestres</text:p>
      <text:p text:style-name="P5">Proteger bosques, suelos, biodiversidad y combatir la desertificación.</text:p>
      <text:p text:style-name="P7">ODS 16 – Paz, justicia e instituciones sólidas</text:p>
      <text:p text:style-name="P5">Promover sociedades pacíficas, acceso a justicia e instituciones eficaces.</text:p>
      <text:p text:style-name="P7">ODS 17 – Alianzas para lograr los objetivos</text:p>
      <text:p text:style-name="P5">Cooperación internacional, medios de implementación y financiamiento.</text:p>
      <text:h text:style-name="P47" text:outline-level="3"><text:bookmark-start text:name="qué-pregunta-el-inap-sobre-la-agenda-2030-muy-frecuente"/>¿Qué pregunta el INAP sobre la Agenda 2030? (muy frecuente)<text:bookmark-end text:name="qué-pregunta-el-inap-sobre-la-agenda-2030-muy-frecuente"/></text:h>
      <text:list text:style-name="L101">
        <text:list-item>
          <text:p text:style-name="P117">Saber <text:span text:style-name="T2">qué son</text:span> los ODS.</text:p>
        </text:list-item>
        <text:list-item>
          <text:p text:style-name="P117">Reconocer cuál es el <text:span text:style-name="T2">ODS 3, 5, 13, 17</text:span>, etc.</text:p>
        </text:list-item>
        <text:list-item>
          <text:p text:style-name="P117">Preguntar <text:span text:style-name="T2">cuántos son</text:span>: <text:span text:style-name="T2">17 ODS y 169 metas</text:span>.</text:p>
        </text:list-item>
        <text:list-item>
          <text:p text:style-name="P117"><text:soft-page-break/>Identificar los <text:span text:style-name="T2">principios clave</text:span>: universalidad, integralidad, sostenibilidad.</text:p>
        </text:list-item>
        <text:list-item>
          <text:p text:style-name="P117">Comprender que la Agenda 2030 es un <text:span text:style-name="T2">compromiso global</text:span>, no solo europeo o español.</text:p>
        </text:list-item>
        <text:list-item>
          <text:p text:style-name="P117">Relación con políticas de igualdad, medio ambiente o digitalización.</text:p>
        </text:list-item>
      </text:list>
      <text:h text:style-name="P47" text:outline-level="3"><text:bookmark-start text:name="esquema-flash-para-memorizar-en-1-min"/>ESQUEMA FLASH PARA MEMORIZAR EN 1 MIN<text:bookmark-end text:name="esquema-flash-para-memorizar-en-1-min"/></text:h>
      <text:p text:style-name="P6">Agenda 2030</text:p>
      <text:p text:style-name="P5">✔ Adoptada en 2015 – ONU</text:p>
      <text:p text:style-name="P5">✔ 17 ODS – 169 metas</text:p>
      <text:p text:style-name="P5">✔ Enfoque: social + económico + ambiental</text:p>
      <text:p text:style-name="P5">✔ Principios: universalidad, sostenibilidad, inclusión, nadie atrás</text:p>
      <text:p text:style-name="P5">✔ España tiene su propia Estrategia de la Agenda 2030</text:p>
      <text:p text:style-name="P7">ODS (en 4 bloques):</text:p>
      <text:list text:style-name="L102">
        <text:list-item>
          <text:p text:style-name="P118"><text:span text:style-name="T3">Personas</text:span>: 1–5 (pobreza, hambre, salud, educación, género)</text:p>
        </text:list-item>
        <text:list-item>
          <text:p text:style-name="P118"><text:span text:style-name="T3">Planeta</text:span>: 6–15 (agua, energía, clima, vida marina, biodiversidad…)</text:p>
        </text:list-item>
        <text:list-item>
          <text:p text:style-name="P118"><text:span text:style-name="T3">Prosperidad</text:span>: 7–11 (energía, trabajo, industria, ciudades…)</text:p>
        </text:list-item>
        <text:list-item>
          <text:p text:style-name="P118"><text:span text:style-name="T3">Paz</text:span>: 16</text:p>
        </text:list-item>
        <text:list-item>
          <text:p text:style-name="P118"><text:span text:style-name="T3">Alianzas</text:span>: 17</text:p>
        </text:list-item>
      </text:list>
      <text:p text:style-name="Standard"><text:a xlink:type="simple" xlink:href="https://www.notion.so/Ley-19-2013-de-transparencia-acceso-a-la-informaci-n-p-blica-y-buen-gobierno-2cbe5cdff7ef81938177da017f77ea95?pvs=21" text:style-name="Internet_20_link" text:visited-style-name="Visited_20_Internet_20_Link"><text:span text:style-name="Definition"><text:span text:style-name="T4">Ley 19/2013, de transparencia, acceso a la información pública y buen gobierno.</text:span></text:span></text:a></text:p>
      <text:p text:style-name="Text_20_body"><text:a xlink:type="simple" xlink:href="https://www.notion.so/EBEP-que-entra-en-TAI-2cbe5cdff7ef80a49cded23a242e58af?pvs=21" text:style-name="Internet_20_link" text:visited-style-name="Visited_20_Internet_20_Link"><text:span text:style-name="Definition"><text:span text:style-name="T4">EBEP que entra en TAI</text:span></text:span></text:a></text:p>
      <text:h text:style-name="P3" text:outline-level="1"><text:bookmark-start text:name="bloque-1-tema-5"/>Bloque 1 · Tema 5<text:bookmark-end text:name="bloque-1-tema-5"/></text:h>
      <text:h text:style-name="P4" text:outline-level="2"><text:bookmark-start text:name="políticas-de-igualdad-y-contra-la-violencia-de-género"/>Políticas de igualdad y contra la violencia de género<text:bookmark-end text:name="políticas-de-igualdad-y-contra-la-violencia-de-género"/></text:h>
      <text:h text:style-name="P4" text:outline-level="2"><text:bookmark-start text:name="políticas-de-igualdad-de-trato-y-no-discriminación-de-las-personas-lgtbi"/>Políticas de igualdad de trato y no discriminación de las personas LGTBI<text:bookmark-end text:name="políticas-de-igualdad-de-trato-y-no-discriminación-de-las-personas-lgtbi"/></text:h>
      <text:h text:style-name="P4" text:outline-level="2"><text:bookmark-start text:name="discapacidad-y-dependencia-régimen-jurídico"/>Discapacidad y dependencia: régimen jurídico<text:bookmark-end text:name="discapacidad-y-dependencia-régimen-jurídico"/></text:h>
      <text:p text:style-name="P2"/>
      <text:h text:style-name="P4" text:outline-level="2"><text:bookmark-start text:name="introducción-2"/>Introducción<text:bookmark-end text:name="introducción-2"/></text:h>
      <text:p text:style-name="P2">Las políticas de igualdad, no discriminación y protección de colectivos vulnerables constituyen una línea transversal de actuación de los poderes públicos, con especial relevancia en el empleo público y en la actuación administrativa.</text:p>
      <text:p text:style-name="P5">Este tema es frecuente en examen, especialmente en preguntas sobre: - Leyes concretas. - Finalidad de cada norma. - Diferencias entre igualdad, violencia de género, LGTBI, discapacidad y dependencia.</text:p>
      <text:p text:style-name="P2"/>
      <text:h text:style-name="P4" text:outline-level="2"><text:bookmark-start text:name="políticas-de-igualdad-y-contra-la-violencia-de-género-1"/><text:soft-page-break/>1. Políticas de igualdad y contra la violencia de género<text:bookmark-end text:name="políticas-de-igualdad-y-contra-la-violencia-de-género-1"/></text:h>
      <text:h text:style-name="P47" text:outline-level="3"><text:bookmark-start text:name="igualdad-entre-mujeres-y-hombres"/>1.1. Igualdad entre mujeres y hombres<text:bookmark-end text:name="igualdad-entre-mujeres-y-hombres"/></text:h>
      <text:p text:style-name="P2"><text:span text:style-name="T2">Norma clave:</text:span><text:line-break/><text:span text:style-name="T2">Ley Orgánica 3/2007, de 22 de marzo</text:span>, para la igualdad efectiva de mujeres y hombres.</text:p>
      <text:h text:style-name="P47" text:outline-level="3"><text:bookmark-start text:name="objetivo-de-la-ley"/>Objetivo de la Ley<text:bookmark-end text:name="objetivo-de-la-ley"/></text:h>
      <text:p text:style-name="P2">Garantizar la igualdad real y efectiva entre mujeres y hombres, eliminando cualquier forma de discriminación por razón de sexo.</text:p>
      <text:p text:style-name="P5">No se limita a la igualdad formal, sino que impulsa medidas activas.</text:p>
      <text:h text:style-name="P47" text:outline-level="3"><text:bookmark-start text:name="principios-básicos"/>Principios básicos<text:bookmark-end text:name="principios-básicos"/></text:h>
      <text:list text:style-name="L103">
        <text:list-item>
          <text:p text:style-name="P119">Igualdad de trato y de oportunidades.</text:p>
        </text:list-item>
        <text:list-item>
          <text:p text:style-name="P119">Integración del principio de igualdad en todas las políticas públicas.</text:p>
        </text:list-item>
        <text:list-item>
          <text:p text:style-name="P119">Eliminación de discriminación directa e indirecta.</text:p>
        </text:list-item>
        <text:list-item>
          <text:p text:style-name="P119">Presencia equilibrada de mujeres y hombres.</text:p>
        </text:list-item>
      </text:list>
      <text:h text:style-name="P47" text:outline-level="3"><text:bookmark-start text:name="ámbitos-de-actuación"/>Ámbitos de actuación<text:bookmark-end text:name="ámbitos-de-actuación"/></text:h>
      <text:list text:style-name="L104">
        <text:list-item>
          <text:p text:style-name="P120">Empleo público y privado.</text:p>
        </text:list-item>
        <text:list-item>
          <text:p text:style-name="P120">Conciliación de la vida personal, familiar y laboral.</text:p>
        </text:list-item>
        <text:list-item>
          <text:p text:style-name="P120">Educación.</text:p>
        </text:list-item>
        <text:list-item>
          <text:p text:style-name="P120">Publicidad y medios de comunicación.</text:p>
        </text:list-item>
        <text:list-item>
          <text:p text:style-name="P120">Representación política y administrativa.</text:p>
        </text:list-item>
      </text:list>
      <text:p text:style-name="P2"><text:span text:style-name="T2">Muy típico de examen:</text:span><text:line-break/>La igualdad efectiva permite acciones positivas cuando exista desigualdad real.</text:p>
      <text:p text:style-name="P2"/>
      <text:h text:style-name="P47" text:outline-level="3"><text:bookmark-start text:name="violencia-de-género"/>1.2. Violencia de género<text:bookmark-end text:name="violencia-de-género"/></text:h>
      <text:p text:style-name="P2"><text:span text:style-name="T2">Norma clave:</text:span><text:line-break/><text:span text:style-name="T2">Ley Orgánica 1/2004, de 28 de diciembre</text:span>, de medidas de protección integral contra la violencia de género.</text:p>
      <text:h text:style-name="P47" text:outline-level="3"><text:bookmark-start text:name="concepto-de-violencia-de-género"/>Concepto de violencia de género<text:bookmark-end text:name="concepto-de-violencia-de-género"/></text:h>
      <text:p text:style-name="P2">Violencia ejercida contra las mujeres: - Por parte de quienes sean o hayan sido sus cónyuges o parejas. - Como manifestación de la discriminación y desigualdad.</text:p>
      <text:p text:style-name="P5">Incluye: - Violencia física. - Violencia psicológica. - Violencia sexual. - Amenazas, coacciones o privación de libertad.</text:p>
      <text:h text:style-name="P47" text:outline-level="3"><text:bookmark-start text:name="enfoque-integral-de-la-ley"/>Enfoque integral de la Ley<text:bookmark-end text:name="enfoque-integral-de-la-ley"/></text:h>
      <text:p text:style-name="P2">La ley actúa de forma: - Preventiva. - Educativa. - Social. - Asistencial. - Judicial.</text:p>
      <text:h text:style-name="P47" text:outline-level="3"><text:bookmark-start text:name="medidas-principales"/>Medidas principales<text:bookmark-end text:name="medidas-principales"/></text:h>
      <text:list text:style-name="L105">
        <text:list-item>
          <text:p text:style-name="P121">Derechos de las víctimas.</text:p>
        </text:list-item>
        <text:list-item>
          <text:p text:style-name="P121">Medidas laborales y de Seguridad Social.</text:p>
        </text:list-item>
        <text:list-item>
          <text:p text:style-name="P121">Protección judicial y penal.</text:p>
        </text:list-item>
        <text:list-item>
          <text:p text:style-name="P121"><text:soft-page-break/>Coordinación institucional.</text:p>
        </text:list-item>
      </text:list>
      <text:p text:style-name="P2"><text:span text:style-name="T2">Importante:</text:span><text:line-break/>La violencia de género no es violencia doméstica en general, sino una forma específica de violencia contra la mujer por razón de género.</text:p>
      <text:p text:style-name="P2"/>
      <text:h text:style-name="P47" text:outline-level="3"><text:bookmark-start text:name="mini-resumen-apartado-1"/>🧠 Mini-resumen apartado 1<text:bookmark-end text:name="mini-resumen-apartado-1"/></text:h>
      <text:list text:style-name="L106">
        <text:list-item>
          <text:p text:style-name="P122">Igualdad → <text:span text:style-name="T2">LO 3/2007</text:span>.<text:line-break/></text:p>
        </text:list-item>
        <text:list-item>
          <text:p text:style-name="P122">Violencia de género → <text:span text:style-name="T2">LO 1/2004</text:span>.<text:line-break/></text:p>
        </text:list-item>
        <text:list-item>
          <text:p text:style-name="P122">La igualdad efectiva permite acciones positivas.<text:line-break/></text:p>
        </text:list-item>
        <text:list-item>
          <text:p text:style-name="P122">Violencia de género = violencia contra la mujer por razón de género.</text:p>
        </text:list-item>
      </text:list>
      <text:p text:style-name="P2"/>
      <text:h text:style-name="P4" text:outline-level="2"><text:bookmark-start text:name="políticas-de-igualdad-de-trato-y-no-discriminación-lgtbi"/>2. Políticas de igualdad de trato y no discriminación LGTBI<text:bookmark-end text:name="políticas-de-igualdad-de-trato-y-no-discriminación-lgtbi"/></text:h>
      <text:h text:style-name="P47" text:outline-level="3"><text:bookmark-start text:name="marco-normativo"/>2.1. Marco normativo<text:bookmark-end text:name="marco-normativo"/></text:h>
      <text:p text:style-name="P2"><text:span text:style-name="T2">Norma clave:</text:span><text:line-break/><text:span text:style-name="T2">Ley 4/2023, de 28 de febrero</text:span>, para la igualdad real y efectiva de las personas LGTBI y para la garantía de los derechos de las personas trans.</text:p>
      <text:h text:style-name="P47" text:outline-level="3"><text:bookmark-start text:name="finalidad-de-la-ley"/>Finalidad de la Ley<text:bookmark-end text:name="finalidad-de-la-ley"/></text:h>
      <text:p text:style-name="P2">Garantizar: - La igualdad de trato. - La no discriminación. - El libre desarrollo de la personalidad.</text:p>
      <text:p text:style-name="P5">Por razón de: - Orientación sexual. - Identidad sexual. - Identidad y expresión de género. - Características sexuales.</text:p>
      <text:h text:style-name="P47" text:outline-level="3"><text:bookmark-start text:name="principios-inspiradores"/>Principios inspiradores<text:bookmark-end text:name="principios-inspiradores"/></text:h>
      <text:list text:style-name="L107">
        <text:list-item>
          <text:p text:style-name="P123">Dignidad humana.</text:p>
        </text:list-item>
        <text:list-item>
          <text:p text:style-name="P123">Libre desarrollo de la personalidad.</text:p>
        </text:list-item>
        <text:list-item>
          <text:p text:style-name="P123">Respeto a la diversidad.</text:p>
        </text:list-item>
        <text:list-item>
          <text:p text:style-name="P123">No discriminación.</text:p>
        </text:list-item>
        <text:list-item>
          <text:p text:style-name="P123">Protección frente a la violencia y el acoso.</text:p>
        </text:list-item>
      </text:list>
      <text:h text:style-name="P47" text:outline-level="3"><text:bookmark-start text:name="ámbitos-de-actuación-1"/>Ámbitos de actuación<text:bookmark-end text:name="ámbitos-de-actuación-1"/></text:h>
      <text:list text:style-name="L108">
        <text:list-item>
          <text:p text:style-name="P124">Educación.</text:p>
        </text:list-item>
        <text:list-item>
          <text:p text:style-name="P124">Empleo (incluido empleo público).</text:p>
        </text:list-item>
        <text:list-item>
          <text:p text:style-name="P124">Sanidad.</text:p>
        </text:list-item>
        <text:list-item>
          <text:p text:style-name="P124">Servicios sociales.</text:p>
        </text:list-item>
        <text:list-item>
          <text:p text:style-name="P124">Medios de comunicación.</text:p>
        </text:list-item>
        <text:list-item>
          <text:p text:style-name="P124">Administraciones Públicas.</text:p>
        </text:list-item>
      </text:list>
      <text:p text:style-name="P2"/>
      <text:h text:style-name="P47" text:outline-level="3"><text:bookmark-start text:name="mini-resumen-apartado-2"/><text:soft-page-break/>🧠 Mini-resumen apartado 2<text:bookmark-end text:name="mini-resumen-apartado-2"/></text:h>
      <text:list text:style-name="L109">
        <text:list-item>
          <text:p text:style-name="P125">Norma clave → <text:span text:style-name="T2">Ley 4/2023</text:span>.<text:line-break/></text:p>
        </text:list-item>
        <text:list-item>
          <text:p text:style-name="P125">Protege orientación, identidad y expresión de género.<text:line-break/></text:p>
        </text:list-item>
        <text:list-item>
          <text:p text:style-name="P125">Garantiza igualdad real y no discriminación.<text:line-break/></text:p>
        </text:list-item>
        <text:list-item>
          <text:p text:style-name="P125">Afecta directamente a la actuación administrativa.</text:p>
        </text:list-item>
      </text:list>
      <text:p text:style-name="P2"/>
      <text:h text:style-name="P4" text:outline-level="2"><text:bookmark-start text:name="discapacidad-y-dependencia-régimen-jurídico-1"/>3. Discapacidad y dependencia: régimen jurídico<text:bookmark-end text:name="discapacidad-y-dependencia-régimen-jurídico-1"/></text:h>
      <text:h text:style-name="P47" text:outline-level="3"><text:bookmark-start text:name="discapacidad"/>3.1. Discapacidad<text:bookmark-end text:name="discapacidad"/></text:h>
      <text:p text:style-name="P2"><text:span text:style-name="T2">Norma clave:</text:span><text:line-break/><text:span text:style-name="T2">Real Decreto Legislativo 1/2013, de 29 de noviembre</text:span><text:line-break/>(Texto Refundido de la Ley General de derechos de las personas con discapacidad y de su inclusión social).</text:p>
      <text:h text:style-name="P47" text:outline-level="3"><text:bookmark-start text:name="concepto-de-persona-con-discapacidad"/>Concepto de persona con discapacidad<text:bookmark-end text:name="concepto-de-persona-con-discapacidad"/></text:h>
      <text:p text:style-name="P2">Personas que presentan deficiencias físicas, mentales, intelectuales o sensoriales, previsiblemente permanentes, que al interactuar con barreras pueden impedir su participación plena y efectiva en la sociedad.</text:p>
      <text:h text:style-name="P47" text:outline-level="3"><text:bookmark-start text:name="principios-fundamentales"/>Principios fundamentales<text:bookmark-end text:name="principios-fundamentales"/></text:h>
      <text:list text:style-name="L110">
        <text:list-item>
          <text:p text:style-name="P126">Igualdad de oportunidades.</text:p>
        </text:list-item>
        <text:list-item>
          <text:p text:style-name="P126">No discriminación.</text:p>
        </text:list-item>
        <text:list-item>
          <text:p text:style-name="P126">Accesibilidad universal.</text:p>
        </text:list-item>
        <text:list-item>
          <text:p text:style-name="P126">Inclusión social.</text:p>
        </text:list-item>
        <text:list-item>
          <text:p text:style-name="P126">Vida independiente.</text:p>
        </text:list-item>
      </text:list>
      <text:h text:style-name="P47" text:outline-level="3"><text:bookmark-start text:name="artículo-constitucional-relevante"/>Artículo constitucional relevante<text:bookmark-end text:name="artículo-constitucional-relevante"/></text:h>
      <text:p text:style-name="P2"><text:span text:style-name="T2">Artículo 49 de la Constitución Española</text:span><text:line-break/>Obliga a los poderes públicos a realizar políticas de integración y protección.</text:p>
      <text:p text:style-name="P2"/>
      <text:h text:style-name="P47" text:outline-level="3"><text:bookmark-start text:name="dependencia"/>3.2. Dependencia<text:bookmark-end text:name="dependencia"/></text:h>
      <text:p text:style-name="P2"><text:span text:style-name="T2">Norma clave:</text:span><text:line-break/><text:span text:style-name="T2">Ley 39/2006, de 14 de diciembre</text:span>, de promoción de la autonomía personal y atención a las personas en situación de dependencia.</text:p>
      <text:h text:style-name="P47" text:outline-level="3"><text:bookmark-start text:name="concepto-de-dependencia"/>Concepto de dependencia<text:bookmark-end text:name="concepto-de-dependencia"/></text:h>
      <text:p text:style-name="P2">Situación permanente en la que una persona necesita ayuda para realizar las actividades básicas de la vida diaria.</text:p>
      <text:h text:style-name="P47" text:outline-level="3"><text:bookmark-start text:name="sistema-de-atención"/>Sistema de atención<text:bookmark-end text:name="sistema-de-atención"/></text:h>
      <text:p text:style-name="P2">La ley crea el:<text:line-break/><text:span text:style-name="T2">Sistema para la Autonomía y Atención a la Dependencia (SAAD)</text:span></text:p>
      <text:h text:style-name="P47" text:outline-level="3"><text:bookmark-start text:name="grados-de-dependencia"/><text:soft-page-break/>Grados de dependencia<text:bookmark-end text:name="grados-de-dependencia"/></text:h>
      <text:list text:style-name="L111">
        <text:list-item>
          <text:p text:style-name="P127">Grado I: Dependencia moderada.</text:p>
        </text:list-item>
        <text:list-item>
          <text:p text:style-name="P127">Grado II: Dependencia severa.</text:p>
        </text:list-item>
        <text:list-item>
          <text:p text:style-name="P127">Grado III: Gran dependencia.</text:p>
        </text:list-item>
      </text:list>
      <text:h text:style-name="P47" text:outline-level="3"><text:bookmark-start text:name="prestaciones"/>Prestaciones<text:bookmark-end text:name="prestaciones"/></text:h>
      <text:list text:style-name="L112">
        <text:list-item>
          <text:p text:style-name="P128">Servicios (ayuda a domicilio, centros de día, residencias).</text:p>
        </text:list-item>
        <text:list-item>
          <text:p text:style-name="P128">Prestaciones económicas (cuando no existen servicios adecuados).</text:p>
        </text:list-item>
      </text:list>
      <text:p text:style-name="P2"/>
      <text:h text:style-name="P47" text:outline-level="3"><text:bookmark-start text:name="mini-resumen-apartado-3"/>🧠 Mini-resumen apartado 3<text:bookmark-end text:name="mini-resumen-apartado-3"/></text:h>
      <text:list text:style-name="L113">
        <text:list-item>
          <text:p text:style-name="P129">Discapacidad → <text:span text:style-name="T2">RDL 1/2013</text:span> + art. 49 CE.<text:line-break/></text:p>
        </text:list-item>
        <text:list-item>
          <text:p text:style-name="P129">Principios: igualdad, accesibilidad e inclusión.<text:line-break/></text:p>
        </text:list-item>
        <text:list-item>
          <text:p text:style-name="P129">Dependencia → <text:span text:style-name="T2">Ley 39/2006</text:span>.<text:line-break/></text:p>
        </text:list-item>
        <text:list-item>
          <text:p text:style-name="P129">Sistema → <text:span text:style-name="T2">SAAD</text:span>.<text:line-break/></text:p>
        </text:list-item>
        <text:list-item>
          <text:p text:style-name="P129">Tres grados de dependencia.</text:p>
        </text:list-item>
      </text:list>
      <text:p text:style-name="P2"/>
      <text:h text:style-name="P4" text:outline-level="2"><text:bookmark-start text:name="mini-resumen-final-del-tema"/>🧠 Mini-resumen final del tema<text:bookmark-end text:name="mini-resumen-final-del-tema"/></text:h>
      <text:list text:style-name="L114">
        <text:list-item>
          <text:p text:style-name="P130">Igualdad → <text:span text:style-name="T2">LO 3/2007</text:span>.<text:line-break/></text:p>
        </text:list-item>
        <text:list-item>
          <text:p text:style-name="P130">Violencia de género → <text:span text:style-name="T2">LO 1/2004</text:span>.<text:line-break/></text:p>
        </text:list-item>
        <text:list-item>
          <text:p text:style-name="P130">LGTBI → <text:span text:style-name="T2">Ley 4/2023</text:span>.<text:line-break/></text:p>
        </text:list-item>
        <text:list-item>
          <text:p text:style-name="P130">Discapacidad → <text:span text:style-name="T2">RDL 1/2013</text:span> + art. 49 CE.<text:line-break/></text:p>
        </text:list-item>
        <text:list-item>
          <text:p text:style-name="P130">Dependencia → <text:span text:style-name="T2">Ley 39/2006</text:span> + <text:span text:style-name="T2">SAAD</text:span>.<text:line-break/></text:p>
        </text:list-item>
        <text:list-item>
          <text:p text:style-name="P130">Tema muy frecuente en test por asociación ley–materia.</text:p>
        </text:list-item>
      </text:list>
      <text:h text:style-name="P3" text:outline-level="1"><text:bookmark-start text:name="bloque-1-tema-6"/><text:soft-page-break/>Bloque 1 · Tema 6<text:bookmark-end text:name="bloque-1-tema-6"/></text:h>
      <text:h text:style-name="P4" text:outline-level="2"><text:bookmark-start text:name="sociedad-de-la-información.-identidad-y-firma-electrónica"/>Sociedad de la información. Identidad y firma electrónica<text:bookmark-end text:name="sociedad-de-la-información.-identidad-y-firma-electrónica"/></text:h>
      <text:h text:style-name="P4" text:outline-level="2"><text:bookmark-start text:name="dni-electrónico.-agenda-digital-para-españa"/>DNI electrónico. Agenda Digital para España<text:bookmark-end text:name="dni-electrónico.-agenda-digital-para-españa"/></text:h>
      <text:h text:style-name="P4" text:outline-level="2"><text:bookmark-start text:name="introducción-3"/>Introducción<text:bookmark-end text:name="introducción-3"/></text:h>
      <text:p text:style-name="P2">La sociedad de la información y el uso de medios electrónicos en las Administraciones Públicas constituyen un elemento esencial de la modernización administrativa.</text:p>
      <text:p text:style-name="P5">Este tema es especialmente relevante en el examen TAI por su conexión con: - Administración electrónica. - Identificación y firma electrónica. - Servicios digitales públicos. - Estrategias digitales del Estado.</text:p>
      <text:h text:style-name="P4" text:outline-level="2"><text:bookmark-start text:name="la-sociedad-de-la-información"/>1. La sociedad de la información<text:bookmark-end text:name="la-sociedad-de-la-información"/></text:h>
      <text:h text:style-name="P47" text:outline-level="3"><text:bookmark-start text:name="concepto-y-marco-legal"/>1.1. Concepto y marco legal<text:bookmark-end text:name="concepto-y-marco-legal"/></text:h>
      <text:p text:style-name="P2">La base legal en España se encuentra en la <text:span text:style-name="T2">Ley 34/2002, de 11 de julio</text:span>, de servicios de la sociedad de la información y de comercio electrónico (LSSI-CE).</text:p>
      <text:p text:style-name="P5">La sociedad de la información es aquella en la que: - La información y el conocimiento son elementos clave. - Se utilizan de forma generalizada las tecnologías de la información y la comunicación (TIC). - La actividad económica, social y administrativa se apoya en medios electrónicos.</text:p>
      <text:h text:style-name="P47" text:outline-level="3"><text:bookmark-start text:name="conceptos-clave-de-la-lssi-ce"/>1.2. Conceptos clave de la LSSI-CE<text:bookmark-end text:name="conceptos-clave-de-la-lssi-ce"/></text:h>
      <text:list xml:id="list2291104743" text:style-name="L115">
        <text:list-item>
          <text:p text:style-name="P131"><text:span text:style-name="T2">Servicio de la Sociedad de la Información</text:span>:<text:line-break/>Servicio prestado normalmente a título oneroso, a distancia, por vía electrónica y a petición individual del destinatario.</text:p>
        </text:list-item>
        <text:list-item>
          <text:p text:style-name="P131"><text:span text:style-name="T2">Principio de libre prestación de servicios</text:span>:<text:line-break/>No se requiere autorización previa para los prestadores establecidos en España.</text:p>
        </text:list-item>
        <text:list-item>
          <text:p text:style-name="P131"><text:span text:style-name="T2">Obligaciones de los prestadores</text:span>:<text:line-break/>Deben facilitar, entre otros datos:</text:p>
          <text:list text:style-name="L116">
            <text:list-item>
              <text:p text:style-name="P132">Nombre o denominación social.</text:p>
            </text:list-item>
            <text:list-item>
              <text:p text:style-name="P132">NIF.</text:p>
            </text:list-item>
            <text:list-item>
              <text:p text:style-name="P132">Domicilio.</text:p>
            </text:list-item>
            <text:list-item>
              <text:p text:style-name="P132">Dirección de correo electrónico.</text:p>
            </text:list-item>
            <text:list-item>
              <text:p text:style-name="P132">Datos de inscripción en el Registro Mercantil, si procede.</text:p>
            </text:list-item>
          </text:list>
        </text:list-item>
        <text:list-item>
          <text:p text:style-name="P131"><text:span text:style-name="T2">Comunicaciones comerciales</text:span>:<text:line-break/>Se prohíbe el envío de comunicaciones comerciales no solicitadas por correo electrónico salvo consentimiento previo o relación contractual previa.</text:p>
        </text:list-item>
      </text:list>
      <text:h text:style-name="P47" text:outline-level="3"><text:bookmark-start text:name="características-principales"/><text:soft-page-break/>1.3. Características principales<text:bookmark-end text:name="características-principales"/></text:h>
      <text:list text:style-name="L117">
        <text:list-item>
          <text:p text:style-name="P133">Uso intensivo de las TIC.</text:p>
        </text:list-item>
        <text:list-item>
          <text:p text:style-name="P133">Acceso generalizado a la información.</text:p>
        </text:list-item>
        <text:list-item>
          <text:p text:style-name="P133">Digitalización de servicios.</text:p>
        </text:list-item>
        <text:list-item>
          <text:p text:style-name="P133">Interconexión de sistemas.</text:p>
        </text:list-item>
        <text:list-item>
          <text:p text:style-name="P133">Impulso de la administración electrónica.</text:p>
        </text:list-item>
      </text:list>
      <text:h text:style-name="P47" text:outline-level="3"><text:bookmark-start text:name="papel-de-las-administraciones-públicas"/>1.4. Papel de las Administraciones Públicas<text:bookmark-end text:name="papel-de-las-administraciones-públicas"/></text:h>
      <text:p text:style-name="P2">Las Administraciones Públicas deben: - Garantizar el acceso electrónico a los servicios públicos. - Impulsar la transformación digital. - Asegurar la accesibilidad y la inclusión digital. - Proteger los derechos de la ciudadanía en el entorno digital.</text:p>
      <text:p text:style-name="P134">Mini-resumen apartado 1<text:line-break/>- Sociedad basada en información y TIC.<text:line-break/>- Regulación por la LSSI-CE.<text:line-break/>- Papel activo de las Administraciones Públicas.</text:p>
      <text:h text:style-name="P4" text:outline-level="2"><text:bookmark-start text:name="identidad-electrónica"/>2. Identidad electrónica<text:bookmark-end text:name="identidad-electrónica"/></text:h>
      <text:h text:style-name="P47" text:outline-level="3"><text:bookmark-start text:name="concepto"/>2.1. Concepto<text:bookmark-end text:name="concepto"/></text:h>
      <text:p text:style-name="P2">La identidad electrónica permite identificar a una persona en el entorno digital de forma: - Segura. - Fiable. - Verificable.</text:p>
      <text:p text:style-name="P5">Es imprescindible para la relación electrónica con las Administraciones Públicas.</text:p>
      <text:h text:style-name="P47" text:outline-level="3"><text:bookmark-start text:name="marco-normativo-1"/>2.2. Marco normativo<text:bookmark-end text:name="marco-normativo-1"/></text:h>
      <text:p text:style-name="P2">La identidad electrónica se regula principalmente por: - <text:span text:style-name="T2">Reglamento (UE) 910/2014</text:span>, de 23 de julio (Reglamento eIDAS). - <text:span text:style-name="T2">Ley 6/2020, de 11 de noviembre</text:span>, reguladora de determinados aspectos de los servicios electrónicos de confianza.</text:p>
      <text:p text:style-name="P134">Muy típico de examen<text:line-break/>Identificación electrónica y firma electrónica no son lo mismo.</text:p>
      <text:p text:style-name="P134">Mini-resumen apartado 2<text:line-break/>- Identidad electrónica = identificación segura.<text:line-break/>- Regulada por eIDAS y Ley 6/2020.<text:line-break/>- No implica necesariamente firma.</text:p>
      <text:h text:style-name="P4" text:outline-level="2"><text:bookmark-start text:name="firma-electrónica-régimen-jurídico"/>3. Firma electrónica: régimen jurídico<text:bookmark-end text:name="firma-electrónica-régimen-jurídico"/></text:h>
      <text:h text:style-name="P47" text:outline-level="3"><text:bookmark-start text:name="concepto-de-firma-electrónica"/>3.1. Concepto de firma electrónica<text:bookmark-end text:name="concepto-de-firma-electrónica"/></text:h>
      <text:p text:style-name="P2">La firma electrónica es el conjunto de datos en formato electrónico que: - Se asocian a otros datos electrónicos. - Permiten identificar al firmante. - Garantizan la integridad del documento.</text:p>
      <text:h text:style-name="P47" text:outline-level="3"><text:bookmark-start text:name="marco-normativo-2"/>3.2. Marco normativo<text:bookmark-end text:name="marco-normativo-2"/></text:h>
      <text:p text:style-name="P2">Normativa clave: - <text:span text:style-name="T2">Reglamento (UE) nº 910/2014</text:span> (eIDAS). - <text:span text:style-name="T2">Ley 6/2020</text:span>, de servicios electrónicos de confianza.</text:p>
      <text:h text:style-name="P47" text:outline-level="3"><text:bookmark-start text:name="tipos-de-firma-electrónica-según-eidas"/><text:soft-page-break/>3.3. Tipos de firma electrónica según eIDAS<text:bookmark-end text:name="tipos-de-firma-electrónica-según-eidas"/></text:h>
      <text:list xml:id="list3582736659" text:style-name="L118">
        <text:list-item>
          <text:p text:style-name="P135"><text:span text:style-name="T2">Firma electrónica simple</text:span>:<text:line-break/>Datos electrónicos utilizados por el firmante para firmar.</text:p>
        </text:list-item>
        <text:list-item>
          <text:p text:style-name="P135"><text:span text:style-name="T2">Firma electrónica avanzada</text:span>:</text:p>
          <text:list text:style-name="L119">
            <text:list-item>
              <text:p text:style-name="P136">Vinculada al firmante de manera única.</text:p>
            </text:list-item>
            <text:list-item>
              <text:p text:style-name="P136">Permite su identificación.</text:p>
            </text:list-item>
            <text:list-item>
              <text:p text:style-name="P136">Creada bajo el control exclusivo del firmante.</text:p>
            </text:list-item>
            <text:list-item>
              <text:p text:style-name="P136">Vinculada a los datos firmados de forma que cualquier modificación sea detectable.</text:p>
            </text:list-item>
          </text:list>
        </text:list-item>
        <text:list-item>
          <text:p text:style-name="P135"><text:span text:style-name="T2">Firma electrónica cualificada</text:span>:</text:p>
          <text:list text:style-name="L120">
            <text:list-item>
              <text:p text:style-name="P137">Firma avanzada basada en un certificado cualificado.</text:p>
            </text:list-item>
            <text:list-item>
              <text:p text:style-name="P137">Creada mediante un dispositivo cualificado de creación de firma.</text:p>
            </text:list-item>
            <text:list-item>
              <text:p text:style-name="P137">Tiene el mismo valor jurídico que la firma manuscrita.</text:p>
            </text:list-item>
          </text:list>
        </text:list-item>
      </text:list>
      <text:p text:style-name="P134">Mini-resumen apartado 3<text:line-break/>- Firma = identificación + integridad.<text:line-break/>- Tipos: simple, avanzada y cualificada.<text:line-break/>- La firma cualificada equivale a la manuscrita.</text:p>
      <text:h text:style-name="P4" text:outline-level="2"><text:bookmark-start text:name="documento-nacional-de-identidad-electrónico-dnie"/>4. Documento Nacional de Identidad electrónico (DNIe)<text:bookmark-end text:name="documento-nacional-de-identidad-electrónico-dnie"/></text:h>
      <text:h text:style-name="P47" text:outline-level="3"><text:bookmark-start text:name="concepto-y-regulación"/>4.1. Concepto y regulación<text:bookmark-end text:name="concepto-y-regulación"/></text:h>
      <text:p text:style-name="P2">El DNI electrónico está regulado por el <text:span text:style-name="T2">Real Decreto 1553/2005</text:span>.</text:p>
      <text:p text:style-name="P5">Es el documento que: - Acredita la identidad del ciudadano. - Permite la identificación y la firma electrónica.</text:p>
      <text:h text:style-name="P47" text:outline-level="3"><text:bookmark-start text:name="características-y-versiones"/>4.2. Características y versiones<text:bookmark-end text:name="características-y-versiones"/></text:h>
      <text:list xml:id="list1031442305" text:style-name="L121">
        <text:list-item>
          <text:p text:style-name="P138">Versiones 3.0 y 4.0.</text:p>
        </text:list-item>
        <text:list-item>
          <text:p text:style-name="P138">Incorporan chip de doble interfaz y tecnología NFC.</text:p>
        </text:list-item>
        <text:list-item>
          <text:p text:style-name="P138">Contiene:</text:p>
          <text:list text:style-name="L122">
            <text:list-item>
              <text:p text:style-name="P139">Certificado de autenticación.</text:p>
            </text:list-item>
            <text:list-item>
              <text:p text:style-name="P139">Certificado de firma electrónica.</text:p>
            </text:list-item>
          </text:list>
        </text:list-item>
      </text:list>
      <text:p text:style-name="P2">Los certificados tienen una validez de 5 años y deben renovarse en los puntos de actualización.</text:p>
      <text:h text:style-name="P47" text:outline-level="3"><text:bookmark-start text:name="funciones-principales"/>4.3. Funciones principales<text:bookmark-end text:name="funciones-principales"/></text:h>
      <text:list text:style-name="L123">
        <text:list-item>
          <text:p text:style-name="P140">Identificación electrónica.</text:p>
        </text:list-item>
        <text:list-item>
          <text:p text:style-name="P140">Firma electrónica con validez legal.</text:p>
        </text:list-item>
        <text:list-item>
          <text:p text:style-name="P140">Acceso seguro a servicios públicos y privados.</text:p>
        </text:list-item>
      </text:list>
      <text:p text:style-name="P134">Mini-resumen apartado 4<text:line-break/>- DNIe = identidad + firma.<text:line-break/>- Incorpora certificados electrónicos.<text:line-break/>- Uso en relaciones electrónicas.</text:p>
      <text:h text:style-name="P4" text:outline-level="2"><text:bookmark-start text:name="agenda-digital-para-españa"/><text:soft-page-break/>5. Agenda Digital para España<text:bookmark-end text:name="agenda-digital-para-españa"/></text:h>
      <text:h text:style-name="P47" text:outline-level="3"><text:bookmark-start text:name="concepto-1"/>5.1. Concepto<text:bookmark-end text:name="concepto-1"/></text:h>
      <text:p text:style-name="P2">La Agenda Digital para España es el plan estratégico del Gobierno para impulsar la transformación digital del país.</text:p>
      <text:h text:style-name="P47" text:outline-level="3"><text:bookmark-start text:name="objetivos-principales"/>5.2. Objetivos principales<text:bookmark-end text:name="objetivos-principales"/></text:h>
      <text:list text:style-name="L124">
        <text:list-item>
          <text:p text:style-name="P141">Impulsar la economía digital.</text:p>
        </text:list-item>
        <text:list-item>
          <text:p text:style-name="P141">Mejorar la administración electrónica.</text:p>
        </text:list-item>
        <text:list-item>
          <text:p text:style-name="P141">Garantizar la inclusión y capacitación digital.</text:p>
        </text:list-item>
        <text:list-item>
          <text:p text:style-name="P141">Extender la conectividad digital (banda ancha y 5G).</text:p>
        </text:list-item>
        <text:list-item>
          <text:p text:style-name="P141">Reforzar la ciberseguridad (INCIBE).</text:p>
        </text:list-item>
        <text:list-item>
          <text:p text:style-name="P141">Digitalización de las Administraciones Públicas.</text:p>
        </text:list-item>
        <text:list-item>
          <text:p text:style-name="P141">Digitalización de pymes (Kit Digital).</text:p>
        </text:list-item>
        <text:list-item>
          <text:p text:style-name="P141">Desarrollo de competencias digitales.</text:p>
        </text:list-item>
      </text:list>
      <text:h text:style-name="P47" text:outline-level="3"><text:bookmark-start text:name="relación-con-la-unión-europea"/>5.3. Relación con la Unión Europea<text:bookmark-end text:name="relación-con-la-unión-europea"/></text:h>
      <text:p text:style-name="P2">La Agenda Digital para España se alinea con: - La Agenda Digital Europea. - Las estrategias digitales de la Unión Europea.</text:p>
      <text:p text:style-name="P134">Mini-resumen apartado 5<text:line-break/>- Estrategia digital estatal.<text:line-break/>- Impulso TIC y servicios públicos digitales.<text:line-break/>- Coordinación con la UE.</text:p>
      <text:p text:style-name="P134">Mini-resumen final del tema<text:line-break/>- Sociedad de la información → TIC y LSSI-CE.<text:line-break/>- Identidad electrónica ≠ firma electrónica.<text:line-break/>- Firma electrónica → eIDAS + Ley 6/2020.<text:line-break/>- DNIe → identificación y firma.<text:line-break/>- Agenda Digital → transformación digital del Estado.</text:p>
      <text:h text:style-name="P3" text:outline-level="1"><text:bookmark-start text:name="bloque-1-tema-7"/>Bloque 1 · Tema 7<text:bookmark-end text:name="bloque-1-tema-7"/></text:h>
      <text:h text:style-name="P4" text:outline-level="2"><text:bookmark-start text:name="protección-de-datos-personales-principios-derechos-y-obligaciones"/>Protección de datos personales: principios, derechos y obligaciones<text:bookmark-end text:name="protección-de-datos-personales-principios-derechos-y-obligaciones"/></text:h>
      <text:h text:style-name="P4" text:outline-level="2"><text:bookmark-start text:name="derechos-digitales"/>Derechos digitales<text:bookmark-end text:name="derechos-digitales"/></text:h>
      <text:h text:style-name="P4" text:outline-level="2"><text:bookmark-start text:name="introducción-4"/>Introducción<text:bookmark-end text:name="introducción-4"/></text:h>
      <text:p text:style-name="P2">La protección de datos personales es un derecho fundamental y un aspecto clave en la actuación de las Administraciones Públicas, especialmente en un contexto de digitalización y uso intensivo de las tecnologías de la información.</text:p>
      <text:p text:style-name="P5">Este tema es muy frecuente en el examen TAI, tanto en preguntas conceptuales como en la identificación de principios, derechos y normas aplicables.</text:p>
      <text:h text:style-name="P4" text:outline-level="2"><text:bookmark-start text:name="marco-normativo-de-la-protección-de-datos"/><text:soft-page-break/>1. Marco normativo de la protección de datos<text:bookmark-end text:name="marco-normativo-de-la-protección-de-datos"/></text:h>
      <text:h text:style-name="P47" text:outline-level="3"><text:bookmark-start text:name="normativa-europea"/>1.1. Normativa europea<text:bookmark-end text:name="normativa-europea"/></text:h>
      <text:p text:style-name="P2">Norma principal:<text:line-break/><text:span text:style-name="T2">Reglamento (UE) 2016/679</text:span>, de 27 de abril, General de Protección de Datos (<text:span text:style-name="T2">RGPD</text:span>).</text:p>
      <text:p text:style-name="P5">El RGPD es: - Directamente aplicable en todos los Estados miembros. - De obligado cumplimiento para el sector público y privado.</text:p>
      <text:h text:style-name="P47" text:outline-level="3"><text:bookmark-start text:name="normativa-nacional"/>1.2. Normativa nacional<text:bookmark-end text:name="normativa-nacional"/></text:h>
      <text:p text:style-name="P2">Norma principal:<text:line-break/><text:span text:style-name="T2">Ley Orgánica 3/2018, de 5 de diciembre</text:span>, de Protección de Datos Personales y garantía de los derechos digitales (<text:span text:style-name="T2">LOPDGDD</text:span>).</text:p>
      <text:p text:style-name="P5">La LOPDGDD: - Adapta el RGPD al ordenamiento jurídico español. - Regula los derechos digitales.</text:p>
      <text:h text:style-name="P47" text:outline-level="3"><text:bookmark-start text:name="mini-resumen-apartado-1-1"/>🧠 Mini-resumen apartado 1<text:bookmark-end text:name="mini-resumen-apartado-1-1"/></text:h>
      <text:list text:style-name="L125">
        <text:list-item>
          <text:p text:style-name="P142">RGPD → norma europea básica.</text:p>
        </text:list-item>
        <text:list-item>
          <text:p text:style-name="P142">LOPDGDD → adaptación española + derechos digitales.</text:p>
        </text:list-item>
        <text:list-item>
          <text:p text:style-name="P142">Aplicable a Administraciones Públicas.</text:p>
        </text:list-item>
      </text:list>
      <text:h text:style-name="P4" text:outline-level="2"><text:bookmark-start text:name="principios-de-la-protección-de-datos"/>2. Principios de la protección de datos<text:bookmark-end text:name="principios-de-la-protección-de-datos"/></text:h>
      <text:p text:style-name="P2">Los datos personales deben tratarse conforme a los siguientes principios:</text:p>
      <text:h text:style-name="P47" text:outline-level="3"><text:bookmark-start text:name="principios-fundamentales-1"/>2.1. Principios fundamentales<text:bookmark-end text:name="principios-fundamentales-1"/></text:h>
      <text:list text:style-name="L126">
        <text:list-item>
          <text:p text:style-name="P143">Licitud, lealtad y transparencia.</text:p>
        </text:list-item>
        <text:list-item>
          <text:p text:style-name="P143">Limitación de la finalidad.</text:p>
        </text:list-item>
        <text:list-item>
          <text:p text:style-name="P143">Minimización de datos.</text:p>
        </text:list-item>
        <text:list-item>
          <text:p text:style-name="P143">Exactitud.</text:p>
        </text:list-item>
        <text:list-item>
          <text:p text:style-name="P143">Limitación del plazo de conservación.</text:p>
        </text:list-item>
        <text:list-item>
          <text:p text:style-name="P143">Integridad y confidencialidad.</text:p>
        </text:list-item>
        <text:list-item>
          <text:p text:style-name="P143">Responsabilidad proactiva.</text:p>
        </text:list-item>
      </text:list>
      <text:p text:style-name="P2">👉 Muy típico de examen:<text:line-break/>El principio de <text:span text:style-name="T2">responsabilidad proactiva</text:span> obliga al responsable a cumplir y demostrar el cumplimiento.</text:p>
      <text:h text:style-name="P47" text:outline-level="3"><text:bookmark-start text:name="mini-resumen-apartado-2-1"/>🧠 Mini-resumen apartado 2<text:bookmark-end text:name="mini-resumen-apartado-2-1"/></text:h>
      <text:list text:style-name="L127">
        <text:list-item>
          <text:p text:style-name="P144">Los principios rigen todo tratamiento de datos.</text:p>
        </text:list-item>
        <text:list-item>
          <text:p text:style-name="P144">Destacan transparencia y responsabilidad proactiva.</text:p>
        </text:list-item>
      </text:list>
      <text:h text:style-name="P4" text:outline-level="2"><text:bookmark-start text:name="derechos-de-las-personas-derechos-arsopl"/>3. Derechos de las personas (derechos ARSOPL)<text:bookmark-end text:name="derechos-de-las-personas-derechos-arsopl"/></text:h>
      <text:p text:style-name="P2">Las personas cuyos datos se tratan son titulares de los siguientes derechos:</text:p>
      <text:h text:style-name="P47" text:outline-level="3"><text:bookmark-start text:name="derechos-clásicos-y-ampliados"/>3.1. Derechos clásicos y ampliados<text:bookmark-end text:name="derechos-clásicos-y-ampliados"/></text:h>
      <text:list text:style-name="L128">
        <text:list-item>
          <text:p text:style-name="P145">Derecho de acceso.</text:p>
        </text:list-item>
        <text:list-item>
          <text:p text:style-name="P145"><text:soft-page-break/>Derecho de rectificación.</text:p>
        </text:list-item>
        <text:list-item>
          <text:p text:style-name="P145">Derecho de supresión (derecho al olvido).</text:p>
        </text:list-item>
        <text:list-item>
          <text:p text:style-name="P145">Derecho de oposición.</text:p>
        </text:list-item>
        <text:list-item>
          <text:p text:style-name="P145">Derecho a la limitación del tratamiento.</text:p>
        </text:list-item>
        <text:list-item>
          <text:p text:style-name="P145">Derecho a la portabilidad de los datos.</text:p>
        </text:list-item>
      </text:list>
      <text:p text:style-name="P2">👉 Conocidos como <text:span text:style-name="T2">derechos ARSOPL</text:span>.</text:p>
      <text:h text:style-name="P47" text:outline-level="3"><text:bookmark-start text:name="ejercicio-de-los-derechos"/>3.2. Ejercicio de los derechos<text:bookmark-end text:name="ejercicio-de-los-derechos"/></text:h>
      <text:list text:style-name="L129">
        <text:list-item>
          <text:p text:style-name="P146">Son gratuitos.</text:p>
        </text:list-item>
        <text:list-item>
          <text:p text:style-name="P146">Deben resolverse en el plazo máximo de <text:span text:style-name="T2">un mes</text:span>.</text:p>
        </text:list-item>
        <text:list-item>
          <text:p text:style-name="P146">Pueden ampliarse en casos complejos.</text:p>
        </text:list-item>
        <text:list-item>
          <text:p text:style-name="P146">Se ejercen ante el responsable del tratamiento.</text:p>
        </text:list-item>
      </text:list>
      <text:h text:style-name="P47" text:outline-level="3"><text:bookmark-start text:name="mini-resumen-apartado-3-1"/>🧠 Mini-resumen apartado 3<text:bookmark-end text:name="mini-resumen-apartado-3-1"/></text:h>
      <text:list text:style-name="L130">
        <text:list-item>
          <text:p text:style-name="P147">Derechos ARSOPL.</text:p>
        </text:list-item>
        <text:list-item>
          <text:p text:style-name="P147">Plazo general de resolución: un mes.</text:p>
        </text:list-item>
        <text:list-item>
          <text:p text:style-name="P147">Ejercicio gratuito.</text:p>
        </text:list-item>
      </text:list>
      <text:h text:style-name="P4" text:outline-level="2"><text:bookmark-start text:name="obligaciones-del-responsable-y-del-encargado-del-tratamiento"/>4. Obligaciones del responsable y del encargado del tratamiento<text:bookmark-end text:name="obligaciones-del-responsable-y-del-encargado-del-tratamiento"/></text:h>
      <text:h text:style-name="P47" text:outline-level="3"><text:bookmark-start text:name="responsable-del-tratamiento"/>4.1. Responsable del tratamiento<text:bookmark-end text:name="responsable-del-tratamiento"/></text:h>
      <text:p text:style-name="P2">Es quien determina: - Los fines del tratamiento. - Los medios utilizados.</text:p>
      <text:p text:style-name="P5">Obligaciones principales: - Garantizar el cumplimiento del RGPD. - Aplicar medidas técnicas y organizativas. - Garantizar los derechos de los interesados.</text:p>
      <text:h text:style-name="P47" text:outline-level="3"><text:bookmark-start text:name="encargado-del-tratamiento"/>4.2. Encargado del tratamiento<text:bookmark-end text:name="encargado-del-tratamiento"/></text:h>
      <text:p text:style-name="P2">Es quien trata los datos: - Por cuenta del responsable. - Siguiendo sus instrucciones.</text:p>
      <text:p text:style-name="P5">Debe existir: - Contrato o acto jurídico que regule la relación.</text:p>
      <text:h text:style-name="P47" text:outline-level="3"><text:bookmark-start text:name="delegado-de-protección-de-datos-dpd"/>4.3. Delegado de Protección de Datos (DPD)<text:bookmark-end text:name="delegado-de-protección-de-datos-dpd"/></text:h>
      <text:p text:style-name="P2">Figura obligatoria, entre otros, en: - Administraciones Públicas. - Organismos públicos.</text:p>
      <text:p text:style-name="P5">Funciones principales: - Informar y asesorar. - Supervisar el cumplimiento. - Cooperar con la autoridad de control.</text:p>
      <text:h text:style-name="P47" text:outline-level="3"><text:bookmark-start text:name="mini-resumen-apartado-4"/>🧠 Mini-resumen apartado 4<text:bookmark-end text:name="mini-resumen-apartado-4"/></text:h>
      <text:list text:style-name="L131">
        <text:list-item>
          <text:p text:style-name="P148">Responsable decide fines y medios.</text:p>
        </text:list-item>
        <text:list-item>
          <text:p text:style-name="P148">Encargado actúa por cuenta del responsable.</text:p>
        </text:list-item>
        <text:list-item>
          <text:p text:style-name="P148">DPD obligatorio en el sector público.</text:p>
        </text:list-item>
      </text:list>
      <text:h text:style-name="P4" text:outline-level="2"><text:bookmark-start text:name="derechos-digitales-1"/>5. Derechos digitales<text:bookmark-end text:name="derechos-digitales-1"/></text:h>
      <text:h text:style-name="P47" text:outline-level="3"><text:bookmark-start text:name="concepto-2"/>5.1. Concepto<text:bookmark-end text:name="concepto-2"/></text:h>
      <text:p text:style-name="P2">Los derechos digitales son la proyección de los derechos fundamentales en el entorno digital.</text:p>
      <text:p text:style-name="P5"><text:soft-page-break/>Están regulados en el <text:span text:style-name="T2">Título X de la LOPDGDD</text:span>.</text:p>
      <text:h text:style-name="P47" text:outline-level="3"><text:bookmark-start text:name="principales-derechos-digitales"/>5.2. Principales derechos digitales<text:bookmark-end text:name="principales-derechos-digitales"/></text:h>
      <text:p text:style-name="P2">Entre otros:</text:p>
      <text:list text:style-name="L132">
        <text:list-item>
          <text:p text:style-name="P149">Derecho a la neutralidad de Internet.</text:p>
        </text:list-item>
        <text:list-item>
          <text:p text:style-name="P149">Derecho de acceso universal a Internet.</text:p>
        </text:list-item>
        <text:list-item>
          <text:p text:style-name="P149">Derecho a la seguridad digital.</text:p>
        </text:list-item>
        <text:list-item>
          <text:p text:style-name="P149">Derecho a la educación digital.</text:p>
        </text:list-item>
        <text:list-item>
          <text:p text:style-name="P149">Derecho a la protección de menores en Internet.</text:p>
        </text:list-item>
        <text:list-item>
          <text:p text:style-name="P149">Derecho a la desconexión digital en el ámbito laboral.</text:p>
        </text:list-item>
        <text:list-item>
          <text:p text:style-name="P149">Derecho a la intimidad en el uso de dispositivos digitales.</text:p>
        </text:list-item>
        <text:list-item>
          <text:p text:style-name="P149">Derecho al testamento digital.</text:p>
        </text:list-item>
      </text:list>
      <text:h text:style-name="P47" text:outline-level="3"><text:bookmark-start text:name="mini-resumen-apartado-5"/>🧠 Mini-resumen apartado 5<text:bookmark-end text:name="mini-resumen-apartado-5"/></text:h>
      <text:list text:style-name="L133">
        <text:list-item>
          <text:p text:style-name="P150">Derechos fundamentales adaptados al entorno digital.</text:p>
        </text:list-item>
        <text:list-item>
          <text:p text:style-name="P150">Regulados en la LOPDGDD.</text:p>
        </text:list-item>
        <text:list-item>
          <text:p text:style-name="P150">Muy preguntables en el ámbito laboral y público.</text:p>
        </text:list-item>
      </text:list>
      <text:h text:style-name="P4" text:outline-level="2"><text:bookmark-start text:name="mini-resumen-final-del-tema-1"/>🧠 Mini-resumen final del tema<text:bookmark-end text:name="mini-resumen-final-del-tema-1"/></text:h>
      <text:list text:style-name="L134">
        <text:list-item>
          <text:p text:style-name="P151">RGPD + LOPDGDD → marco normativo básico.</text:p>
        </text:list-item>
        <text:list-item>
          <text:p text:style-name="P151">Principios: licitud, transparencia y responsabilidad proactiva.</text:p>
        </text:list-item>
        <text:list-item>
          <text:p text:style-name="P151">Derechos ARSOPL.</text:p>
        </text:list-item>
        <text:list-item>
          <text:p text:style-name="P151">Responsable, encargado y DPD.</text:p>
        </text:list-item>
        <text:list-item>
          <text:p text:style-name="P151">Derechos digitales regulados en la LOPDGDD.</text:p>
        </text:list-item>
        <text:list-item>
          <text:p text:style-name="P151">Tema clave en test por conceptos y asociaciones.</text:p>
        </text:list-item>
      </text:list>
      <text:h text:style-name="P3" text:outline-level="1"><text:bookmark-start text:name="bloque-1-tema-8"/>Bloque 1 · Tema 8<text:bookmark-end text:name="bloque-1-tema-8"/></text:h>
      <text:h text:style-name="P4" text:outline-level="2"><text:bookmark-start text:name="acceso-electrónico-a-los-servicios-públicos"/>Acceso electrónico a los servicios públicos<text:bookmark-end text:name="acceso-electrónico-a-los-servicios-públicos"/></text:h>
      <text:h text:style-name="P4" text:outline-level="2"><text:bookmark-start text:name="registros-notificaciones-y-medios-electrónicos"/>Registros, notificaciones y medios electrónicos<text:bookmark-end text:name="registros-notificaciones-y-medios-electrónicos"/></text:h>
      <text:h text:style-name="P4" text:outline-level="2"><text:bookmark-start text:name="esquema-nacional-de-seguridad-ens"/>Esquema Nacional de Seguridad (ENS)<text:bookmark-end text:name="esquema-nacional-de-seguridad-ens"/></text:h>
      <text:h text:style-name="P4" text:outline-level="2"><text:bookmark-start text:name="esquema-nacional-de-interoperabilidad-eni"/>Esquema Nacional de Interoperabilidad (ENI)<text:bookmark-end text:name="esquema-nacional-de-interoperabilidad-eni"/></text:h>
      <text:h text:style-name="P4" text:outline-level="2"><text:bookmark-start text:name="normas-técnicas-de-interoperabilidad-nti"/>Normas Técnicas de Interoperabilidad (NTI)<text:bookmark-end text:name="normas-técnicas-de-interoperabilidad-nti"/></text:h>
      <text:h text:style-name="P4" text:outline-level="2"><text:bookmark-start text:name="introducción-5"/>Introducción<text:bookmark-end text:name="introducción-5"/></text:h>
      <text:p text:style-name="P2">El acceso electrónico a los servicios públicos constituye un eje esencial de la Administración electrónica y del funcionamiento ordinario de las Administraciones Públicas.</text:p>
      <text:p text:style-name="P5"><text:soft-page-break/>Este tema es especialmente relevante en el examen TAI por su carácter práctico y normativo, y por la conexión directa con las Leyes 39/2015 y 40/2015, así como con el ENS y el ENI.</text:p>
      <text:h text:style-name="P4" text:outline-level="2"><text:bookmark-start text:name="acceso-electrónico-a-los-servicios-públicos-1"/>1. Acceso electrónico a los servicios públicos<text:bookmark-end text:name="acceso-electrónico-a-los-servicios-públicos-1"/></text:h>
      <text:h text:style-name="P47" text:outline-level="3"><text:bookmark-start text:name="derecho-de-los-ciudadanos"/>1.1. Derecho de los ciudadanos<text:bookmark-end text:name="derecho-de-los-ciudadanos"/></text:h>
      <text:p text:style-name="P2">Las personas tienen derecho a: - Relacionarse con las Administraciones Públicas por medios electrónicos. - Acceder a los servicios públicos de forma electrónica.</text:p>
      <text:p text:style-name="P5">Este derecho se reconoce con carácter general en la <text:span text:style-name="T2">Ley 39/2015</text:span>, del Procedimiento Administrativo Común.</text:p>
      <text:h text:style-name="P47" text:outline-level="3"><text:bookmark-start text:name="obligación-de-relacionarse-electrónicamente"/>1.2. Obligación de relacionarse electrónicamente<text:bookmark-end text:name="obligación-de-relacionarse-electrónicamente"/></text:h>
      <text:p text:style-name="P2">Están obligados a relacionarse electrónicamente, entre otros: - Personas jurídicas. - Entidades sin personalidad jurídica. - Profesionales colegiados para trámites derivados de su actividad. - Empleados públicos en el ejercicio de sus funciones.</text:p>
      <text:h text:style-name="P47" text:outline-level="3"><text:bookmark-start text:name="mini-resumen-apartado-1-2"/>🧠 Mini-resumen apartado 1<text:bookmark-end text:name="mini-resumen-apartado-1-2"/></text:h>
      <text:list text:style-name="L135">
        <text:list-item>
          <text:p text:style-name="P152">Derecho general de acceso electrónico.</text:p>
        </text:list-item>
        <text:list-item>
          <text:p text:style-name="P152">Determinados sujetos están obligados.</text:p>
        </text:list-item>
        <text:list-item>
          <text:p text:style-name="P152">Regulación principal en la Ley 39/2015.</text:p>
        </text:list-item>
      </text:list>
      <text:h text:style-name="P4" text:outline-level="2"><text:bookmark-start text:name="medios-electrónicos-en-las-administraciones-públicas"/>2. Medios electrónicos en las Administraciones Públicas<text:bookmark-end text:name="medios-electrónicos-en-las-administraciones-públicas"/></text:h>
      <text:h text:style-name="P47" text:outline-level="3"><text:bookmark-start text:name="uso-de-medios-electrónicos"/>2.1. Uso de medios electrónicos<text:bookmark-end text:name="uso-de-medios-electrónicos"/></text:h>
      <text:p text:style-name="P2">Las Administraciones Públicas deben: - Garantizar la disponibilidad de medios electrónicos. - Asegurar la accesibilidad, seguridad e interoperabilidad. - Facilitar la identificación y firma electrónica.</text:p>
      <text:h text:style-name="P47" text:outline-level="3"><text:bookmark-start text:name="sede-electrónica"/>2.2. Sede electrónica<text:bookmark-end text:name="sede-electrónica"/></text:h>
      <text:p text:style-name="P2">La sede electrónica es la dirección electrónica disponible para los ciudadanos a través de redes de telecomunicaciones.</text:p>
      <text:p text:style-name="P5">Debe garantizar: - Identidad del titular. - Integridad de la información. - Disponibilidad y accesibilidad permanente.</text:p>
      <text:h text:style-name="P47" text:outline-level="3"><text:bookmark-start text:name="mini-resumen-apartado-2-2"/>🧠 Mini-resumen apartado 2<text:bookmark-end text:name="mini-resumen-apartado-2-2"/></text:h>
      <text:list text:style-name="L136">
        <text:list-item>
          <text:p text:style-name="P153">Uso obligatorio de medios electrónicos.</text:p>
        </text:list-item>
        <text:list-item>
          <text:p text:style-name="P153">La sede electrónica es el punto de acceso seguro.</text:p>
        </text:list-item>
      </text:list>
      <text:h text:style-name="P4" text:outline-level="2"><text:bookmark-start text:name="registros-electrónicos"/>3. Registros electrónicos<text:bookmark-end text:name="registros-electrónicos"/></text:h>
      <text:h text:style-name="P47" text:outline-level="3"><text:bookmark-start text:name="registro-electrónico-general"/>3.1. Registro electrónico general<text:bookmark-end text:name="registro-electrónico-general"/></text:h>
      <text:p text:style-name="P2">Cada Administración debe disponer de un: - Registro electrónico general.</text:p>
      <text:p text:style-name="P5">Permite: - La presentación de documentos todos los días del año. - Las 24 horas del día.</text:p>
      <text:h text:style-name="P47" text:outline-level="3"><text:bookmark-start text:name="asiento-registral-y-cómputo-de-plazos"/><text:soft-page-break/>3.2. Asiento registral y cómputo de plazos<text:bookmark-end text:name="asiento-registral-y-cómputo-de-plazos"/></text:h>
      <text:list text:style-name="L137">
        <text:list-item>
          <text:p text:style-name="P154">La fecha y hora oficial determina el cómputo de plazos.</text:p>
        </text:list-item>
        <text:list-item>
          <text:p text:style-name="P154">Los registros electrónicos se rigen por la fecha y hora oficial de la sede.</text:p>
        </text:list-item>
      </text:list>
      <text:h text:style-name="P47" text:outline-level="3"><text:bookmark-start text:name="mini-resumen-apartado-3-2"/>🧠 Mini-resumen apartado 3<text:bookmark-end text:name="mini-resumen-apartado-3-2"/></text:h>
      <text:list text:style-name="L138">
        <text:list-item>
          <text:p text:style-name="P155">Registro electrónico general obligatorio.</text:p>
        </text:list-item>
        <text:list-item>
          <text:p text:style-name="P155">Presentación 24/7.</text:p>
        </text:list-item>
        <text:list-item>
          <text:p text:style-name="P155">Fecha y hora oficiales determinan plazos.</text:p>
        </text:list-item>
      </text:list>
      <text:h text:style-name="P4" text:outline-level="2"><text:bookmark-start text:name="notificaciones-electrónicas"/>4. Notificaciones electrónicas<text:bookmark-end text:name="notificaciones-electrónicas"/></text:h>
      <text:h text:style-name="P47" text:outline-level="3"><text:bookmark-start text:name="sistema-de-notificación"/>4.1. Sistema de notificación<text:bookmark-end text:name="sistema-de-notificación"/></text:h>
      <text:p text:style-name="P2">Las notificaciones se practicarán preferentemente: - Por medios electrónicos.</text:p>
      <text:p text:style-name="P5">En determinados casos son obligatorias.</text:p>
      <text:h text:style-name="P47" text:outline-level="3"><text:bookmark-start text:name="puesta-a-disposición-y-rechazo"/>4.2. Puesta a disposición y rechazo<text:bookmark-end text:name="puesta-a-disposición-y-rechazo"/></text:h>
      <text:list text:style-name="L139">
        <text:list-item>
          <text:p text:style-name="P156">La notificación se entiende practicada cuando se accede a su contenido.</text:p>
        </text:list-item>
        <text:list-item>
          <text:p text:style-name="P156">Si no se accede en <text:span text:style-name="T2">10 días naturales</text:span>, se entiende rechazada.</text:p>
        </text:list-item>
      </text:list>
      <text:p text:style-name="P2">👉 Muy típico de examen: Rechazo por inacción tras 10 días.</text:p>
      <text:h text:style-name="P47" text:outline-level="3"><text:bookmark-start text:name="mini-resumen-apartado-4-1"/>🧠 Mini-resumen apartado 4<text:bookmark-end text:name="mini-resumen-apartado-4-1"/></text:h>
      <text:list text:style-name="L140">
        <text:list-item>
          <text:p text:style-name="P157">Notificación preferente u obligatoria.</text:p>
        </text:list-item>
        <text:list-item>
          <text:p text:style-name="P157">Rechazo automático a los 10 días.</text:p>
        </text:list-item>
      </text:list>
      <text:h text:style-name="P4" text:outline-level="2"><text:bookmark-start text:name="esquema-nacional-de-seguridad-ens-1"/>5. Esquema Nacional de Seguridad (ENS)<text:bookmark-end text:name="esquema-nacional-de-seguridad-ens-1"/></text:h>
      <text:h text:style-name="P47" text:outline-level="3"><text:bookmark-start text:name="concepto-y-finalidad"/>5.1. Concepto y finalidad<text:bookmark-end text:name="concepto-y-finalidad"/></text:h>
      <text:p text:style-name="P2">El ENS tiene por objeto: - Establecer la política de seguridad en la utilización de medios electrónicos. - Garantizar la seguridad de la información y los servicios.</text:p>
      <text:h text:style-name="P47" text:outline-level="3"><text:bookmark-start text:name="ámbito-de-aplicación"/>5.2. Ámbito de aplicación<text:bookmark-end text:name="ámbito-de-aplicación"/></text:h>
      <text:p text:style-name="P2">Se aplica a: - Sector público. - Proveedores que presten servicios a las Administraciones Públicas.</text:p>
      <text:h text:style-name="P47" text:outline-level="3"><text:bookmark-start text:name="principios-básicos-1"/>5.3. Principios básicos<text:bookmark-end text:name="principios-básicos-1"/></text:h>
      <text:list text:style-name="L141">
        <text:list-item>
          <text:p text:style-name="P158">Seguridad integral.</text:p>
        </text:list-item>
        <text:list-item>
          <text:p text:style-name="P158">Gestión de riesgos.</text:p>
        </text:list-item>
        <text:list-item>
          <text:p text:style-name="P158">Prevención, detección y respuesta.</text:p>
        </text:list-item>
        <text:list-item>
          <text:p text:style-name="P158">Proporcionalidad.</text:p>
        </text:list-item>
        <text:list-item>
          <text:p text:style-name="P158">Mejora continua.</text:p>
        </text:list-item>
      </text:list>
      <text:h text:style-name="P47" text:outline-level="3"><text:bookmark-start text:name="mini-resumen-apartado-5-1"/>🧠 Mini-resumen apartado 5<text:bookmark-end text:name="mini-resumen-apartado-5-1"/></text:h>
      <text:list text:style-name="L142">
        <text:list-item>
          <text:p text:style-name="P159">ENS = seguridad de la información.</text:p>
        </text:list-item>
        <text:list-item>
          <text:p text:style-name="P159">Aplicable al sector público.</text:p>
        </text:list-item>
        <text:list-item>
          <text:p text:style-name="P159">Basado en gestión de riesgos.</text:p>
        </text:list-item>
      </text:list>
      <text:h text:style-name="P4" text:outline-level="2"><text:bookmark-start text:name="esquema-nacional-de-interoperabilidad-eni-1"/><text:soft-page-break/>6. Esquema Nacional de Interoperabilidad (ENI)<text:bookmark-end text:name="esquema-nacional-de-interoperabilidad-eni-1"/></text:h>
      <text:h text:style-name="P47" text:outline-level="3"><text:bookmark-start text:name="concepto-y-finalidad-1"/>6.1. Concepto y finalidad<text:bookmark-end text:name="concepto-y-finalidad-1"/></text:h>
      <text:p text:style-name="P2">El ENI establece: - Los criterios y recomendaciones para la interoperabilidad. - El intercambio de información entre Administraciones Públicas.</text:p>
      <text:h text:style-name="P47" text:outline-level="3"><text:bookmark-start text:name="principios-básicos-2"/>6.2. Principios básicos<text:bookmark-end text:name="principios-básicos-2"/></text:h>
      <text:list text:style-name="L143">
        <text:list-item>
          <text:p text:style-name="P160">Interoperabilidad organizativa.</text:p>
        </text:list-item>
        <text:list-item>
          <text:p text:style-name="P160">Interoperabilidad semántica.</text:p>
        </text:list-item>
        <text:list-item>
          <text:p text:style-name="P160">Interoperabilidad técnica.</text:p>
        </text:list-item>
        <text:list-item>
          <text:p text:style-name="P160">Reutilización y cooperación.</text:p>
        </text:list-item>
      </text:list>
      <text:h text:style-name="P47" text:outline-level="3"><text:bookmark-start text:name="mini-resumen-apartado-6"/>🧠 Mini-resumen apartado 6<text:bookmark-end text:name="mini-resumen-apartado-6"/></text:h>
      <text:list text:style-name="L144">
        <text:list-item>
          <text:p text:style-name="P161">ENI = intercambio de información.</text:p>
        </text:list-item>
        <text:list-item>
          <text:p text:style-name="P161">Garantiza interoperabilidad entre Administraciones.</text:p>
        </text:list-item>
      </text:list>
      <text:h text:style-name="P4" text:outline-level="2"><text:bookmark-start text:name="normas-técnicas-de-interoperabilidad-nti-1"/>7. Normas Técnicas de Interoperabilidad (NTI)<text:bookmark-end text:name="normas-técnicas-de-interoperabilidad-nti-1"/></text:h>
      <text:h text:style-name="P47" text:outline-level="3"><text:bookmark-start text:name="concepto-3"/>7.1. Concepto<text:bookmark-end text:name="concepto-3"/></text:h>
      <text:p text:style-name="P2">Las NTI desarrollan el ENI y establecen: - Condiciones técnicas comunes. - Reglas para documentos y expedientes electrónicos.</text:p>
      <text:h text:style-name="P47" text:outline-level="3"><text:bookmark-start text:name="ámbitos-regulados"/>7.2. Ámbitos regulados<text:bookmark-end text:name="ámbitos-regulados"/></text:h>
      <text:p text:style-name="P2">Entre otros: - Documento electrónico. - Expediente electrónico. - Digitalización de documentos. - Política de gestión de documentos electrónicos. - Reutilización de recursos.</text:p>
      <text:h text:style-name="P47" text:outline-level="3"><text:bookmark-start text:name="mini-resumen-apartado-7"/>Mini-resumen apartado 7<text:bookmark-end text:name="mini-resumen-apartado-7"/></text:h>
      <text:list text:style-name="L145">
        <text:list-item>
          <text:p text:style-name="P162">NTI desarrollan el ENI.</text:p>
        </text:list-item>
        <text:list-item>
          <text:p text:style-name="P162">Regulan aspectos técnicos concretos.</text:p>
        </text:list-item>
        <text:list-item>
          <text:p text:style-name="P162">Garantizan uniformidad.</text:p>
        </text:list-item>
      </text:list>
      <text:h text:style-name="P4" text:outline-level="2"><text:bookmark-start text:name="mini-resumen-final-del-tema-2"/>Mini-resumen final del tema<text:bookmark-end text:name="mini-resumen-final-del-tema-2"/></text:h>
      <text:list text:style-name="L146">
        <text:list-item>
          <text:p text:style-name="P163">Acceso electrónico reconocido y, en algunos casos, obligatorio.</text:p>
        </text:list-item>
        <text:list-item>
          <text:p text:style-name="P163">Registros electrónicos 24/7.</text:p>
        </text:list-item>
        <text:list-item>
          <text:p text:style-name="P163">Notificaciones electrónicas con rechazo a los 10 días.</text:p>
        </text:list-item>
        <text:list-item>
          <text:p text:style-name="P163">ENS → seguridad.</text:p>
        </text:list-item>
        <text:list-item>
          <text:p text:style-name="P163">ENI → interoperabilidad.</text:p>
        </text:list-item>
        <text:list-item>
          <text:p text:style-name="P163">NTI → desarrollo técnico del ENI.</text:p>
        </text:list-item>
        <text:list-item>
          <text:p text:style-name="P163">Tema muy frecuente en preguntas prácticas y conceptuales.</text:p>
        </text:list-item>
      </text:list>
      <text:h text:style-name="P3" text:outline-level="1"><text:bookmark-start text:name="bloque-1-tema-9"/><text:soft-page-break/>Bloque 1 · Tema 9<text:bookmark-end text:name="bloque-1-tema-9"/></text:h>
      <text:h text:style-name="P4" text:outline-level="2"><text:bookmark-start text:name="instrumentos-de-acceso-electrónico"/>Instrumentos de acceso electrónico<text:bookmark-end text:name="instrumentos-de-acceso-electrónico"/></text:h>
      <text:h text:style-name="P4" text:outline-level="2"><text:bookmark-start text:name="sedes-electrónicas-canales-identificación-y-autenticación"/>Sedes electrónicas, canales, identificación y autenticación<text:bookmark-end text:name="sedes-electrónicas-canales-identificación-y-autenticación"/></text:h>
      <text:h text:style-name="P4" text:outline-level="2"><text:bookmark-start text:name="infraestructuras-y-servicios-comunes"/>Infraestructuras y servicios comunes<text:bookmark-end text:name="infraestructuras-y-servicios-comunes"/></text:h>
      <text:h text:style-name="P4" text:outline-level="2"><text:bookmark-start text:name="introducción-6"/>Introducción<text:bookmark-end text:name="introducción-6"/></text:h>
      <text:p text:style-name="P2">Los instrumentos de acceso electrónico permiten a la ciudadanía relacionarse con las Administraciones Públicas de forma segura, accesible y eficaz.</text:p>
      <text:p text:style-name="P5">Este tema es habitual en el examen TAI, especialmente en preguntas sobre:</text:p>
      <text:list text:style-name="L147">
        <text:list-item>
          <text:p text:style-name="P164">Conceptos básicos de Administración electrónica.</text:p>
        </text:list-item>
        <text:list-item>
          <text:p text:style-name="P164">Diferencias entre identificación y autenticación.</text:p>
        </text:list-item>
        <text:list-item>
          <text:p text:style-name="P164">Función de las sedes electrónicas.</text:p>
        </text:list-item>
        <text:list-item>
          <text:p text:style-name="P164">Servicios comunes de la Administración electrónica.</text:p>
        </text:list-item>
      </text:list>
      <text:h text:style-name="P4" text:outline-level="2"><text:bookmark-start text:name="instrumentos-de-acceso-electrónico-1"/>1. Instrumentos de acceso electrónico<text:bookmark-end text:name="instrumentos-de-acceso-electrónico-1"/></text:h>
      <text:h text:style-name="P47" text:outline-level="3"><text:bookmark-start text:name="concepto-4"/>1.1. Concepto<text:bookmark-end text:name="concepto-4"/></text:h>
      <text:p text:style-name="P2">Los instrumentos de acceso electrónico son los medios y herramientas que permiten:</text:p>
      <text:list text:style-name="L148">
        <text:list-item>
          <text:p text:style-name="P165">El acceso a los servicios públicos electrónicos.</text:p>
        </text:list-item>
        <text:list-item>
          <text:p text:style-name="P165">La interacción segura con las Administraciones Públicas.</text:p>
        </text:list-item>
      </text:list>
      <text:p text:style-name="P2">Incluyen:</text:p>
      <text:list text:style-name="L149">
        <text:list-item>
          <text:p text:style-name="P166">Sedes electrónicas.</text:p>
        </text:list-item>
        <text:list-item>
          <text:p text:style-name="P166">Canales de acceso.</text:p>
        </text:list-item>
        <text:list-item>
          <text:p text:style-name="P166">Sistemas de identificación y autenticación.</text:p>
        </text:list-item>
        <text:list-item>
          <text:p text:style-name="P166">Infraestructuras y servicios comunes.</text:p>
        </text:list-item>
      </text:list>
      <text:h text:style-name="P47" text:outline-level="3"><text:bookmark-start text:name="mini-resumen-apartado-1-3"/>Mini-resumen apartado 1<text:bookmark-end text:name="mini-resumen-apartado-1-3"/></text:h>
      <text:list text:style-name="L150">
        <text:list-item>
          <text:p text:style-name="P167">Permiten el acceso electrónico a los servicios públicos.</text:p>
        </text:list-item>
        <text:list-item>
          <text:p text:style-name="P167">Garantizan seguridad, accesibilidad y eficacia.</text:p>
        </text:list-item>
      </text:list>
      <text:h text:style-name="P4" text:outline-level="2"><text:bookmark-start text:name="sedes-electrónicas"/>2. Sedes electrónicas<text:bookmark-end text:name="sedes-electrónicas"/></text:h>
      <text:h text:style-name="P47" text:outline-level="3"><text:bookmark-start text:name="concepto-5"/>2.1. Concepto<text:bookmark-end text:name="concepto-5"/></text:h>
      <text:p text:style-name="P2">La sede electrónica es la dirección electrónica disponible para los ciudadanos a través de redes de telecomunicaciones, cuya titularidad, gestión y administración corresponde a una Administración Pública.</text:p>
      <text:p text:style-name="P5">Constituye la “oficina virtual” oficial de un organismo, desde la que se realizan actuaciones con efectos jurídicos.</text:p>
      <text:p text:style-name="P5">No es una simple página web informativa.</text:p>
      <text:h text:style-name="P47" text:outline-level="3"><text:bookmark-start text:name="características-y-garantías"/><text:soft-page-break/>2.2. Características y garantías<text:bookmark-end text:name="características-y-garantías"/></text:h>
      <text:p text:style-name="P2">La sede electrónica debe garantizar:</text:p>
      <text:list text:style-name="L151">
        <text:list-item>
          <text:p text:style-name="P168">La identificación del titular de la sede.</text:p>
        </text:list-item>
        <text:list-item>
          <text:p text:style-name="P168">La integridad de la información publicada.</text:p>
        </text:list-item>
        <text:list-item>
          <text:p text:style-name="P168">La veracidad y actualización de los contenidos.</text:p>
        </text:list-item>
        <text:list-item>
          <text:p text:style-name="P168">La disponibilidad permanente.</text:p>
        </text:list-item>
        <text:list-item>
          <text:p text:style-name="P168">La accesibilidad y la seguridad.</text:p>
        </text:list-item>
      </text:list>
      <text:p text:style-name="P2">La Administración titular es responsable de toda la información y servicios ofrecidos en la sede.</text:p>
      <text:h text:style-name="P47" text:outline-level="3"><text:bookmark-start text:name="elementos-obligatorios-de-la-sede-electrónica"/>2.3. Elementos obligatorios de la sede electrónica<text:bookmark-end text:name="elementos-obligatorios-de-la-sede-electrónica"/></text:h>
      <text:p text:style-name="P2">Toda sede electrónica debe incluir, al menos:</text:p>
      <text:list text:style-name="L152">
        <text:list-item>
          <text:p text:style-name="P169">Identificación de la sede y de su titular.</text:p>
        </text:list-item>
        <text:list-item>
          <text:p text:style-name="P169">Sistemas de identificación y firma electrónica.</text:p>
        </text:list-item>
        <text:list-item>
          <text:p text:style-name="P169">Relación de servicios y procedimientos disponibles.</text:p>
        </text:list-item>
        <text:list-item>
          <text:p text:style-name="P169">Fecha y hora oficial, a efectos de cómputo de plazos.</text:p>
        </text:list-item>
        <text:list-item>
          <text:p text:style-name="P169">Acceso al registro electrónico.</text:p>
        </text:list-item>
        <text:list-item>
          <text:p text:style-name="P169">En su caso, enlace al tablón de anuncios o edictos.</text:p>
        </text:list-item>
      </text:list>
      <text:h text:style-name="P47" text:outline-level="3"><text:bookmark-start text:name="diferencia-entre-sede-electrónica-y-portal-de-internet"/>2.4. Diferencia entre sede electrónica y portal de Internet<text:bookmark-end text:name="diferencia-entre-sede-electrónica-y-portal-de-internet"/></text:h>
      <text:p text:style-name="P2">Distinción típica de examen:</text:p>
      <text:list xml:id="list976820091" text:style-name="L153">
        <text:list-item>
          <text:p text:style-name="P170">Portal de Internet:</text:p>
          <text:list text:style-name="L154">
            <text:list-item>
              <text:p text:style-name="P171">Finalidad informativa.</text:p>
            </text:list-item>
            <text:list-item>
              <text:p text:style-name="P171">Contiene noticias, organigramas o guías.</text:p>
            </text:list-item>
            <text:list-item>
              <text:p text:style-name="P171">No requiere certificados ni genera efectos jurídicos.</text:p>
            </text:list-item>
          </text:list>
        </text:list-item>
        <text:list-item>
          <text:p text:style-name="P170">Sede electrónica:</text:p>
          <text:list text:style-name="L155">
            <text:list-item>
              <text:p text:style-name="P172">Finalidad transaccional.</text:p>
            </text:list-item>
            <text:list-item>
              <text:p text:style-name="P172">Permite realizar trámites administrativos.</text:p>
            </text:list-item>
            <text:list-item>
              <text:p text:style-name="P172">Genera efectos jurídicos plenos.</text:p>
            </text:list-item>
          </text:list>
        </text:list-item>
      </text:list>
      <text:h text:style-name="P47" text:outline-level="3"><text:bookmark-start text:name="punto-de-acceso-general-pag"/>2.5. Punto de Acceso General (PAG)<text:bookmark-end text:name="punto-de-acceso-general-pag"/></text:h>
      <text:p text:style-name="P2">El Punto de Acceso General de la Administración General del Estado actúa como puerta de entrada común a las sedes electrónicas de los distintos organismos.</text:p>
      <text:p text:style-name="P5">Facilita:</text:p>
      <text:list text:style-name="L156">
        <text:list-item>
          <text:p text:style-name="P173">La localización de servicios.</text:p>
        </text:list-item>
        <text:list-item>
          <text:p text:style-name="P173">El acceso unificado a las sedes electrónicas.</text:p>
        </text:list-item>
      </text:list>
      <text:h text:style-name="P47" text:outline-level="3"><text:bookmark-start text:name="mini-resumen-apartado-2-3"/>Mini-resumen apartado 2<text:bookmark-end text:name="mini-resumen-apartado-2-3"/></text:h>
      <text:list text:style-name="L157">
        <text:list-item>
          <text:p text:style-name="P174">La sede electrónica es el punto de acceso oficial.</text:p>
        </text:list-item>
        <text:list-item>
          <text:p text:style-name="P174">Garantiza identidad, integridad y seguridad.</text:p>
        </text:list-item>
        <text:list-item>
          <text:p text:style-name="P174">Es distinta del portal web informativo.</text:p>
        </text:list-item>
        <text:list-item>
          <text:p text:style-name="P174">El PAG centraliza el acceso a las sedes.</text:p>
        </text:list-item>
      </text:list>
      <text:h text:style-name="P4" text:outline-level="2"><text:bookmark-start text:name="canales-de-acceso"/><text:soft-page-break/>3. Canales de acceso<text:bookmark-end text:name="canales-de-acceso"/></text:h>
      <text:h text:style-name="P47" text:outline-level="3"><text:bookmark-start text:name="tipos-de-canales"/>3.1. Tipos de canales<text:bookmark-end text:name="tipos-de-canales"/></text:h>
      <text:p text:style-name="P2">Las Administraciones Públicas pueden ofrecer:</text:p>
      <text:list text:style-name="L158">
        <text:list-item>
          <text:p text:style-name="P175">Canal presencial.</text:p>
        </text:list-item>
        <text:list-item>
          <text:p text:style-name="P175">Canal telefónico.</text:p>
        </text:list-item>
        <text:list-item>
          <text:p text:style-name="P175">Canal electrónico.</text:p>
        </text:list-item>
      </text:list>
      <text:p text:style-name="P2">Los canales deben ser:</text:p>
      <text:list text:style-name="L159">
        <text:list-item>
          <text:p text:style-name="P176">Accesibles.</text:p>
        </text:list-item>
        <text:list-item>
          <text:p text:style-name="P176">Interoperables.</text:p>
        </text:list-item>
        <text:list-item>
          <text:p text:style-name="P176">Seguros.</text:p>
        </text:list-item>
      </text:list>
      <text:h text:style-name="P47" text:outline-level="3"><text:bookmark-start text:name="mini-resumen-apartado-3-3"/>Mini-resumen apartado 3<text:bookmark-end text:name="mini-resumen-apartado-3-3"/></text:h>
      <text:list text:style-name="L160">
        <text:list-item>
          <text:p text:style-name="P177">Existen varios canales de acceso.</text:p>
        </text:list-item>
        <text:list-item>
          <text:p text:style-name="P177">El canal electrónico es esencial en la Administración actual.</text:p>
        </text:list-item>
      </text:list>
      <text:h text:style-name="P4" text:outline-level="2"><text:bookmark-start text:name="identificación-y-autenticación"/>4. Identificación y autenticación<text:bookmark-end text:name="identificación-y-autenticación"/></text:h>
      <text:h text:style-name="P47" text:outline-level="3"><text:bookmark-start text:name="identificación-electrónica"/>4.1. Identificación electrónica<text:bookmark-end text:name="identificación-electrónica"/></text:h>
      <text:p text:style-name="P2">La identificación electrónica permite conocer:</text:p>
      <text:list text:style-name="L161">
        <text:list-item>
          <text:p text:style-name="P178">Quién es la persona que accede al servicio.</text:p>
        </text:list-item>
      </text:list>
      <text:p text:style-name="P2">Sistemas admitidos:</text:p>
      <text:list text:style-name="L162">
        <text:list-item>
          <text:p text:style-name="P179">Certificados electrónicos.</text:p>
        </text:list-item>
        <text:list-item>
          <text:p text:style-name="P179">DNI electrónico.</text:p>
        </text:list-item>
        <text:list-item>
          <text:p text:style-name="P179">Sistemas de claves concertadas (Cl@ve).</text:p>
        </text:list-item>
        <text:list-item>
          <text:p text:style-name="P179">Otros sistemas admitidos por las Administraciones Públicas.</text:p>
        </text:list-item>
      </text:list>
      <text:h text:style-name="P47" text:outline-level="3"><text:bookmark-start text:name="autenticación-electrónica"/>4.2. Autenticación electrónica<text:bookmark-end text:name="autenticación-electrónica"/></text:h>
      <text:p text:style-name="P2">La autenticación electrónica permite:</text:p>
      <text:list text:style-name="L163">
        <text:list-item>
          <text:p text:style-name="P180">Verificar la identidad declarada por el usuario.</text:p>
        </text:list-item>
        <text:list-item>
          <text:p text:style-name="P180">Confirmar que la persona es quien dice ser.</text:p>
        </text:list-item>
      </text:list>
      <text:p text:style-name="P2">Identificación y autenticación son conceptos relacionados, pero no idénticos.</text:p>
      <text:h text:style-name="P47" text:outline-level="3"><text:bookmark-start text:name="mini-resumen-apartado-4-2"/>Mini-resumen apartado 4<text:bookmark-end text:name="mini-resumen-apartado-4-2"/></text:h>
      <text:list text:style-name="L164">
        <text:list-item>
          <text:p text:style-name="P181">Identificación: quién es el usuario.</text:p>
        </text:list-item>
        <text:list-item>
          <text:p text:style-name="P181">Autenticación: verificación de esa identidad.</text:p>
        </text:list-item>
        <text:list-item>
          <text:p text:style-name="P181">Se utilizan distintos sistemas electrónicos.</text:p>
        </text:list-item>
      </text:list>
      <text:h text:style-name="P4" text:outline-level="2"><text:bookmark-start text:name="infraestructuras-y-servicios-comunes-1"/>5. Infraestructuras y servicios comunes<text:bookmark-end text:name="infraestructuras-y-servicios-comunes-1"/></text:h>
      <text:h text:style-name="P47" text:outline-level="3"><text:bookmark-start text:name="concepto-6"/>5.1. Concepto<text:bookmark-end text:name="concepto-6"/></text:h>
      <text:p text:style-name="P2">Las infraestructuras y servicios comunes son plataformas compartidas que:</text:p>
      <text:list text:style-name="L165">
        <text:list-item>
          <text:p text:style-name="P182">Facilitan la prestación de servicios electrónicos.</text:p>
        </text:list-item>
        <text:list-item>
          <text:p text:style-name="P182">Evitan duplicidades entre Administraciones.</text:p>
        </text:list-item>
        <text:list-item>
          <text:p text:style-name="P182">Garantizan interoperabilidad y seguridad.</text:p>
        </text:list-item>
      </text:list>
      <text:h text:style-name="P47" text:outline-level="3"><text:bookmark-start text:name="principales-servicios-comunes"/><text:soft-page-break/>5.2. Principales servicios comunes<text:bookmark-end text:name="principales-servicios-comunes"/></text:h>
      <text:p text:style-name="P2">Entre los más relevantes (muy preguntados en examen):</text:p>
      <text:list text:style-name="L166">
        <text:list-item>
          <text:p text:style-name="P183"><text:span text:style-name="T2">Cl@ve</text:span>: sistema común de identificación y firma electrónica.</text:p>
        </text:list-item>
        <text:list-item>
          <text:p text:style-name="P183"><text:span text:style-name="T2">@firma</text:span>: validación de certificados y firmas electrónicas.</text:p>
        </text:list-item>
        <text:list-item>
          <text:p text:style-name="P183"><text:span text:style-name="T2">SIR</text:span>: Sistema de Interconexión de Registros.</text:p>
        </text:list-item>
        <text:list-item>
          <text:p text:style-name="P183"><text:span text:style-name="T2">DIR3</text:span>: directorio común de unidades orgánicas, oficinas y unidades.</text:p>
        </text:list-item>
        <text:list-item>
          <text:p text:style-name="P183"><text:span text:style-name="T2">Plataforma de Intermediación de Datos</text:span>: consulta de datos entre Administraciones sin pedirlos al ciudadano.</text:p>
        </text:list-item>
        <text:list-item>
          <text:p text:style-name="P183"><text:span text:style-name="T2">Notifica / DEHú</text:span>: servicio común de notificaciones electrónicas.</text:p>
        </text:list-item>
        <text:list-item>
          <text:p text:style-name="P183"><text:span text:style-name="T2">FACe / FACeB2B</text:span>: punto general de entrada de facturas electrónicas.</text:p>
        </text:list-item>
        <text:list-item>
          <text:p text:style-name="P183"><text:span text:style-name="T2">GEISER / ORVE</text:span>: gestión y digitalización del registro.</text:p>
        </text:list-item>
        <text:list-item>
          <text:p text:style-name="P183"><text:span text:style-name="T2">SOROLLA2</text:span>: sistema común de gestión económico-presupuestaria y gastos.</text:p>
        </text:list-item>
        <text:list-item>
          <text:p text:style-name="P183"><text:span text:style-name="T2">NÓMINAe</text:span>: <text:span text:style-name="T2">solución común para la gestión de la nómina de los empleados públicos</text:span>.</text:p>
        </text:list-item>
      </text:list>
      <text:h text:style-name="P184" text:outline-level="4"><text:bookmark-start text:name="herramientas-de-ciberseguridad-del-ccn-cert-trampa-habitual-de-examen"/>Herramientas de ciberseguridad del CCN-CERT (trampa habitual de examen)<text:bookmark-end text:name="herramientas-de-ciberseguridad-del-ccn-cert-trampa-habitual-de-examen"/></text:h>
      <text:list text:style-name="L167">
        <text:list-item>
          <text:p text:style-name="P185"><text:span text:style-name="T2">GLORIA</text:span>: <text:span text:style-name="T2">herramienta SIEM del CCN</text:span> para la <text:span text:style-name="T2">gestión de eventos e información de seguridad</text:span>.</text:p>
        </text:list-item>
        <text:list-item>
          <text:p text:style-name="P185"><text:span text:style-name="T2">CLARA</text:span>: herramienta de <text:span text:style-name="T2">clasificación y análisis de información</text:span> (no es un sistema de trazabilidad del dato).</text:p>
        </text:list-item>
        <text:list-item>
          <text:p text:style-name="P185"><text:span text:style-name="T2">ELENA</text:span>: plataforma de <text:span text:style-name="T2">formación y concienciación en ciberseguridad</text:span>.</text:p>
        </text:list-item>
        <text:list-item>
          <text:p text:style-name="P185"><text:span text:style-name="T2">MONICA</text:span>: herramienta de <text:span text:style-name="T2">monitorización</text:span>, <text:span text:style-name="T2">no</text:span> es el SIEM oficial del CCN.</text:p>
        </text:list-item>
      </text:list>
      <text:p text:style-name="P2">⚠️ <text:span text:style-name="T2">Trampas típicas de examen</text:span>:</text:p>
      <text:list text:style-name="L168">
        <text:list-item>
          <text:p text:style-name="P186"><text:span text:style-name="T3">NÓMINAe</text:span> → nóminas de personal.</text:p>
        </text:list-item>
        <text:list-item>
          <text:p text:style-name="P186"><text:span text:style-name="T3">SOROLLA2</text:span> → presupuestos y gastos (<text:span text:style-name="T2">no</text:span> nóminas).</text:p>
        </text:list-item>
        <text:list-item>
          <text:p text:style-name="P186"><text:span text:style-name="T3">Gestión de eventos de seguridad / SIEM</text:span> → <text:span text:style-name="T2">GLORIA</text:span>.</text:p>
        </text:list-item>
      </text:list>
      <text:h text:style-name="P47" text:outline-level="3"><text:bookmark-start text:name="mini-resumen-apartado-5-2"/>Mini-resumen apartado 5<text:bookmark-end text:name="mini-resumen-apartado-5-2"/></text:h>
      <text:list text:style-name="L169">
        <text:list-item>
          <text:p text:style-name="P187">Servicios compartidos por las Administraciones.</text:p>
        </text:list-item>
        <text:list-item>
          <text:p text:style-name="P187">Facilitan interoperabilidad y eficiencia.</text:p>
        </text:list-item>
        <text:list-item>
          <text:p text:style-name="P187">Incluyen aplicaciones transversales como NÓMINAe y SOROLLA2.</text:p>
        </text:list-item>
        <text:list-item>
          <text:p text:style-name="P187">Muy habituales en preguntas tipo test.</text:p>
        </text:list-item>
      </text:list>
      <text:h text:style-name="P4" text:outline-level="2"><text:bookmark-start text:name="mini-resumen-final-del-tema-3"/>Mini-resumen final del tema<text:bookmark-end text:name="mini-resumen-final-del-tema-3"/></text:h>
      <text:list text:style-name="L170">
        <text:list-item>
          <text:p text:style-name="P188">Los instrumentos de acceso permiten la relación electrónica.</text:p>
        </text:list-item>
        <text:list-item>
          <text:p text:style-name="P188">La sede electrónica es el acceso oficial con efectos jurídicos.</text:p>
        </text:list-item>
        <text:list-item>
          <text:p text:style-name="P188">El portal es solo informativo.</text:p>
        </text:list-item>
        <text:list-item>
          <text:p text:style-name="P188">Identificación y autenticación no son lo mismo.</text:p>
        </text:list-item>
        <text:list-item>
          <text:p text:style-name="P188">Existen infraestructuras y servicios comunes de la AGE.</text:p>
        </text:list-item>
        <text:list-item>
          <text:p text:style-name="P188"><text:span text:style-name="T2">NÓMINAe gestiona nóminas; SOROLLA2 gestiona presupuestos</text:span>.</text:p>
        </text:list-item>
        <text:list-item>
          <text:p text:style-name="P188">Tema muy frecuente por conceptos y ejemplos práctico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Definition"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s" fo:country="ES" officeooo:rsid="001aae32" officeooo:paragraph-rsid="001aae3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9</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0366609b1de41a39e1896ae41e33c673f2a73802</meta:generator>
    <dc:title>bloque1</dc:title>
    <dc:description/>
    <dc:subject/>
    <meta:keyword/>
    <meta:initial-creator/>
    <meta:creation-date>2026-02-08T11:24:04Z</meta:creation-date>
    <dc:date>2026-02-08T12:32:55.590286586</dc:date>
    <meta:editing-duration>PT7M47S</meta:editing-duration>
    <meta:editing-cycles>1</meta:editing-cycles>
    <meta:document-statistic meta:table-count="0" meta:image-count="0" meta:object-count="0" meta:page-count="43" meta:paragraph-count="1142" meta:word-count="12656" meta:character-count="80742" meta:non-whitespace-character-count="69837"/>
  </office:meta>
</office:document-meta>
</file>